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9000000CA238FE13D.png" manifest:media-type="image/png"/>
  <manifest:file-entry manifest:full-path="Pictures/100002000000016200000181893170BA.png" manifest:media-type="image/png"/>
  <manifest:file-entry manifest:full-path="Pictures/100002000000016200000181F8CA67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111111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666666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1c1c1c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999999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1.1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3.585cm"/>
    </style:style>
    <style:style style:name="gr11" style:family="graphic" style:parent-style-name="standard">
      <style:graphic-properties svg:stroke-width="0.159cm" svg:stroke-color="#000000" draw:marker-start="Arrow" draw:marker-start-width="0.438cm" draw:marker-end-width="0.438cm" draw:fill-color="#000000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581cm" svg:height="3.894cm" svg:x="3.535cm" svg:y="14.151cm">
          <draw:image xlink:href="Pictures/100002000000016200000181F8CA67D0.png" xlink:type="simple" xlink:show="embed" xlink:actuate="onLoad">
            <text:p/>
          </draw:image>
        </draw:frame>
        <draw:frame draw:style-name="gr1" draw:text-style-name="P1" draw:layer="layout" svg:width="3.736cm" svg:height="3.847cm" svg:x="16.779cm" svg:y="14.149cm">
          <draw:image xlink:href="Pictures/100002000000016200000181893170BA.png" xlink:type="simple" xlink:show="embed" xlink:actuate="onLoad">
            <text:p/>
          </draw:image>
        </draw:frame>
        <draw:rect draw:style-name="gr2" draw:text-style-name="P1" draw:layer="layout" svg:width="0.328cm" svg:height="0.254cm" svg:x="5.621cm" svg:y="2.456cm">
          <text:p/>
        </draw:rect>
        <draw:rect draw:style-name="gr3" draw:text-style-name="P1" draw:layer="layout" svg:width="0.328cm" svg:height="0.254cm" svg:x="6.25cm" svg:y="2.456cm">
          <text:p/>
        </draw:rect>
        <draw:rect draw:style-name="gr3" draw:text-style-name="P1" draw:layer="layout" svg:width="0.328cm" svg:height="0.254cm" svg:x="6.573cm" svg:y="2.456cm">
          <text:p/>
        </draw:rect>
        <draw:rect draw:style-name="gr3" draw:text-style-name="P1" draw:layer="layout" svg:width="0.328cm" svg:height="0.254cm" svg:x="3.353cm" svg:y="2.456cm">
          <text:p/>
        </draw:rect>
        <draw:rect draw:style-name="gr3" draw:text-style-name="P1" draw:layer="layout" svg:width="0.328cm" svg:height="0.254cm" svg:x="3.675cm" svg:y="2.456cm">
          <text:p/>
        </draw:rect>
        <draw:rect draw:style-name="gr2" draw:text-style-name="P1" draw:layer="layout" svg:width="0.328cm" svg:height="0.254cm" svg:x="3.998cm" svg:y="2.456cm">
          <text:p/>
        </draw:rect>
        <draw:rect draw:style-name="gr2" draw:text-style-name="P1" draw:layer="layout" svg:width="0.328cm" svg:height="0.254cm" svg:x="4.32cm" svg:y="2.456cm">
          <text:p/>
        </draw:rect>
        <draw:rect draw:style-name="gr2" draw:text-style-name="P1" draw:layer="layout" svg:width="0.328cm" svg:height="0.254cm" svg:x="4.642cm" svg:y="2.456cm">
          <text:p/>
        </draw:rect>
        <draw:rect draw:style-name="gr4" draw:text-style-name="P1" draw:layer="layout" svg:width="0.328cm" svg:height="0.254cm" svg:x="5.943cm" svg:y="2.456cm">
          <text:p/>
        </draw:rect>
        <draw:rect draw:style-name="gr2" draw:text-style-name="P1" draw:layer="layout" svg:width="0.329cm" svg:height="0.254cm" svg:x="4.953cm" svg:y="2.456cm">
          <text:p/>
        </draw:rect>
        <draw:rect draw:style-name="gr2" draw:text-style-name="P1" draw:layer="layout" svg:width="0.328cm" svg:height="0.254cm" svg:x="5.276cm" svg:y="2.456cm">
          <text:p/>
        </draw:rect>
        <draw:rect draw:style-name="gr3" draw:text-style-name="P1" draw:layer="layout" svg:width="0.328cm" svg:height="0.254cm" svg:x="6.25cm" svg:y="2.706cm">
          <text:p/>
        </draw:rect>
        <draw:rect draw:style-name="gr3" draw:text-style-name="P1" draw:layer="layout" svg:width="0.328cm" svg:height="0.254cm" svg:x="6.573cm" svg:y="2.706cm">
          <text:p/>
        </draw:rect>
        <draw:rect draw:style-name="gr3" draw:text-style-name="P1" draw:layer="layout" svg:width="0.328cm" svg:height="0.254cm" svg:x="3.353cm" svg:y="2.706cm">
          <text:p/>
        </draw:rect>
        <draw:rect draw:style-name="gr5" draw:text-style-name="P1" draw:layer="layout" svg:width="0.328cm" svg:height="0.254cm" svg:x="3.675cm" svg:y="2.706cm">
          <text:p/>
        </draw:rect>
        <draw:rect draw:style-name="gr3" draw:text-style-name="P1" draw:layer="layout" svg:width="0.328cm" svg:height="0.254cm" svg:x="3.998cm" svg:y="2.706cm">
          <text:p/>
        </draw:rect>
        <draw:rect draw:style-name="gr2" draw:text-style-name="P1" draw:layer="layout" svg:width="0.328cm" svg:height="0.254cm" svg:x="4.32cm" svg:y="2.706cm">
          <text:p/>
        </draw:rect>
        <draw:rect draw:style-name="gr2" draw:text-style-name="P1" draw:layer="layout" svg:width="0.328cm" svg:height="0.254cm" svg:x="4.642cm" svg:y="2.706cm">
          <text:p/>
        </draw:rect>
        <draw:rect draw:style-name="gr2" draw:text-style-name="P1" draw:layer="layout" svg:width="0.328cm" svg:height="0.254cm" svg:x="5.621cm" svg:y="2.706cm">
          <text:p/>
        </draw:rect>
        <draw:rect draw:style-name="gr2" draw:text-style-name="P1" draw:layer="layout" svg:width="0.328cm" svg:height="0.254cm" svg:x="5.943cm" svg:y="2.706cm">
          <text:p/>
        </draw:rect>
        <draw:rect draw:style-name="gr3" draw:text-style-name="P1" draw:layer="layout" svg:width="0.329cm" svg:height="0.254cm" svg:x="4.953cm" svg:y="2.706cm">
          <text:p/>
        </draw:rect>
        <draw:rect draw:style-name="gr2" draw:text-style-name="P1" draw:layer="layout" svg:width="0.328cm" svg:height="0.254cm" svg:x="5.276cm" svg:y="2.706cm">
          <text:p/>
        </draw:rect>
        <draw:rect draw:style-name="gr3" draw:text-style-name="P1" draw:layer="layout" svg:width="0.328cm" svg:height="0.254cm" svg:x="6.25cm" svg:y="2.956cm">
          <text:p/>
        </draw:rect>
        <draw:rect draw:style-name="gr6" draw:text-style-name="P1" draw:layer="layout" svg:width="0.328cm" svg:height="0.254cm" svg:x="6.573cm" svg:y="3.206cm">
          <text:p/>
        </draw:rect>
        <draw:rect draw:style-name="gr3" draw:text-style-name="P1" draw:layer="layout" svg:width="0.328cm" svg:height="0.254cm" svg:x="3.353cm" svg:y="2.956cm">
          <text:p/>
        </draw:rect>
        <draw:rect draw:style-name="gr2" draw:text-style-name="P1" draw:layer="layout" svg:width="0.328cm" svg:height="0.254cm" svg:x="3.675cm" svg:y="2.956cm">
          <text:p/>
        </draw:rect>
        <draw:rect draw:style-name="gr3" draw:text-style-name="P1" draw:layer="layout" svg:width="0.328cm" svg:height="0.254cm" svg:x="3.998cm" svg:y="2.956cm">
          <text:p/>
        </draw:rect>
        <draw:rect draw:style-name="gr2" draw:text-style-name="P1" draw:layer="layout" svg:width="0.328cm" svg:height="0.254cm" svg:x="4.32cm" svg:y="2.956cm">
          <text:p/>
        </draw:rect>
        <draw:rect draw:style-name="gr2" draw:text-style-name="P1" draw:layer="layout" svg:width="0.328cm" svg:height="0.254cm" svg:x="4.642cm" svg:y="2.956cm">
          <text:p/>
        </draw:rect>
        <draw:rect draw:style-name="gr2" draw:text-style-name="P1" draw:layer="layout" svg:width="0.328cm" svg:height="0.254cm" svg:x="5.621cm" svg:y="2.956cm">
          <text:p/>
        </draw:rect>
        <draw:rect draw:style-name="gr7" draw:text-style-name="P1" draw:layer="layout" svg:width="0.328cm" svg:height="0.254cm" svg:x="5.943cm" svg:y="2.956cm">
          <text:p/>
        </draw:rect>
        <draw:rect draw:style-name="gr2" draw:text-style-name="P1" draw:layer="layout" svg:width="0.329cm" svg:height="0.254cm" svg:x="4.953cm" svg:y="2.956cm">
          <text:p/>
        </draw:rect>
        <draw:rect draw:style-name="gr2" draw:text-style-name="P1" draw:layer="layout" svg:width="0.328cm" svg:height="0.254cm" svg:x="5.276cm" svg:y="2.956cm">
          <text:p/>
        </draw:rect>
        <draw:rect draw:style-name="gr3" draw:text-style-name="P1" draw:layer="layout" svg:width="0.328cm" svg:height="0.254cm" svg:x="6.25cm" svg:y="3.206cm">
          <text:p/>
        </draw:rect>
        <draw:rect draw:style-name="gr3" draw:text-style-name="P1" draw:layer="layout" svg:width="0.328cm" svg:height="0.254cm" svg:x="6.573cm" svg:y="3.206cm">
          <text:p/>
        </draw:rect>
        <draw:rect draw:style-name="gr5" draw:text-style-name="P1" draw:layer="layout" svg:width="0.328cm" svg:height="0.254cm" svg:x="3.353cm" svg:y="3.206cm">
          <text:p/>
        </draw:rect>
        <draw:rect draw:style-name="gr3" draw:text-style-name="P1" draw:layer="layout" svg:width="0.328cm" svg:height="0.254cm" svg:x="3.675cm" svg:y="3.206cm">
          <text:p/>
        </draw:rect>
        <draw:rect draw:style-name="gr3" draw:text-style-name="P1" draw:layer="layout" svg:width="0.328cm" svg:height="0.254cm" svg:x="3.998cm" svg:y="3.206cm">
          <text:p/>
        </draw:rect>
        <draw:rect draw:style-name="gr6" draw:text-style-name="P1" draw:layer="layout" svg:width="0.328cm" svg:height="0.254cm" svg:x="4.32cm" svg:y="3.206cm">
          <text:p/>
        </draw:rect>
        <draw:rect draw:style-name="gr2" draw:text-style-name="P1" draw:layer="layout" svg:width="0.328cm" svg:height="0.254cm" svg:x="4.642cm" svg:y="3.206cm">
          <text:p/>
        </draw:rect>
        <draw:rect draw:style-name="gr3" draw:text-style-name="P1" draw:layer="layout" svg:width="0.328cm" svg:height="0.254cm" svg:x="5.621cm" svg:y="3.206cm">
          <text:p/>
        </draw:rect>
        <draw:rect draw:style-name="gr4" draw:text-style-name="P1" draw:layer="layout" svg:width="0.328cm" svg:height="0.254cm" svg:x="5.943cm" svg:y="3.206cm">
          <text:p/>
        </draw:rect>
        <draw:rect draw:style-name="gr2" draw:text-style-name="P1" draw:layer="layout" svg:width="0.329cm" svg:height="0.254cm" svg:x="4.953cm" svg:y="3.206cm">
          <text:p/>
        </draw:rect>
        <draw:rect draw:style-name="gr2" draw:text-style-name="P1" draw:layer="layout" svg:width="0.328cm" svg:height="0.254cm" svg:x="5.276cm" svg:y="3.206cm">
          <text:p/>
        </draw:rect>
        <draw:rect draw:style-name="gr2" draw:text-style-name="P1" draw:layer="layout" svg:width="0.328cm" svg:height="0.254cm" svg:x="6.25cm" svg:y="3.456cm">
          <text:p/>
        </draw:rect>
        <draw:rect draw:style-name="gr7" draw:text-style-name="P1" draw:layer="layout" svg:width="0.328cm" svg:height="0.254cm" svg:x="6.573cm" svg:y="3.456cm">
          <text:p/>
        </draw:rect>
        <draw:rect draw:style-name="gr3" draw:text-style-name="P1" draw:layer="layout" svg:width="0.328cm" svg:height="0.254cm" svg:x="3.353cm" svg:y="3.456cm">
          <text:p/>
        </draw:rect>
        <draw:rect draw:style-name="gr3" draw:text-style-name="P1" draw:layer="layout" svg:width="0.328cm" svg:height="0.254cm" svg:x="3.675cm" svg:y="3.456cm">
          <text:p/>
        </draw:rect>
        <draw:rect draw:style-name="gr5" draw:text-style-name="P1" draw:layer="layout" svg:width="0.328cm" svg:height="0.254cm" svg:x="3.998cm" svg:y="3.456cm">
          <text:p/>
        </draw:rect>
        <draw:rect draw:style-name="gr2" draw:text-style-name="P1" draw:layer="layout" svg:width="0.328cm" svg:height="0.254cm" svg:x="4.32cm" svg:y="3.456cm">
          <text:p/>
        </draw:rect>
        <draw:rect draw:style-name="gr2" draw:text-style-name="P1" draw:layer="layout" svg:width="0.328cm" svg:height="0.254cm" svg:x="4.642cm" svg:y="3.456cm">
          <text:p/>
        </draw:rect>
        <draw:rect draw:style-name="gr2" draw:text-style-name="P1" draw:layer="layout" svg:width="0.328cm" svg:height="0.254cm" svg:x="5.621cm" svg:y="3.456cm">
          <text:p/>
        </draw:rect>
        <draw:rect draw:style-name="gr2" draw:text-style-name="P1" draw:layer="layout" svg:width="0.328cm" svg:height="0.254cm" svg:x="5.943cm" svg:y="3.456cm">
          <text:p/>
        </draw:rect>
        <draw:rect draw:style-name="gr7" draw:text-style-name="P1" draw:layer="layout" svg:width="0.329cm" svg:height="0.25cm" svg:x="4.953cm" svg:y="3.46cm">
          <text:p/>
        </draw:rect>
        <draw:rect draw:style-name="gr2" draw:text-style-name="P1" draw:layer="layout" svg:width="0.328cm" svg:height="0.254cm" svg:x="5.276cm" svg:y="3.456cm">
          <text:p/>
        </draw:rect>
        <draw:rect draw:style-name="gr3" draw:text-style-name="P1" draw:layer="layout" svg:width="0.328cm" svg:height="0.254cm" svg:x="6.25cm" svg:y="3.706cm">
          <text:p/>
        </draw:rect>
        <draw:rect draw:style-name="gr3" draw:text-style-name="P1" draw:layer="layout" svg:width="0.328cm" svg:height="0.254cm" svg:x="6.573cm" svg:y="3.706cm">
          <text:p/>
        </draw:rect>
        <draw:rect draw:style-name="gr5" draw:text-style-name="P1" draw:layer="layout" svg:width="0.328cm" svg:height="0.254cm" svg:x="3.353cm" svg:y="3.706cm">
          <text:p/>
        </draw:rect>
        <draw:rect draw:style-name="gr2" draw:text-style-name="P1" draw:layer="layout" svg:width="0.328cm" svg:height="0.254cm" svg:x="3.675cm" svg:y="3.706cm">
          <text:p/>
        </draw:rect>
        <draw:rect draw:style-name="gr3" draw:text-style-name="P1" draw:layer="layout" svg:width="0.328cm" svg:height="0.254cm" svg:x="3.998cm" svg:y="3.706cm">
          <text:p/>
        </draw:rect>
        <draw:rect draw:style-name="gr6" draw:text-style-name="P1" draw:layer="layout" svg:width="0.328cm" svg:height="0.254cm" svg:x="4.32cm" svg:y="3.706cm">
          <text:p/>
        </draw:rect>
        <draw:rect draw:style-name="gr2" draw:text-style-name="P1" draw:layer="layout" svg:width="0.328cm" svg:height="0.254cm" svg:x="4.642cm" svg:y="3.706cm">
          <text:p/>
        </draw:rect>
        <draw:rect draw:style-name="gr4" draw:text-style-name="P1" draw:layer="layout" svg:width="0.328cm" svg:height="0.254cm" svg:x="5.621cm" svg:y="3.706cm">
          <text:p/>
        </draw:rect>
        <draw:rect draw:style-name="gr2" draw:text-style-name="P1" draw:layer="layout" svg:width="0.328cm" svg:height="0.254cm" svg:x="5.943cm" svg:y="3.706cm">
          <text:p/>
        </draw:rect>
        <draw:rect draw:style-name="gr3" draw:text-style-name="P1" draw:layer="layout" svg:width="0.329cm" svg:height="0.254cm" svg:x="4.953cm" svg:y="3.706cm">
          <text:p/>
        </draw:rect>
        <draw:rect draw:style-name="gr2" draw:text-style-name="P1" draw:layer="layout" svg:width="0.328cm" svg:height="0.254cm" svg:x="5.276cm" svg:y="3.706cm">
          <text:p/>
        </draw:rect>
        <draw:rect draw:style-name="gr2" draw:text-style-name="P1" draw:layer="layout" svg:width="0.328cm" svg:height="0.254cm" svg:x="6.25cm" svg:y="3.956cm">
          <text:p/>
        </draw:rect>
        <draw:rect draw:style-name="gr7" draw:text-style-name="P1" draw:layer="layout" svg:width="0.328cm" svg:height="0.254cm" svg:x="6.573cm" svg:y="3.956cm">
          <text:p/>
        </draw:rect>
        <draw:rect draw:style-name="gr2" draw:text-style-name="P1" draw:layer="layout" svg:width="0.328cm" svg:height="0.254cm" svg:x="3.353cm" svg:y="3.956cm">
          <text:p/>
        </draw:rect>
        <draw:rect draw:style-name="gr3" draw:text-style-name="P1" draw:layer="layout" svg:width="0.328cm" svg:height="0.254cm" svg:x="3.675cm" svg:y="3.956cm">
          <text:p/>
        </draw:rect>
        <draw:rect draw:style-name="gr5" draw:text-style-name="P1" draw:layer="layout" svg:width="0.328cm" svg:height="0.254cm" svg:x="3.998cm" svg:y="3.956cm">
          <text:p/>
        </draw:rect>
        <draw:rect draw:style-name="gr2" draw:text-style-name="P1" draw:layer="layout" svg:width="0.328cm" svg:height="0.254cm" svg:x="4.32cm" svg:y="3.956cm">
          <text:p/>
        </draw:rect>
        <draw:rect draw:style-name="gr2" draw:text-style-name="P1" draw:layer="layout" svg:width="0.328cm" svg:height="0.254cm" svg:x="4.642cm" svg:y="3.956cm">
          <text:p/>
        </draw:rect>
        <draw:rect draw:style-name="gr2" draw:text-style-name="P1" draw:layer="layout" svg:width="0.328cm" svg:height="0.254cm" svg:x="5.621cm" svg:y="3.956cm">
          <text:p/>
        </draw:rect>
        <draw:rect draw:style-name="gr2" draw:text-style-name="P1" draw:layer="layout" svg:width="0.328cm" svg:height="0.254cm" svg:x="5.943cm" svg:y="3.956cm">
          <text:p/>
        </draw:rect>
        <draw:rect draw:style-name="gr7" draw:text-style-name="P1" draw:layer="layout" svg:width="0.329cm" svg:height="0.254cm" svg:x="4.953cm" svg:y="3.956cm">
          <text:p/>
        </draw:rect>
        <draw:rect draw:style-name="gr2" draw:text-style-name="P1" draw:layer="layout" svg:width="0.328cm" svg:height="0.254cm" svg:x="5.276cm" svg:y="3.956cm">
          <text:p/>
        </draw:rect>
        <draw:rect draw:style-name="gr4" draw:text-style-name="P1" draw:layer="layout" svg:width="0.328cm" svg:height="0.254cm" svg:x="6.25cm" svg:y="4.206cm">
          <text:p/>
        </draw:rect>
        <draw:rect draw:style-name="gr2" draw:text-style-name="P1" draw:layer="layout" svg:width="0.328cm" svg:height="0.254cm" svg:x="6.573cm" svg:y="4.206cm">
          <text:p/>
        </draw:rect>
        <draw:rect draw:style-name="gr5" draw:text-style-name="P1" draw:layer="layout" svg:width="0.328cm" svg:height="0.254cm" svg:x="3.353cm" svg:y="4.206cm">
          <text:p/>
        </draw:rect>
        <draw:rect draw:style-name="gr2" draw:text-style-name="P1" draw:layer="layout" svg:width="0.328cm" svg:height="0.254cm" svg:x="3.675cm" svg:y="4.206cm">
          <text:p/>
        </draw:rect>
        <draw:rect draw:style-name="gr6" draw:text-style-name="P1" draw:layer="layout" svg:width="0.328cm" svg:height="0.254cm" svg:x="3.998cm" svg:y="4.206cm">
          <text:p/>
        </draw:rect>
        <draw:rect draw:style-name="gr3" draw:text-style-name="P1" draw:layer="layout" svg:width="0.328cm" svg:height="0.254cm" svg:x="4.32cm" svg:y="4.206cm">
          <text:p/>
        </draw:rect>
        <draw:rect draw:style-name="gr3" draw:text-style-name="P1" draw:layer="layout" svg:width="0.328cm" svg:height="0.254cm" svg:x="4.642cm" svg:y="4.206cm">
          <text:p/>
        </draw:rect>
        <draw:rect draw:style-name="gr6" draw:text-style-name="P1" draw:layer="layout" svg:width="0.328cm" svg:height="0.253cm" svg:x="5.621cm" svg:y="4.456cm">
          <text:p/>
        </draw:rect>
        <draw:rect draw:style-name="gr2" draw:text-style-name="P1" draw:layer="layout" svg:width="0.328cm" svg:height="0.254cm" svg:x="5.943cm" svg:y="4.206cm">
          <text:p/>
        </draw:rect>
        <draw:rect draw:style-name="gr2" draw:text-style-name="P1" draw:layer="layout" svg:width="0.329cm" svg:height="0.254cm" svg:x="4.953cm" svg:y="4.206cm">
          <text:p/>
        </draw:rect>
        <draw:rect draw:style-name="gr3" draw:text-style-name="P1" draw:layer="layout" svg:width="0.328cm" svg:height="0.254cm" svg:x="5.276cm" svg:y="4.206cm">
          <text:p/>
        </draw:rect>
        <draw:rect draw:style-name="gr2" draw:text-style-name="P1" draw:layer="layout" svg:width="0.328cm" svg:height="0.253cm" svg:x="6.25cm" svg:y="4.456cm">
          <text:p/>
        </draw:rect>
        <draw:rect draw:style-name="gr2" draw:text-style-name="P1" draw:layer="layout" svg:width="0.328cm" svg:height="0.253cm" svg:x="6.573cm" svg:y="4.456cm">
          <text:p/>
        </draw:rect>
        <draw:rect draw:style-name="gr2" draw:text-style-name="P1" draw:layer="layout" svg:width="0.328cm" svg:height="0.253cm" svg:x="3.353cm" svg:y="4.456cm">
          <text:p/>
        </draw:rect>
        <draw:rect draw:style-name="gr2" draw:text-style-name="P1" draw:layer="layout" svg:width="0.328cm" svg:height="0.253cm" svg:x="3.675cm" svg:y="4.456cm">
          <text:p/>
        </draw:rect>
        <draw:rect draw:style-name="gr2" draw:text-style-name="P1" draw:layer="layout" svg:width="0.328cm" svg:height="0.253cm" svg:x="3.998cm" svg:y="4.456cm">
          <text:p/>
        </draw:rect>
        <draw:rect draw:style-name="gr2" draw:text-style-name="P1" draw:layer="layout" svg:width="0.328cm" svg:height="0.253cm" svg:x="4.32cm" svg:y="4.456cm">
          <text:p/>
        </draw:rect>
        <draw:rect draw:style-name="gr3" draw:text-style-name="P1" draw:layer="layout" svg:width="0.328cm" svg:height="0.253cm" svg:x="4.642cm" svg:y="4.456cm">
          <text:p/>
        </draw:rect>
        <draw:rect draw:style-name="gr3" draw:text-style-name="P1" draw:layer="layout" svg:width="0.328cm" svg:height="0.253cm" svg:x="5.621cm" svg:y="4.456cm">
          <text:p/>
        </draw:rect>
        <draw:rect draw:style-name="gr3" draw:text-style-name="P1" draw:layer="layout" svg:width="0.328cm" svg:height="0.253cm" svg:x="5.943cm" svg:y="4.456cm">
          <text:p/>
        </draw:rect>
        <draw:rect draw:style-name="gr3" draw:text-style-name="P1" draw:layer="layout" svg:width="0.329cm" svg:height="0.253cm" svg:x="4.953cm" svg:y="4.456cm">
          <text:p/>
        </draw:rect>
        <draw:rect draw:style-name="gr3" draw:text-style-name="P1" draw:layer="layout" svg:width="0.328cm" svg:height="0.253cm" svg:x="5.276cm" svg:y="4.456cm">
          <text:p/>
        </draw:rect>
        <draw:rect draw:style-name="gr4" draw:text-style-name="P1" draw:layer="layout" svg:width="0.328cm" svg:height="0.253cm" svg:x="6.25cm" svg:y="4.706cm">
          <text:p/>
        </draw:rect>
        <draw:rect draw:style-name="gr2" draw:text-style-name="P1" draw:layer="layout" svg:width="0.328cm" svg:height="0.253cm" svg:x="6.573cm" svg:y="4.706cm">
          <text:p/>
        </draw:rect>
        <draw:rect draw:style-name="gr5" draw:text-style-name="P1" draw:layer="layout" svg:width="0.328cm" svg:height="0.253cm" svg:x="3.353cm" svg:y="4.706cm">
          <text:p/>
        </draw:rect>
        <draw:rect draw:style-name="gr2" draw:text-style-name="P1" draw:layer="layout" svg:width="0.328cm" svg:height="0.253cm" svg:x="3.675cm" svg:y="4.706cm">
          <text:p/>
        </draw:rect>
        <draw:rect draw:style-name="gr6" draw:text-style-name="P1" draw:layer="layout" svg:width="0.328cm" svg:height="0.253cm" svg:x="3.998cm" svg:y="4.706cm">
          <text:p/>
        </draw:rect>
        <draw:rect draw:style-name="gr3" draw:text-style-name="P1" draw:layer="layout" svg:width="0.328cm" svg:height="0.253cm" svg:x="4.32cm" svg:y="4.706cm">
          <text:p/>
        </draw:rect>
        <draw:rect draw:style-name="gr5" draw:text-style-name="P1" draw:layer="layout" svg:width="0.328cm" svg:height="0.253cm" svg:x="4.642cm" svg:y="4.706cm">
          <text:p/>
        </draw:rect>
        <draw:rect draw:style-name="gr2" draw:text-style-name="P1" draw:layer="layout" svg:width="0.328cm" svg:height="0.253cm" svg:x="5.621cm" svg:y="4.706cm">
          <text:p/>
        </draw:rect>
        <draw:rect draw:style-name="gr2" draw:text-style-name="P1" draw:layer="layout" svg:width="0.328cm" svg:height="0.253cm" svg:x="5.943cm" svg:y="4.706cm">
          <text:p/>
        </draw:rect>
        <draw:rect draw:style-name="gr5" draw:text-style-name="P1" draw:layer="layout" svg:width="0.329cm" svg:height="0.253cm" svg:x="4.953cm" svg:y="4.706cm">
          <text:p/>
        </draw:rect>
        <draw:rect draw:style-name="gr2" draw:text-style-name="P1" draw:layer="layout" svg:width="0.328cm" svg:height="0.253cm" svg:x="5.276cm" svg:y="4.706cm">
          <text:p/>
        </draw:rect>
        <draw:rect draw:style-name="gr2" draw:text-style-name="P1" draw:layer="layout" svg:width="0.328cm" svg:height="0.253cm" svg:x="6.25cm" svg:y="4.956cm">
          <text:p/>
        </draw:rect>
        <draw:rect draw:style-name="gr2" draw:text-style-name="P1" draw:layer="layout" svg:width="0.328cm" svg:height="0.253cm" svg:x="6.573cm" svg:y="4.956cm">
          <text:p/>
        </draw:rect>
        <draw:rect draw:style-name="gr2" draw:text-style-name="P1" draw:layer="layout" svg:width="0.328cm" svg:height="0.253cm" svg:x="3.353cm" svg:y="4.956cm">
          <text:p/>
        </draw:rect>
        <draw:rect draw:style-name="gr2" draw:text-style-name="P1" draw:layer="layout" svg:width="0.328cm" svg:height="0.253cm" svg:x="3.675cm" svg:y="4.956cm">
          <text:p/>
        </draw:rect>
        <draw:rect draw:style-name="gr2" draw:text-style-name="P1" draw:layer="layout" svg:width="0.328cm" svg:height="0.253cm" svg:x="3.998cm" svg:y="4.956cm">
          <text:p/>
        </draw:rect>
        <draw:rect draw:style-name="gr2" draw:text-style-name="P1" draw:layer="layout" svg:width="0.328cm" svg:height="0.253cm" svg:x="4.32cm" svg:y="4.956cm">
          <text:p/>
        </draw:rect>
        <draw:rect draw:style-name="gr3" draw:text-style-name="P1" draw:layer="layout" svg:width="0.328cm" svg:height="0.253cm" svg:x="4.642cm" svg:y="4.956cm">
          <text:p/>
        </draw:rect>
        <draw:rect draw:style-name="gr3" draw:text-style-name="P1" draw:layer="layout" svg:width="0.328cm" svg:height="0.253cm" svg:x="5.621cm" svg:y="4.956cm">
          <text:p/>
        </draw:rect>
        <draw:rect draw:style-name="gr3" draw:text-style-name="P1" draw:layer="layout" svg:width="0.328cm" svg:height="0.253cm" svg:x="5.943cm" svg:y="4.956cm">
          <text:p/>
        </draw:rect>
        <draw:rect draw:style-name="gr2" draw:text-style-name="P1" draw:layer="layout" svg:width="0.329cm" svg:height="0.253cm" svg:x="4.953cm" svg:y="4.956cm">
          <text:p/>
        </draw:rect>
        <draw:rect draw:style-name="gr6" draw:text-style-name="P1" draw:layer="layout" svg:width="0.328cm" svg:height="0.254cm" svg:x="5.276cm" svg:y="5.205cm">
          <text:p/>
        </draw:rect>
        <draw:rect draw:style-name="gr3" draw:text-style-name="P1" draw:layer="layout" svg:width="0.328cm" svg:height="0.254cm" svg:x="6.25cm" svg:y="5.205cm">
          <text:p/>
        </draw:rect>
        <draw:rect draw:style-name="gr7" draw:text-style-name="P1" draw:layer="layout" svg:width="0.328cm" svg:height="0.254cm" svg:x="6.573cm" svg:y="5.205cm">
          <text:p/>
        </draw:rect>
        <draw:rect draw:style-name="gr3" draw:text-style-name="P1" draw:layer="layout" svg:width="0.328cm" svg:height="0.254cm" svg:x="3.353cm" svg:y="5.205cm">
          <text:p/>
        </draw:rect>
        <draw:rect draw:style-name="gr5" draw:text-style-name="P1" draw:layer="layout" svg:width="0.328cm" svg:height="0.254cm" svg:x="3.675cm" svg:y="5.205cm">
          <text:p/>
        </draw:rect>
        <draw:rect draw:style-name="gr3" draw:text-style-name="P1" draw:layer="layout" svg:width="0.328cm" svg:height="0.254cm" svg:x="3.998cm" svg:y="5.205cm">
          <text:p/>
        </draw:rect>
        <draw:rect draw:style-name="gr2" draw:text-style-name="P1" draw:layer="layout" svg:width="0.328cm" svg:height="0.254cm" svg:x="4.32cm" svg:y="5.205cm">
          <text:p/>
        </draw:rect>
        <draw:rect draw:style-name="gr2" draw:text-style-name="P1" draw:layer="layout" svg:width="0.328cm" svg:height="0.254cm" svg:x="4.642cm" svg:y="5.205cm">
          <text:p/>
        </draw:rect>
        <draw:rect draw:style-name="gr2" draw:text-style-name="P1" draw:layer="layout" svg:width="0.328cm" svg:height="0.254cm" svg:x="5.621cm" svg:y="5.205cm">
          <text:p/>
        </draw:rect>
        <draw:rect draw:style-name="gr2" draw:text-style-name="P1" draw:layer="layout" svg:width="0.328cm" svg:height="0.254cm" svg:x="5.943cm" svg:y="5.205cm">
          <text:p/>
        </draw:rect>
        <draw:rect draw:style-name="gr2" draw:text-style-name="P1" draw:layer="layout" svg:width="0.329cm" svg:height="0.254cm" svg:x="4.953cm" svg:y="5.205cm">
          <text:p/>
        </draw:rect>
        <draw:rect draw:style-name="gr5" draw:text-style-name="P1" draw:layer="layout" svg:width="0.328cm" svg:height="0.254cm" svg:x="5.276cm" svg:y="5.205cm">
          <text:p/>
        </draw:rect>
        <draw:rect draw:style-name="gr4" draw:text-style-name="P1" draw:layer="layout" svg:width="0.328cm" svg:height="0.254cm" svg:x="6.25cm" svg:y="5.455cm">
          <text:p/>
        </draw:rect>
        <draw:rect draw:style-name="gr3" draw:text-style-name="P1" draw:layer="layout" svg:width="0.328cm" svg:height="0.254cm" svg:x="6.573cm" svg:y="5.455cm">
          <text:p/>
        </draw:rect>
        <draw:rect draw:style-name="gr3" draw:text-style-name="P1" draw:layer="layout" svg:width="0.328cm" svg:height="0.254cm" svg:x="3.353cm" svg:y="5.455cm">
          <text:p/>
        </draw:rect>
        <draw:rect draw:style-name="gr2" draw:text-style-name="P1" draw:layer="layout" svg:width="0.328cm" svg:height="0.254cm" svg:x="3.675cm" svg:y="5.455cm">
          <text:p/>
        </draw:rect>
        <draw:rect draw:style-name="gr3" draw:text-style-name="P1" draw:layer="layout" svg:width="0.328cm" svg:height="0.254cm" svg:x="3.998cm" svg:y="5.455cm">
          <text:p/>
        </draw:rect>
        <draw:rect draw:style-name="gr2" draw:text-style-name="P1" draw:layer="layout" svg:width="0.328cm" svg:height="0.254cm" svg:x="4.32cm" svg:y="5.455cm">
          <text:p/>
        </draw:rect>
        <draw:rect draw:style-name="gr7" draw:text-style-name="P1" draw:layer="layout" svg:width="0.328cm" svg:height="0.254cm" svg:x="4.642cm" svg:y="5.455cm">
          <text:p/>
        </draw:rect>
        <draw:rect draw:style-name="gr2" draw:text-style-name="P1" draw:layer="layout" svg:width="0.328cm" svg:height="0.254cm" svg:x="5.621cm" svg:y="5.455cm">
          <text:p/>
        </draw:rect>
        <draw:rect draw:style-name="gr2" draw:text-style-name="P1" draw:layer="layout" svg:width="0.328cm" svg:height="0.254cm" svg:x="5.943cm" svg:y="5.455cm">
          <text:p/>
        </draw:rect>
        <draw:rect draw:style-name="gr2" draw:text-style-name="P1" draw:layer="layout" svg:width="0.329cm" svg:height="0.254cm" svg:x="4.953cm" svg:y="5.455cm">
          <text:p/>
        </draw:rect>
        <draw:rect draw:style-name="gr2" draw:text-style-name="P1" draw:layer="layout" svg:width="0.328cm" svg:height="0.254cm" svg:x="5.276cm" svg:y="5.455cm">
          <text:p/>
        </draw:rect>
        <draw:rect draw:style-name="gr2" draw:text-style-name="P1" draw:layer="layout" svg:width="0.328cm" svg:height="0.254cm" svg:x="5.594cm" svg:y="5.705cm">
          <text:p/>
        </draw:rect>
        <draw:rect draw:style-name="gr3" draw:text-style-name="P1" draw:layer="layout" svg:width="0.329cm" svg:height="0.254cm" svg:x="5.916cm" svg:y="5.705cm">
          <text:p/>
        </draw:rect>
        <draw:rect draw:style-name="gr2" draw:text-style-name="P1" draw:layer="layout" svg:width="0.328cm" svg:height="0.254cm" svg:x="6.239cm" svg:y="5.705cm">
          <text:p/>
        </draw:rect>
        <draw:rect draw:style-name="gr3" draw:text-style-name="P1" draw:layer="layout" svg:width="0.329cm" svg:height="0.254cm" svg:x="6.561cm" svg:y="5.705cm">
          <text:p/>
        </draw:rect>
        <draw:rect draw:style-name="gr3" draw:text-style-name="P1" draw:layer="layout" svg:width="0.328cm" svg:height="0.254cm" svg:x="3.342cm" svg:y="5.705cm">
          <text:p/>
        </draw:rect>
        <draw:rect draw:style-name="gr2" draw:text-style-name="P1" draw:layer="layout" svg:width="0.328cm" svg:height="0.254cm" svg:x="3.664cm" svg:y="5.705cm">
          <text:p/>
        </draw:rect>
        <draw:rect draw:style-name="gr2" draw:text-style-name="P1" draw:layer="layout" svg:width="0.328cm" svg:height="0.254cm" svg:x="3.986cm" svg:y="5.705cm">
          <text:p/>
        </draw:rect>
        <draw:rect draw:style-name="gr2" draw:text-style-name="P1" draw:layer="layout" svg:width="0.328cm" svg:height="0.254cm" svg:x="4.965cm" svg:y="5.705cm">
          <text:p/>
        </draw:rect>
        <draw:rect draw:style-name="gr2" draw:text-style-name="P1" draw:layer="layout" svg:width="0.328cm" svg:height="0.254cm" svg:x="5.287cm" svg:y="5.705cm">
          <text:p/>
        </draw:rect>
        <draw:rect draw:style-name="gr6" draw:text-style-name="P1" draw:layer="layout" svg:width="0.329cm" svg:height="0.254cm" svg:x="4.297cm" svg:y="5.705cm">
          <text:p/>
        </draw:rect>
        <draw:rect draw:style-name="gr5" draw:text-style-name="P1" draw:layer="layout" svg:width="0.328cm" svg:height="0.254cm" svg:x="4.62cm" svg:y="5.705cm">
          <text:p/>
        </draw:rect>
        <draw:rect draw:style-name="gr3" draw:text-style-name="P1" draw:layer="layout" svg:width="0.328cm" svg:height="0.254cm" svg:x="5.594cm" svg:y="5.955cm">
          <text:p/>
        </draw:rect>
        <draw:rect draw:style-name="gr2" draw:text-style-name="P1" draw:layer="layout" svg:width="0.329cm" svg:height="0.254cm" svg:x="5.916cm" svg:y="5.955cm">
          <text:p/>
        </draw:rect>
        <draw:rect draw:style-name="gr2" draw:text-style-name="P1" draw:layer="layout" svg:width="0.328cm" svg:height="0.254cm" svg:x="6.239cm" svg:y="5.955cm">
          <text:p/>
        </draw:rect>
        <draw:rect draw:style-name="gr3" draw:text-style-name="P1" draw:layer="layout" svg:width="0.329cm" svg:height="0.254cm" svg:x="6.561cm" svg:y="5.955cm">
          <text:p/>
        </draw:rect>
        <draw:rect draw:style-name="gr5" draw:text-style-name="P1" draw:layer="layout" svg:width="0.328cm" svg:height="0.254cm" svg:x="3.342cm" svg:y="5.955cm">
          <text:p/>
        </draw:rect>
        <draw:rect draw:style-name="gr2" draw:text-style-name="P1" draw:layer="layout" svg:width="0.328cm" svg:height="0.254cm" svg:x="3.664cm" svg:y="5.955cm">
          <text:p/>
        </draw:rect>
        <draw:rect draw:style-name="gr3" draw:text-style-name="P1" draw:layer="layout" svg:width="0.328cm" svg:height="0.254cm" svg:x="3.986cm" svg:y="5.955cm">
          <text:p/>
        </draw:rect>
        <draw:rect draw:style-name="gr6" draw:text-style-name="P1" draw:layer="layout" svg:width="0.328cm" svg:height="0.254cm" svg:x="4.965cm" svg:y="6.205cm">
          <text:p/>
        </draw:rect>
        <draw:rect draw:style-name="gr2" draw:text-style-name="P1" draw:layer="layout" svg:width="0.328cm" svg:height="0.254cm" svg:x="5.287cm" svg:y="5.955cm">
          <text:p/>
        </draw:rect>
        <draw:rect draw:style-name="gr2" draw:text-style-name="P1" draw:layer="layout" svg:width="0.329cm" svg:height="0.254cm" svg:x="4.297cm" svg:y="5.955cm">
          <text:p/>
        </draw:rect>
        <draw:rect draw:style-name="gr2" draw:text-style-name="P1" draw:layer="layout" svg:width="0.328cm" svg:height="0.254cm" svg:x="4.62cm" svg:y="5.955cm">
          <text:p/>
        </draw:rect>
        <draw:rect draw:style-name="gr3" draw:text-style-name="P1" draw:layer="layout" svg:width="0.328cm" svg:height="0.254cm" svg:x="5.594cm" svg:y="6.205cm">
          <text:p/>
        </draw:rect>
        <draw:rect draw:style-name="gr3" draw:text-style-name="P1" draw:layer="layout" svg:width="0.329cm" svg:height="0.254cm" svg:x="5.916cm" svg:y="6.205cm">
          <text:p/>
        </draw:rect>
        <draw:rect draw:style-name="gr3" draw:text-style-name="P1" draw:layer="layout" svg:width="0.328cm" svg:height="0.254cm" svg:x="6.239cm" svg:y="6.205cm">
          <text:p/>
        </draw:rect>
        <draw:rect draw:style-name="gr3" draw:text-style-name="P1" draw:layer="layout" svg:width="0.329cm" svg:height="0.254cm" svg:x="6.561cm" svg:y="6.205cm">
          <text:p/>
        </draw:rect>
        <draw:rect draw:style-name="gr3" draw:text-style-name="P1" draw:layer="layout" svg:width="0.328cm" svg:height="0.254cm" svg:x="3.342cm" svg:y="6.205cm">
          <text:p/>
        </draw:rect>
        <draw:rect draw:style-name="gr2" draw:text-style-name="P1" draw:layer="layout" svg:width="0.328cm" svg:height="0.254cm" svg:x="3.664cm" svg:y="6.205cm">
          <text:p/>
        </draw:rect>
        <draw:rect draw:style-name="gr2" draw:text-style-name="P1" draw:layer="layout" svg:width="0.328cm" svg:height="0.254cm" svg:x="3.986cm" svg:y="6.205cm">
          <text:p/>
        </draw:rect>
        <draw:rect draw:style-name="gr2" draw:text-style-name="P1" draw:layer="layout" svg:width="0.328cm" svg:height="0.254cm" svg:x="4.965cm" svg:y="6.205cm">
          <text:p/>
        </draw:rect>
        <draw:rect draw:style-name="gr2" draw:text-style-name="P1" draw:layer="layout" svg:width="0.328cm" svg:height="0.254cm" svg:x="5.287cm" svg:y="6.205cm">
          <text:p/>
        </draw:rect>
        <draw:rect draw:style-name="gr6" draw:text-style-name="P1" draw:layer="layout" svg:width="0.329cm" svg:height="0.254cm" svg:x="4.297cm" svg:y="6.205cm">
          <text:p/>
        </draw:rect>
        <draw:rect draw:style-name="gr2" draw:text-style-name="P1" draw:layer="layout" svg:width="0.328cm" svg:height="0.254cm" svg:x="4.62cm" svg:y="6.205cm">
          <text:p/>
        </draw:rect>
        <draw:rect draw:style-name="gr2" draw:text-style-name="P1" draw:layer="layout" svg:width="0.328cm" svg:height="0.254cm" svg:x="4.965cm" svg:y="6.458cm">
          <text:p/>
        </draw:rect>
        <draw:rect draw:style-name="gr3" draw:text-style-name="P1" draw:layer="layout" svg:width="0.328cm" svg:height="0.254cm" svg:x="5.595cm" svg:y="6.458cm">
          <text:p/>
        </draw:rect>
        <draw:rect draw:style-name="gr3" draw:text-style-name="P1" draw:layer="layout" svg:width="0.329cm" svg:height="0.254cm" svg:x="5.917cm" svg:y="6.458cm">
          <text:p/>
        </draw:rect>
        <draw:rect draw:style-name="gr3" draw:text-style-name="P1" draw:layer="layout" svg:width="0.328cm" svg:height="0.254cm" svg:x="6.24cm" svg:y="6.458cm">
          <text:p/>
        </draw:rect>
        <draw:rect draw:style-name="gr4" draw:text-style-name="P1" draw:layer="layout" svg:width="0.329cm" svg:height="0.254cm" svg:x="6.562cm" svg:y="6.458cm">
          <text:p/>
        </draw:rect>
        <draw:rect draw:style-name="gr2" draw:text-style-name="P1" draw:layer="layout" svg:width="0.328cm" svg:height="0.254cm" svg:x="3.342cm" svg:y="6.458cm">
          <text:p/>
        </draw:rect>
        <draw:rect draw:style-name="gr5" draw:text-style-name="P1" draw:layer="layout" svg:width="0.328cm" svg:height="0.254cm" svg:x="3.665cm" svg:y="6.458cm">
          <text:p/>
        </draw:rect>
        <draw:rect draw:style-name="gr2" draw:text-style-name="P1" draw:layer="layout" svg:width="0.328cm" svg:height="0.254cm" svg:x="3.987cm" svg:y="6.458cm">
          <text:p/>
        </draw:rect>
        <draw:rect draw:style-name="gr5" draw:text-style-name="P1" draw:layer="layout" svg:width="0.328cm" svg:height="0.254cm" svg:x="5.288cm" svg:y="6.458cm">
          <text:p/>
        </draw:rect>
        <draw:rect draw:style-name="gr2" draw:text-style-name="P1" draw:layer="layout" svg:width="0.329cm" svg:height="0.254cm" svg:x="4.298cm" svg:y="6.458cm">
          <text:p/>
        </draw:rect>
        <draw:rect draw:style-name="gr2" draw:text-style-name="P1" draw:layer="layout" svg:width="0.328cm" svg:height="0.254cm" svg:x="4.621cm" svg:y="6.458cm">
          <text:p/>
        </draw:rect>
        <draw:rect draw:style-name="gr3" draw:text-style-name="P1" draw:layer="layout" svg:width="0.328cm" svg:height="0.254cm" svg:x="5.595cm" svg:y="6.708cm">
          <text:p/>
        </draw:rect>
        <draw:rect draw:style-name="gr3" draw:text-style-name="P1" draw:layer="layout" svg:width="0.329cm" svg:height="0.254cm" svg:x="5.917cm" svg:y="6.708cm">
          <text:p/>
        </draw:rect>
        <draw:rect draw:style-name="gr4" draw:text-style-name="P1" draw:layer="layout" svg:width="0.328cm" svg:height="0.254cm" svg:x="6.24cm" svg:y="6.708cm">
          <text:p/>
        </draw:rect>
        <draw:rect draw:style-name="gr2" draw:text-style-name="P1" draw:layer="layout" svg:width="0.329cm" svg:height="0.254cm" svg:x="6.562cm" svg:y="6.708cm">
          <text:p/>
        </draw:rect>
        <draw:rect draw:style-name="gr3" draw:text-style-name="P1" draw:layer="layout" svg:width="0.328cm" svg:height="0.254cm" svg:x="3.342cm" svg:y="6.708cm">
          <text:p/>
        </draw:rect>
        <draw:rect draw:style-name="gr2" draw:text-style-name="P1" draw:layer="layout" svg:width="0.328cm" svg:height="0.254cm" svg:x="3.665cm" svg:y="6.708cm">
          <text:p/>
        </draw:rect>
        <draw:rect draw:style-name="gr2" draw:text-style-name="P1" draw:layer="layout" svg:width="0.328cm" svg:height="0.254cm" svg:x="3.987cm" svg:y="6.708cm">
          <text:p/>
        </draw:rect>
        <draw:rect draw:style-name="gr2" draw:text-style-name="P1" draw:layer="layout" svg:width="0.328cm" svg:height="0.254cm" svg:x="4.965cm" svg:y="6.708cm">
          <text:p/>
        </draw:rect>
        <draw:rect draw:style-name="gr2" draw:text-style-name="P1" draw:layer="layout" svg:width="0.328cm" svg:height="0.254cm" svg:x="5.288cm" svg:y="6.708cm">
          <text:p/>
        </draw:rect>
        <draw:rect draw:style-name="gr3" draw:text-style-name="P1" draw:layer="layout" svg:width="0.329cm" svg:height="0.254cm" svg:x="4.298cm" svg:y="6.708cm">
          <text:p/>
        </draw:rect>
        <draw:rect draw:style-name="gr2" draw:text-style-name="P1" draw:layer="layout" svg:width="0.328cm" svg:height="0.254cm" svg:x="4.621cm" svg:y="6.708cm">
          <text:p/>
        </draw:rect>
        <draw:rect draw:style-name="gr3" draw:text-style-name="P1" draw:layer="layout" svg:width="0.328cm" svg:height="0.254cm" svg:x="5.595cm" svg:y="6.958cm">
          <text:p/>
        </draw:rect>
        <draw:rect draw:style-name="gr3" draw:text-style-name="P1" draw:layer="layout" svg:width="0.329cm" svg:height="0.254cm" svg:x="5.917cm" svg:y="6.958cm">
          <text:p/>
        </draw:rect>
        <draw:rect draw:style-name="gr3" draw:text-style-name="P1" draw:layer="layout" svg:width="0.328cm" svg:height="0.254cm" svg:x="6.24cm" svg:y="6.958cm">
          <text:p/>
        </draw:rect>
        <draw:rect draw:style-name="gr7" draw:text-style-name="P1" draw:layer="layout" svg:width="0.329cm" svg:height="0.254cm" svg:x="6.562cm" svg:y="6.958cm">
          <text:p/>
        </draw:rect>
        <draw:rect draw:style-name="gr3" draw:text-style-name="P1" draw:layer="layout" svg:width="0.328cm" svg:height="0.254cm" svg:x="3.342cm" svg:y="6.958cm">
          <text:p/>
        </draw:rect>
        <draw:rect draw:style-name="gr2" draw:text-style-name="P1" draw:layer="layout" svg:width="0.328cm" svg:height="0.254cm" svg:x="3.665cm" svg:y="6.958cm">
          <text:p/>
        </draw:rect>
        <draw:rect draw:style-name="gr2" draw:text-style-name="P1" draw:layer="layout" svg:width="0.328cm" svg:height="0.254cm" svg:x="3.987cm" svg:y="6.958cm">
          <text:p/>
        </draw:rect>
        <draw:rect draw:style-name="gr2" draw:text-style-name="P1" draw:layer="layout" svg:width="0.328cm" svg:height="0.254cm" svg:x="4.965cm" svg:y="6.958cm">
          <text:p/>
        </draw:rect>
        <draw:rect draw:style-name="gr2" draw:text-style-name="P1" draw:layer="layout" svg:width="0.328cm" svg:height="0.254cm" svg:x="5.288cm" svg:y="6.958cm">
          <text:p/>
        </draw:rect>
        <draw:rect draw:style-name="gr2" draw:text-style-name="P1" draw:layer="layout" svg:width="0.329cm" svg:height="0.254cm" svg:x="4.298cm" svg:y="6.958cm">
          <text:p/>
        </draw:rect>
        <draw:rect draw:style-name="gr2" draw:text-style-name="P1" draw:layer="layout" svg:width="0.328cm" svg:height="0.254cm" svg:x="4.621cm" svg:y="6.958cm">
          <text:p/>
        </draw:rect>
        <draw:rect draw:style-name="gr3" draw:text-style-name="P1" draw:layer="layout" svg:width="0.328cm" svg:height="0.254cm" svg:x="5.595cm" svg:y="7.208cm">
          <text:p/>
        </draw:rect>
        <draw:rect draw:style-name="gr7" draw:text-style-name="P1" draw:layer="layout" svg:width="0.329cm" svg:height="0.254cm" svg:x="5.917cm" svg:y="7.208cm">
          <text:p/>
        </draw:rect>
        <draw:rect draw:style-name="gr3" draw:text-style-name="P1" draw:layer="layout" svg:width="0.328cm" svg:height="0.254cm" svg:x="6.24cm" svg:y="7.208cm">
          <text:p/>
        </draw:rect>
        <draw:rect draw:style-name="gr3" draw:text-style-name="P1" draw:layer="layout" svg:width="0.329cm" svg:height="0.254cm" svg:x="6.562cm" svg:y="7.208cm">
          <text:p/>
        </draw:rect>
        <draw:rect draw:style-name="gr3" draw:text-style-name="P1" draw:layer="layout" svg:width="0.328cm" svg:height="0.254cm" svg:x="3.342cm" svg:y="7.208cm">
          <text:p/>
        </draw:rect>
        <draw:rect draw:style-name="gr5" draw:text-style-name="P1" draw:layer="layout" svg:width="0.328cm" svg:height="0.254cm" svg:x="3.665cm" svg:y="7.208cm">
          <text:p/>
        </draw:rect>
        <draw:rect draw:style-name="gr2" draw:text-style-name="P1" draw:layer="layout" svg:width="0.328cm" svg:height="0.254cm" svg:x="3.987cm" svg:y="7.208cm">
          <text:p/>
        </draw:rect>
        <draw:rect draw:style-name="gr6" draw:text-style-name="P1" draw:layer="layout" svg:width="0.328cm" svg:height="0.254cm" svg:x="4.965cm" svg:y="7.458cm">
          <text:p/>
        </draw:rect>
        <draw:rect draw:style-name="gr2" draw:text-style-name="P1" draw:layer="layout" svg:width="0.328cm" svg:height="0.254cm" svg:x="5.288cm" svg:y="7.208cm">
          <text:p/>
        </draw:rect>
        <draw:rect draw:style-name="gr6" draw:text-style-name="P1" draw:layer="layout" svg:width="0.329cm" svg:height="0.254cm" svg:x="4.298cm" svg:y="7.208cm">
          <text:p/>
        </draw:rect>
        <draw:rect draw:style-name="gr2" draw:text-style-name="P1" draw:layer="layout" svg:width="0.328cm" svg:height="0.254cm" svg:x="4.621cm" svg:y="7.208cm">
          <text:p/>
        </draw:rect>
        <draw:rect draw:style-name="gr4" draw:text-style-name="P1" draw:layer="layout" svg:width="0.328cm" svg:height="0.254cm" svg:x="5.585cm" svg:y="7.458cm">
          <text:p/>
        </draw:rect>
        <draw:rect draw:style-name="gr2" draw:text-style-name="P1" draw:layer="layout" svg:width="0.329cm" svg:height="0.254cm" svg:x="5.917cm" svg:y="7.458cm">
          <text:p/>
        </draw:rect>
        <draw:rect draw:style-name="gr3" draw:text-style-name="P1" draw:layer="layout" svg:width="0.328cm" svg:height="0.254cm" svg:x="6.24cm" svg:y="7.458cm">
          <text:p/>
        </draw:rect>
        <draw:rect draw:style-name="gr3" draw:text-style-name="P1" draw:layer="layout" svg:width="0.329cm" svg:height="0.254cm" svg:x="6.562cm" svg:y="7.458cm">
          <text:p/>
        </draw:rect>
        <draw:rect draw:style-name="gr2" draw:text-style-name="P1" draw:layer="layout" svg:width="0.328cm" svg:height="0.254cm" svg:x="3.342cm" svg:y="7.458cm">
          <text:p/>
        </draw:rect>
        <draw:rect draw:style-name="gr2" draw:text-style-name="P1" draw:layer="layout" svg:width="0.328cm" svg:height="0.254cm" svg:x="3.665cm" svg:y="7.458cm">
          <text:p/>
        </draw:rect>
        <draw:rect draw:style-name="gr7" draw:text-style-name="P1" draw:layer="layout" svg:width="0.328cm" svg:height="0.254cm" svg:x="3.987cm" svg:y="7.458cm">
          <text:p/>
        </draw:rect>
        <draw:rect draw:style-name="gr2" draw:text-style-name="P1" draw:layer="layout" svg:width="0.328cm" svg:height="0.254cm" svg:x="4.965cm" svg:y="7.458cm">
          <text:p/>
        </draw:rect>
        <draw:rect draw:style-name="gr2" draw:text-style-name="P1" draw:layer="layout" svg:width="0.328cm" svg:height="0.254cm" svg:x="5.288cm" svg:y="7.458cm">
          <text:p/>
        </draw:rect>
        <draw:rect draw:style-name="gr2" draw:text-style-name="P1" draw:layer="layout" svg:width="0.329cm" svg:height="0.254cm" svg:x="4.298cm" svg:y="7.458cm">
          <text:p/>
        </draw:rect>
        <draw:rect draw:style-name="gr2" draw:text-style-name="P1" draw:layer="layout" svg:width="0.328cm" svg:height="0.254cm" svg:x="4.621cm" svg:y="7.458cm">
          <text:p/>
        </draw:rect>
        <draw:rect draw:style-name="gr3" draw:text-style-name="P1" draw:layer="layout" svg:width="0.328cm" svg:height="0.253cm" svg:x="4.638cm" svg:y="7.708cm">
          <text:p/>
        </draw:rect>
        <draw:rect draw:style-name="gr7" draw:text-style-name="P1" draw:layer="layout" svg:width="0.329cm" svg:height="0.253cm" svg:x="4.96cm" svg:y="7.708cm">
          <text:p/>
        </draw:rect>
        <draw:rect draw:style-name="gr2" draw:text-style-name="P1" draw:layer="layout" svg:width="0.328cm" svg:height="0.253cm" svg:x="5.283cm" svg:y="7.708cm">
          <text:p/>
        </draw:rect>
        <draw:rect draw:style-name="gr2" draw:text-style-name="P1" draw:layer="layout" svg:width="0.329cm" svg:height="0.253cm" svg:x="5.605cm" svg:y="7.708cm">
          <text:p/>
        </draw:rect>
        <draw:rect draw:style-name="gr3" draw:text-style-name="P1" draw:layer="layout" svg:width="0.328cm" svg:height="0.253cm" svg:x="5.928cm" svg:y="7.708cm">
          <text:p/>
        </draw:rect>
        <draw:rect draw:style-name="gr4" draw:text-style-name="P1" draw:layer="layout" svg:width="0.328cm" svg:height="0.253cm" svg:x="6.241cm" svg:y="7.708cm">
          <text:p/>
        </draw:rect>
        <draw:rect draw:style-name="gr2" draw:text-style-name="P1" draw:layer="layout" svg:width="0.328cm" svg:height="0.253cm" svg:x="6.573cm" svg:y="7.708cm">
          <text:p/>
        </draw:rect>
        <draw:rect draw:style-name="gr2" draw:text-style-name="P1" draw:layer="layout" svg:width="0.328cm" svg:height="0.253cm" svg:x="4.008cm" svg:y="7.708cm">
          <text:p/>
        </draw:rect>
        <draw:rect draw:style-name="gr2" draw:text-style-name="P1" draw:layer="layout" svg:width="0.328cm" svg:height="0.253cm" svg:x="4.331cm" svg:y="7.708cm">
          <text:p/>
        </draw:rect>
        <draw:rect draw:style-name="gr3" draw:text-style-name="P1" draw:layer="layout" svg:width="0.329cm" svg:height="0.253cm" svg:x="3.341cm" svg:y="7.708cm">
          <text:p/>
        </draw:rect>
        <draw:rect draw:style-name="gr5" draw:text-style-name="P1" draw:layer="layout" svg:width="0.328cm" svg:height="0.253cm" svg:x="3.664cm" svg:y="7.708cm">
          <text:p/>
        </draw:rect>
        <draw:rect draw:style-name="gr2" draw:text-style-name="P1" draw:layer="layout" svg:width="0.328cm" svg:height="0.253cm" svg:x="4.638cm" svg:y="7.958cm">
          <text:p/>
        </draw:rect>
        <draw:rect draw:style-name="gr3" draw:text-style-name="P1" draw:layer="layout" svg:width="0.329cm" svg:height="0.253cm" svg:x="4.96cm" svg:y="7.958cm">
          <text:p/>
        </draw:rect>
        <draw:rect draw:style-name="gr2" draw:text-style-name="P1" draw:layer="layout" svg:width="0.328cm" svg:height="0.253cm" svg:x="5.283cm" svg:y="7.958cm">
          <text:p/>
        </draw:rect>
        <draw:rect draw:style-name="gr7" draw:text-style-name="P1" draw:layer="layout" svg:width="0.329cm" svg:height="0.253cm" svg:x="5.605cm" svg:y="7.958cm">
          <text:p/>
        </draw:rect>
        <draw:rect draw:style-name="gr6" draw:text-style-name="P1" draw:layer="layout" svg:width="0.328cm" svg:height="0.253cm" svg:x="5.928cm" svg:y="8.208cm">
          <text:p/>
        </draw:rect>
        <draw:rect draw:style-name="gr2" draw:text-style-name="P1" draw:layer="layout" svg:width="0.328cm" svg:height="0.253cm" svg:x="6.25cm" svg:y="7.958cm">
          <text:p/>
        </draw:rect>
        <draw:rect draw:style-name="gr4" draw:text-style-name="P1" draw:layer="layout" svg:width="0.328cm" svg:height="0.253cm" svg:x="6.563cm" svg:y="7.958cm">
          <text:p/>
        </draw:rect>
        <draw:rect draw:style-name="gr6" draw:text-style-name="P1" draw:layer="layout" svg:width="0.328cm" svg:height="0.253cm" svg:x="4.008cm" svg:y="7.958cm">
          <text:p/>
        </draw:rect>
        <draw:rect draw:style-name="gr2" draw:text-style-name="P1" draw:layer="layout" svg:width="0.328cm" svg:height="0.253cm" svg:x="4.331cm" svg:y="7.958cm">
          <text:p/>
        </draw:rect>
        <draw:rect draw:style-name="gr2" draw:text-style-name="P1" draw:layer="layout" svg:width="0.329cm" svg:height="0.253cm" svg:x="3.341cm" svg:y="7.958cm">
          <text:p/>
        </draw:rect>
        <draw:rect draw:style-name="gr2" draw:text-style-name="P1" draw:layer="layout" svg:width="0.328cm" svg:height="0.253cm" svg:x="3.664cm" svg:y="7.958cm">
          <text:p/>
        </draw:rect>
        <draw:rect draw:style-name="gr2" draw:text-style-name="P1" draw:layer="layout" svg:width="0.328cm" svg:height="0.253cm" svg:x="4.638cm" svg:y="8.208cm">
          <text:p/>
        </draw:rect>
        <draw:rect draw:style-name="gr2" draw:text-style-name="P1" draw:layer="layout" svg:width="0.329cm" svg:height="0.253cm" svg:x="4.96cm" svg:y="8.208cm">
          <text:p/>
        </draw:rect>
        <draw:rect draw:style-name="gr2" draw:text-style-name="P1" draw:layer="layout" svg:width="0.328cm" svg:height="0.253cm" svg:x="5.283cm" svg:y="8.208cm">
          <text:p/>
        </draw:rect>
        <draw:rect draw:style-name="gr4" draw:text-style-name="P1" draw:layer="layout" svg:width="0.329cm" svg:height="0.253cm" svg:x="5.595cm" svg:y="8.208cm">
          <text:p/>
        </draw:rect>
        <draw:rect draw:style-name="gr2" draw:text-style-name="P1" draw:layer="layout" svg:width="0.328cm" svg:height="0.253cm" svg:x="5.928cm" svg:y="8.208cm">
          <text:p/>
        </draw:rect>
        <draw:rect draw:style-name="gr3" draw:text-style-name="P1" draw:layer="layout" svg:width="0.328cm" svg:height="0.253cm" svg:x="6.25cm" svg:y="8.208cm">
          <text:p/>
        </draw:rect>
        <draw:rect draw:style-name="gr3" draw:text-style-name="P1" draw:layer="layout" svg:width="0.328cm" svg:height="0.253cm" svg:x="6.573cm" svg:y="8.208cm">
          <text:p/>
        </draw:rect>
        <draw:rect draw:style-name="gr3" draw:text-style-name="P1" draw:layer="layout" svg:width="0.328cm" svg:height="0.253cm" svg:x="4.008cm" svg:y="8.208cm">
          <text:p/>
        </draw:rect>
        <draw:rect draw:style-name="gr2" draw:text-style-name="P1" draw:layer="layout" svg:width="0.328cm" svg:height="0.253cm" svg:x="4.331cm" svg:y="8.208cm">
          <text:p/>
        </draw:rect>
        <draw:rect draw:style-name="gr2" draw:text-style-name="P1" draw:layer="layout" svg:width="0.329cm" svg:height="0.253cm" svg:x="3.341cm" svg:y="8.208cm">
          <text:p/>
        </draw:rect>
        <draw:rect draw:style-name="gr5" draw:text-style-name="P1" draw:layer="layout" svg:width="0.328cm" svg:height="0.253cm" svg:x="3.664cm" svg:y="8.208cm">
          <text:p/>
        </draw:rect>
        <draw:rect draw:style-name="gr2" draw:text-style-name="P1" draw:layer="layout" svg:width="0.328cm" svg:height="0.254cm" svg:x="4.638cm" svg:y="8.457cm">
          <text:p/>
        </draw:rect>
        <draw:rect draw:style-name="gr2" draw:text-style-name="P1" draw:layer="layout" svg:width="0.329cm" svg:height="0.254cm" svg:x="4.96cm" svg:y="8.457cm">
          <text:p/>
        </draw:rect>
        <draw:rect draw:style-name="gr2" draw:text-style-name="P1" draw:layer="layout" svg:width="0.328cm" svg:height="0.254cm" svg:x="5.283cm" svg:y="8.457cm">
          <text:p/>
        </draw:rect>
        <draw:rect draw:style-name="gr2" draw:text-style-name="P1" draw:layer="layout" svg:width="0.329cm" svg:height="0.254cm" svg:x="5.605cm" svg:y="8.457cm">
          <text:p/>
        </draw:rect>
        <draw:rect draw:style-name="gr7" draw:text-style-name="P1" draw:layer="layout" svg:width="0.328cm" svg:height="0.254cm" svg:x="5.928cm" svg:y="8.457cm">
          <text:p/>
        </draw:rect>
        <draw:rect draw:style-name="gr2" draw:text-style-name="P1" draw:layer="layout" svg:width="0.328cm" svg:height="0.254cm" svg:x="6.25cm" svg:y="8.457cm">
          <text:p/>
        </draw:rect>
        <draw:rect draw:style-name="gr3" draw:text-style-name="P1" draw:layer="layout" svg:width="0.328cm" svg:height="0.254cm" svg:x="6.573cm" svg:y="8.457cm">
          <text:p/>
        </draw:rect>
        <draw:rect draw:style-name="gr3" draw:text-style-name="P1" draw:layer="layout" svg:width="0.328cm" svg:height="0.254cm" svg:x="4.008cm" svg:y="8.457cm">
          <text:p/>
        </draw:rect>
        <draw:rect draw:style-name="gr6" draw:text-style-name="P1" draw:layer="layout" svg:width="0.328cm" svg:height="0.254cm" svg:x="4.331cm" svg:y="8.457cm">
          <text:p/>
        </draw:rect>
        <draw:rect draw:style-name="gr3" draw:text-style-name="P1" draw:layer="layout" svg:width="0.329cm" svg:height="0.254cm" svg:x="3.341cm" svg:y="8.457cm">
          <text:p/>
        </draw:rect>
        <draw:rect draw:style-name="gr5" draw:text-style-name="P1" draw:layer="layout" svg:width="0.328cm" svg:height="0.254cm" svg:x="3.664cm" svg:y="8.457cm">
          <text:p/>
        </draw:rect>
        <draw:rect draw:style-name="gr2" draw:text-style-name="P1" draw:layer="layout" svg:width="0.328cm" svg:height="0.254cm" svg:x="4.638cm" svg:y="8.707cm">
          <text:p/>
        </draw:rect>
        <draw:rect draw:style-name="gr2" draw:text-style-name="P1" draw:layer="layout" svg:width="0.329cm" svg:height="0.254cm" svg:x="4.96cm" svg:y="8.707cm">
          <text:p/>
        </draw:rect>
        <draw:rect draw:style-name="gr2" draw:text-style-name="P1" draw:layer="layout" svg:width="0.328cm" svg:height="0.254cm" svg:x="5.283cm" svg:y="8.707cm">
          <text:p/>
        </draw:rect>
        <draw:rect draw:style-name="gr6" draw:text-style-name="P1" draw:layer="layout" svg:width="0.329cm" svg:height="0.254cm" svg:x="5.605cm" svg:y="8.957cm">
          <text:p/>
        </draw:rect>
        <draw:rect draw:style-name="gr4" draw:text-style-name="P1" draw:layer="layout" svg:width="0.328cm" svg:height="0.254cm" svg:x="5.918cm" svg:y="8.707cm">
          <text:p/>
        </draw:rect>
        <draw:rect draw:style-name="gr3" draw:text-style-name="P1" draw:layer="layout" svg:width="0.328cm" svg:height="0.254cm" svg:x="6.25cm" svg:y="8.707cm">
          <text:p/>
        </draw:rect>
        <draw:rect draw:style-name="gr3" draw:text-style-name="P1" draw:layer="layout" svg:width="0.328cm" svg:height="0.254cm" svg:x="6.573cm" svg:y="8.707cm">
          <text:p/>
        </draw:rect>
        <draw:rect draw:style-name="gr2" draw:text-style-name="P1" draw:layer="layout" svg:width="0.328cm" svg:height="0.254cm" svg:x="4.008cm" svg:y="8.707cm">
          <text:p/>
        </draw:rect>
        <draw:rect draw:style-name="gr6" draw:text-style-name="P1" draw:layer="layout" svg:width="0.328cm" svg:height="0.254cm" svg:x="4.331cm" svg:y="8.707cm">
          <text:p/>
        </draw:rect>
        <draw:rect draw:style-name="gr3" draw:text-style-name="P1" draw:layer="layout" svg:width="0.329cm" svg:height="0.254cm" svg:x="3.341cm" svg:y="8.707cm">
          <text:p/>
        </draw:rect>
        <draw:rect draw:style-name="gr2" draw:text-style-name="P1" draw:layer="layout" svg:width="0.328cm" svg:height="0.254cm" svg:x="3.664cm" svg:y="8.707cm">
          <text:p/>
        </draw:rect>
        <draw:rect draw:style-name="gr2" draw:text-style-name="P1" draw:layer="layout" svg:width="0.328cm" svg:height="0.254cm" svg:x="4.638cm" svg:y="8.957cm">
          <text:p/>
        </draw:rect>
        <draw:rect draw:style-name="gr2" draw:text-style-name="P1" draw:layer="layout" svg:width="0.329cm" svg:height="0.254cm" svg:x="4.96cm" svg:y="8.957cm">
          <text:p/>
        </draw:rect>
        <draw:rect draw:style-name="gr7" draw:text-style-name="P1" draw:layer="layout" svg:width="0.328cm" svg:height="0.254cm" svg:x="5.283cm" svg:y="8.957cm">
          <text:p/>
        </draw:rect>
        <draw:rect draw:style-name="gr2" draw:text-style-name="P1" draw:layer="layout" svg:width="0.329cm" svg:height="0.254cm" svg:x="5.605cm" svg:y="8.957cm">
          <text:p/>
        </draw:rect>
        <draw:rect draw:style-name="gr2" draw:text-style-name="P1" draw:layer="layout" svg:width="0.328cm" svg:height="0.254cm" svg:x="5.928cm" svg:y="8.957cm">
          <text:p/>
        </draw:rect>
        <draw:rect draw:style-name="gr2" draw:text-style-name="P1" draw:layer="layout" svg:width="0.328cm" svg:height="0.254cm" svg:x="6.25cm" svg:y="8.957cm">
          <text:p/>
        </draw:rect>
        <draw:rect draw:style-name="gr3" draw:text-style-name="P1" draw:layer="layout" svg:width="0.328cm" svg:height="0.254cm" svg:x="6.573cm" svg:y="8.957cm">
          <text:p/>
        </draw:rect>
        <draw:rect draw:style-name="gr3" draw:text-style-name="P1" draw:layer="layout" svg:width="0.328cm" svg:height="0.254cm" svg:x="4.008cm" svg:y="8.957cm">
          <text:p/>
        </draw:rect>
        <draw:rect draw:style-name="gr7" draw:text-style-name="P1" draw:layer="layout" svg:width="0.328cm" svg:height="0.254cm" svg:x="4.331cm" svg:y="8.957cm">
          <text:p/>
        </draw:rect>
        <draw:rect draw:style-name="gr2" draw:text-style-name="P1" draw:layer="layout" svg:width="0.329cm" svg:height="0.254cm" svg:x="3.341cm" svg:y="8.957cm">
          <text:p/>
        </draw:rect>
        <draw:rect draw:style-name="gr5" draw:text-style-name="P1" draw:layer="layout" svg:width="0.328cm" svg:height="0.254cm" svg:x="3.664cm" svg:y="8.957cm">
          <text:p/>
        </draw:rect>
        <draw:rect draw:style-name="gr3" draw:text-style-name="P1" draw:layer="layout" svg:width="0.328cm" svg:height="0.254cm" svg:x="4.638cm" svg:y="9.207cm">
          <text:p/>
        </draw:rect>
        <draw:rect draw:style-name="gr7" draw:text-style-name="P1" draw:layer="layout" svg:width="0.329cm" svg:height="0.254cm" svg:x="4.96cm" svg:y="9.207cm">
          <text:p/>
        </draw:rect>
        <draw:rect draw:style-name="gr3" draw:text-style-name="P1" draw:layer="layout" svg:width="0.328cm" svg:height="0.254cm" svg:x="5.283cm" svg:y="9.207cm">
          <text:p/>
        </draw:rect>
        <draw:rect draw:style-name="gr6" draw:text-style-name="P1" draw:layer="layout" svg:width="0.329cm" svg:height="0.254cm" svg:x="5.605cm" svg:y="9.457cm">
          <text:p/>
        </draw:rect>
        <draw:rect draw:style-name="gr3" draw:text-style-name="P1" draw:layer="layout" svg:width="0.328cm" svg:height="0.254cm" svg:x="5.928cm" svg:y="9.207cm">
          <text:p/>
        </draw:rect>
        <draw:rect draw:style-name="gr2" draw:text-style-name="P1" draw:layer="layout" svg:width="0.328cm" svg:height="0.254cm" svg:x="6.25cm" svg:y="9.207cm">
          <text:p/>
        </draw:rect>
        <draw:rect draw:style-name="gr2" draw:text-style-name="P1" draw:layer="layout" svg:width="0.328cm" svg:height="0.254cm" svg:x="6.573cm" svg:y="9.207cm">
          <text:p/>
        </draw:rect>
        <draw:rect draw:style-name="gr2" draw:text-style-name="P1" draw:layer="layout" svg:width="0.328cm" svg:height="0.254cm" svg:x="4.008cm" svg:y="9.207cm">
          <text:p/>
        </draw:rect>
        <draw:rect draw:style-name="gr6" draw:text-style-name="P1" draw:layer="layout" svg:width="0.328cm" svg:height="0.254cm" svg:x="4.331cm" svg:y="9.207cm">
          <text:p/>
        </draw:rect>
        <draw:rect draw:style-name="gr2" draw:text-style-name="P1" draw:layer="layout" svg:width="0.329cm" svg:height="0.254cm" svg:x="3.341cm" svg:y="9.207cm">
          <text:p/>
        </draw:rect>
        <draw:rect draw:style-name="gr5" draw:text-style-name="P1" draw:layer="layout" svg:width="0.328cm" svg:height="0.254cm" svg:x="3.664cm" svg:y="9.207cm">
          <text:p/>
        </draw:rect>
        <draw:rect draw:style-name="gr2" draw:text-style-name="P1" draw:layer="layout" svg:width="0.328cm" svg:height="0.254cm" svg:x="4.638cm" svg:y="9.457cm">
          <text:p/>
        </draw:rect>
        <draw:rect draw:style-name="gr3" draw:text-style-name="P1" draw:layer="layout" svg:width="0.329cm" svg:height="0.254cm" svg:x="4.96cm" svg:y="9.457cm">
          <text:p/>
        </draw:rect>
        <draw:rect draw:style-name="gr3" draw:text-style-name="P1" draw:layer="layout" svg:width="0.328cm" svg:height="0.254cm" svg:x="5.283cm" svg:y="9.457cm">
          <text:p/>
        </draw:rect>
        <draw:rect draw:style-name="gr2" draw:text-style-name="P1" draw:layer="layout" svg:width="0.329cm" svg:height="0.254cm" svg:x="5.605cm" svg:y="9.457cm">
          <text:p/>
        </draw:rect>
        <draw:rect draw:style-name="gr3" draw:text-style-name="P1" draw:layer="layout" svg:width="0.328cm" svg:height="0.254cm" svg:x="5.928cm" svg:y="9.457cm">
          <text:p/>
        </draw:rect>
        <draw:rect draw:style-name="gr2" draw:text-style-name="P1" draw:layer="layout" svg:width="0.328cm" svg:height="0.254cm" svg:x="6.25cm" svg:y="9.457cm">
          <text:p/>
        </draw:rect>
        <draw:rect draw:style-name="gr2" draw:text-style-name="P1" draw:layer="layout" svg:width="0.328cm" svg:height="0.254cm" svg:x="6.573cm" svg:y="9.457cm">
          <text:p/>
        </draw:rect>
        <draw:rect draw:style-name="gr2" draw:text-style-name="P1" draw:layer="layout" svg:width="0.328cm" svg:height="0.254cm" svg:x="4.008cm" svg:y="9.457cm">
          <text:p/>
        </draw:rect>
        <draw:rect draw:style-name="gr2" draw:text-style-name="P1" draw:layer="layout" svg:width="0.328cm" svg:height="0.254cm" svg:x="4.331cm" svg:y="9.457cm">
          <text:p/>
        </draw:rect>
        <draw:rect draw:style-name="gr2" draw:text-style-name="P1" draw:layer="layout" svg:width="0.329cm" svg:height="0.254cm" svg:x="3.341cm" svg:y="9.457cm">
          <text:p/>
        </draw:rect>
        <draw:rect draw:style-name="gr2" draw:text-style-name="P1" draw:layer="layout" svg:width="0.328cm" svg:height="0.254cm" svg:x="3.664cm" svg:y="9.457cm">
          <text:p/>
        </draw:rect>
        <draw:rect draw:style-name="gr2" draw:text-style-name="P1" draw:layer="layout" svg:width="0.328cm" svg:height="0.254cm" svg:x="4.638cm" svg:y="9.707cm">
          <text:p/>
        </draw:rect>
        <draw:rect draw:style-name="gr3" draw:text-style-name="P1" draw:layer="layout" svg:width="0.329cm" svg:height="0.254cm" svg:x="4.96cm" svg:y="9.707cm">
          <text:p/>
        </draw:rect>
        <draw:rect draw:style-name="gr6" draw:text-style-name="P1" draw:layer="layout" svg:width="0.328cm" svg:height="0.254cm" svg:x="5.283cm" svg:y="9.859cm">
          <text:p/>
        </draw:rect>
        <draw:rect draw:style-name="gr3" draw:text-style-name="P1" draw:layer="layout" svg:width="0.329cm" svg:height="0.254cm" svg:x="5.605cm" svg:y="9.707cm">
          <text:p/>
        </draw:rect>
        <draw:rect draw:style-name="gr3" draw:text-style-name="P1" draw:layer="layout" svg:width="0.328cm" svg:height="0.254cm" svg:x="5.928cm" svg:y="9.707cm">
          <text:p/>
        </draw:rect>
        <draw:rect draw:style-name="gr2" draw:text-style-name="P1" draw:layer="layout" svg:width="0.328cm" svg:height="0.254cm" svg:x="6.25cm" svg:y="9.707cm">
          <text:p/>
        </draw:rect>
        <draw:rect draw:style-name="gr2" draw:text-style-name="P1" draw:layer="layout" svg:width="0.328cm" svg:height="0.254cm" svg:x="6.573cm" svg:y="9.707cm">
          <text:p/>
        </draw:rect>
        <draw:rect draw:style-name="gr6" draw:text-style-name="P1" draw:layer="layout" svg:width="0.328cm" svg:height="0.254cm" svg:x="4.008cm" svg:y="9.707cm">
          <text:p/>
        </draw:rect>
        <draw:rect draw:style-name="gr2" draw:text-style-name="P1" draw:layer="layout" svg:width="0.328cm" svg:height="0.254cm" svg:x="4.331cm" svg:y="9.707cm">
          <text:p/>
        </draw:rect>
        <draw:rect draw:style-name="gr2" draw:text-style-name="P1" draw:layer="layout" svg:width="0.329cm" svg:height="0.254cm" svg:x="3.341cm" svg:y="9.707cm">
          <text:p/>
        </draw:rect>
        <draw:rect draw:style-name="gr5" draw:text-style-name="P1" draw:layer="layout" svg:width="0.328cm" svg:height="0.254cm" svg:x="3.664cm" svg:y="9.707cm">
          <text:p/>
        </draw:rect>
        <draw:rect draw:style-name="gr3" draw:text-style-name="P1" draw:layer="layout" svg:width="0.328cm" svg:height="0.254cm" svg:x="4.638cm" svg:y="9.957cm">
          <text:p/>
        </draw:rect>
        <draw:rect draw:style-name="gr6" draw:text-style-name="P1" draw:layer="layout" svg:width="0.329cm" svg:height="0.254cm" svg:x="4.96cm" svg:y="9.957cm">
          <text:p/>
        </draw:rect>
        <draw:rect draw:style-name="gr2" draw:text-style-name="P1" draw:layer="layout" svg:width="0.328cm" svg:height="0.254cm" svg:x="5.283cm" svg:y="9.957cm">
          <text:p/>
        </draw:rect>
        <draw:rect draw:style-name="gr3" draw:text-style-name="P1" draw:layer="layout" svg:width="0.329cm" svg:height="0.254cm" svg:x="5.605cm" svg:y="9.957cm">
          <text:p/>
        </draw:rect>
        <draw:rect draw:style-name="gr3" draw:text-style-name="P1" draw:layer="layout" svg:width="0.328cm" svg:height="0.254cm" svg:x="5.928cm" svg:y="9.957cm">
          <text:p/>
        </draw:rect>
        <draw:rect draw:style-name="gr2" draw:text-style-name="P1" draw:layer="layout" svg:width="0.328cm" svg:height="0.254cm" svg:x="6.25cm" svg:y="9.957cm">
          <text:p/>
        </draw:rect>
        <draw:rect draw:style-name="gr3" draw:text-style-name="P1" draw:layer="layout" svg:width="0.328cm" svg:height="0.254cm" svg:x="6.573cm" svg:y="9.957cm">
          <text:p/>
        </draw:rect>
        <draw:rect draw:style-name="gr6" draw:text-style-name="P1" draw:layer="layout" svg:width="0.328cm" svg:height="0.254cm" svg:x="4.008cm" svg:y="9.957cm">
          <text:p/>
        </draw:rect>
        <draw:rect draw:style-name="gr2" draw:text-style-name="P1" draw:layer="layout" svg:width="0.328cm" svg:height="0.254cm" svg:x="4.331cm" svg:y="9.957cm">
          <text:p/>
        </draw:rect>
        <draw:rect draw:style-name="gr2" draw:text-style-name="P1" draw:layer="layout" svg:width="0.329cm" svg:height="0.254cm" svg:x="3.341cm" svg:y="9.957cm">
          <text:p/>
        </draw:rect>
        <draw:rect draw:style-name="gr2" draw:text-style-name="P1" draw:layer="layout" svg:width="0.328cm" svg:height="0.254cm" svg:x="3.664cm" svg:y="9.957cm">
          <text:p/>
        </draw:rect>
        <draw:rect draw:style-name="gr6" draw:text-style-name="P1" draw:layer="layout" svg:width="0.328cm" svg:height="0.254cm" svg:x="4.638cm" svg:y="10.207cm">
          <text:p/>
        </draw:rect>
        <draw:rect draw:style-name="gr3" draw:text-style-name="P1" draw:layer="layout" svg:width="0.329cm" svg:height="0.254cm" svg:x="4.96cm" svg:y="10.207cm">
          <text:p/>
        </draw:rect>
        <draw:rect draw:style-name="gr3" draw:text-style-name="P1" draw:layer="layout" svg:width="0.328cm" svg:height="0.254cm" svg:x="5.283cm" svg:y="10.207cm">
          <text:p/>
        </draw:rect>
        <draw:rect draw:style-name="gr3" draw:text-style-name="P1" draw:layer="layout" svg:width="0.329cm" svg:height="0.254cm" svg:x="5.605cm" svg:y="10.207cm">
          <text:p/>
        </draw:rect>
        <draw:rect draw:style-name="gr3" draw:text-style-name="P1" draw:layer="layout" svg:width="0.328cm" svg:height="0.254cm" svg:x="5.928cm" svg:y="10.207cm">
          <text:p/>
        </draw:rect>
        <draw:rect draw:style-name="gr2" draw:text-style-name="P1" draw:layer="layout" svg:width="0.328cm" svg:height="0.254cm" svg:x="6.25cm" svg:y="10.207cm">
          <text:p/>
        </draw:rect>
        <draw:rect draw:style-name="gr2" draw:text-style-name="P1" draw:layer="layout" svg:width="0.328cm" svg:height="0.254cm" svg:x="6.573cm" svg:y="10.207cm">
          <text:p/>
        </draw:rect>
        <draw:rect draw:style-name="gr6" draw:text-style-name="P1" draw:layer="layout" svg:width="0.328cm" svg:height="0.254cm" svg:x="4.008cm" svg:y="10.207cm">
          <text:p/>
        </draw:rect>
        <draw:rect draw:style-name="gr2" draw:text-style-name="P1" draw:layer="layout" svg:width="0.328cm" svg:height="0.254cm" svg:x="4.331cm" svg:y="10.207cm">
          <text:p/>
        </draw:rect>
        <draw:rect draw:style-name="gr3" draw:text-style-name="P1" draw:layer="layout" svg:width="0.329cm" svg:height="0.254cm" svg:x="3.341cm" svg:y="10.207cm">
          <text:p/>
        </draw:rect>
        <draw:rect draw:style-name="gr2" draw:text-style-name="P1" draw:layer="layout" svg:width="0.328cm" svg:height="0.254cm" svg:x="3.664cm" svg:y="10.207cm">
          <text:p/>
        </draw:rect>
        <draw:rect draw:style-name="gr2" draw:text-style-name="P1" draw:layer="layout" svg:width="0.337cm" svg:height="0.248cm" svg:x="12.247cm" svg:y="15.372cm">
          <text:p/>
        </draw:rect>
        <draw:rect draw:style-name="gr7" draw:text-style-name="P1" draw:layer="layout" svg:width="0.338cm" svg:height="0.248cm" svg:x="12.578cm" svg:y="15.372cm">
          <text:p/>
        </draw:rect>
        <draw:rect draw:style-name="gr2" draw:text-style-name="P1" draw:layer="layout" svg:width="0.338cm" svg:height="0.248cm" svg:x="12.91cm" svg:y="15.372cm">
          <text:p/>
        </draw:rect>
        <draw:rect draw:style-name="gr2" draw:text-style-name="P1" draw:layer="layout" svg:width="0.338cm" svg:height="0.248cm" svg:x="13.241cm" svg:y="15.372cm">
          <text:p/>
        </draw:rect>
        <draw:rect draw:style-name="gr3" draw:text-style-name="P1" draw:layer="layout" svg:width="0.337cm" svg:height="0.248cm" svg:x="9.928cm" svg:y="15.372cm">
          <text:p/>
        </draw:rect>
        <draw:rect draw:style-name="gr2" draw:text-style-name="P1" draw:layer="layout" svg:width="0.338cm" svg:height="0.248cm" svg:x="10.26cm" svg:y="15.372cm">
          <text:p/>
        </draw:rect>
        <draw:rect draw:style-name="gr2" draw:text-style-name="P1" draw:layer="layout" svg:width="0.337cm" svg:height="0.248cm" svg:x="10.592cm" svg:y="15.372cm">
          <text:p/>
        </draw:rect>
        <draw:rect draw:style-name="gr3" draw:text-style-name="P1" draw:layer="layout" svg:width="0.338cm" svg:height="0.248cm" svg:x="11.598cm" svg:y="15.372cm">
          <text:p/>
        </draw:rect>
        <draw:rect draw:style-name="gr2" draw:text-style-name="P1" draw:layer="layout" svg:width="0.338cm" svg:height="0.248cm" svg:x="11.93cm" svg:y="15.372cm">
          <text:p/>
        </draw:rect>
        <draw:rect draw:style-name="gr5" draw:text-style-name="P1" draw:layer="layout" svg:width="0.339cm" svg:height="0.248cm" svg:x="10.911cm" svg:y="15.372cm">
          <text:p/>
        </draw:rect>
        <draw:rect draw:style-name="gr5" draw:text-style-name="P1" draw:layer="layout" svg:width="0.337cm" svg:height="0.248cm" svg:x="11.244cm" svg:y="15.372cm">
          <text:p/>
        </draw:rect>
        <draw:rect draw:style-name="gr2" draw:text-style-name="P1" draw:layer="layout" svg:width="0.337cm" svg:height="0.247cm" svg:x="12.247cm" svg:y="15.616cm">
          <text:p/>
        </draw:rect>
        <draw:rect draw:style-name="gr2" draw:text-style-name="P1" draw:layer="layout" svg:width="0.338cm" svg:height="0.247cm" svg:x="12.578cm" svg:y="15.616cm">
          <text:p/>
        </draw:rect>
        <draw:rect draw:style-name="gr2" draw:text-style-name="P1" draw:layer="layout" svg:width="0.338cm" svg:height="0.247cm" svg:x="12.91cm" svg:y="15.616cm">
          <text:p/>
        </draw:rect>
        <draw:rect draw:style-name="gr7" draw:text-style-name="P1" draw:layer="layout" svg:width="0.338cm" svg:height="0.247cm" svg:x="13.241cm" svg:y="15.616cm">
          <text:p/>
        </draw:rect>
        <draw:rect draw:style-name="gr2" draw:text-style-name="P1" draw:layer="layout" svg:width="0.337cm" svg:height="0.247cm" svg:x="9.928cm" svg:y="15.616cm">
          <text:p/>
        </draw:rect>
        <draw:rect draw:style-name="gr3" draw:text-style-name="P1" draw:layer="layout" svg:width="0.338cm" svg:height="0.247cm" svg:x="10.26cm" svg:y="15.616cm">
          <text:p/>
        </draw:rect>
        <draw:rect draw:style-name="gr2" draw:text-style-name="P1" draw:layer="layout" svg:width="0.337cm" svg:height="0.247cm" svg:x="10.592cm" svg:y="15.616cm">
          <text:p/>
        </draw:rect>
        <draw:rect draw:style-name="gr2" draw:text-style-name="P1" draw:layer="layout" svg:width="0.338cm" svg:height="0.247cm" svg:x="11.598cm" svg:y="15.616cm">
          <text:p/>
        </draw:rect>
        <draw:rect draw:style-name="gr2" draw:text-style-name="P1" draw:layer="layout" svg:width="0.338cm" svg:height="0.247cm" svg:x="11.93cm" svg:y="15.616cm">
          <text:p/>
        </draw:rect>
        <draw:rect draw:style-name="gr2" draw:text-style-name="P1" draw:layer="layout" svg:width="0.339cm" svg:height="0.247cm" svg:x="10.911cm" svg:y="15.616cm">
          <text:p/>
        </draw:rect>
        <draw:rect draw:style-name="gr2" draw:text-style-name="P1" draw:layer="layout" svg:width="0.337cm" svg:height="0.247cm" svg:x="11.244cm" svg:y="15.616cm">
          <text:p/>
        </draw:rect>
        <draw:rect draw:style-name="gr3" draw:text-style-name="P1" draw:layer="layout" svg:width="0.338cm" svg:height="0.248cm" svg:x="11.251cm" svg:y="15.863cm">
          <text:p/>
        </draw:rect>
        <draw:rect draw:style-name="gr2" draw:text-style-name="P1" draw:layer="layout" svg:width="0.339cm" svg:height="0.248cm" svg:x="11.582cm" svg:y="15.863cm">
          <text:p/>
        </draw:rect>
        <draw:rect draw:style-name="gr2" draw:text-style-name="P1" draw:layer="layout" svg:width="0.338cm" svg:height="0.248cm" svg:x="11.914cm" svg:y="15.863cm">
          <text:p/>
        </draw:rect>
        <draw:rect draw:style-name="gr2" draw:text-style-name="P1" draw:layer="layout" svg:width="0.337cm" svg:height="0.248cm" svg:x="12.247cm" svg:y="15.863cm">
          <text:p/>
        </draw:rect>
        <draw:rect draw:style-name="gr2" draw:text-style-name="P1" draw:layer="layout" svg:width="0.337cm" svg:height="0.248cm" svg:x="12.579cm" svg:y="15.863cm">
          <text:p/>
        </draw:rect>
        <draw:rect draw:style-name="gr2" draw:text-style-name="P1" draw:layer="layout" svg:width="0.338cm" svg:height="0.248cm" svg:x="12.91cm" svg:y="15.863cm">
          <text:p/>
        </draw:rect>
        <draw:rect draw:style-name="gr2" draw:text-style-name="P1" draw:layer="layout" svg:width="0.337cm" svg:height="0.248cm" svg:x="13.242cm" svg:y="15.863cm">
          <text:p/>
        </draw:rect>
        <draw:rect draw:style-name="gr3" draw:text-style-name="P1" draw:layer="layout" svg:width="0.338cm" svg:height="0.248cm" svg:x="10.603cm" svg:y="15.863cm">
          <text:p/>
        </draw:rect>
        <draw:rect draw:style-name="gr2" draw:text-style-name="P1" draw:layer="layout" svg:width="0.338cm" svg:height="0.248cm" svg:x="10.935cm" svg:y="15.863cm">
          <text:p/>
        </draw:rect>
        <draw:rect draw:style-name="gr3" draw:text-style-name="P1" draw:layer="layout" svg:width="0.337cm" svg:height="0.248cm" svg:x="9.917cm" svg:y="15.863cm">
          <text:p/>
        </draw:rect>
        <draw:rect draw:style-name="gr2" draw:text-style-name="P1" draw:layer="layout" svg:width="0.338cm" svg:height="0.248cm" svg:x="10.249cm" svg:y="15.863cm">
          <text:p/>
        </draw:rect>
        <draw:rect draw:style-name="gr2" draw:text-style-name="P1" draw:layer="layout" svg:width="0.338cm" svg:height="0.248cm" svg:x="11.251cm" svg:y="16.107cm">
          <text:p/>
        </draw:rect>
        <draw:rect draw:style-name="gr3" draw:text-style-name="P1" draw:layer="layout" svg:width="0.339cm" svg:height="0.248cm" svg:x="11.582cm" svg:y="16.107cm">
          <text:p/>
        </draw:rect>
        <draw:rect draw:style-name="gr2" draw:text-style-name="P1" draw:layer="layout" svg:width="0.338cm" svg:height="0.248cm" svg:x="11.914cm" svg:y="16.107cm">
          <text:p/>
        </draw:rect>
        <draw:rect draw:style-name="gr3" draw:text-style-name="P1" draw:layer="layout" svg:width="0.337cm" svg:height="0.248cm" svg:x="12.247cm" svg:y="16.107cm">
          <text:p/>
        </draw:rect>
        <draw:rect draw:style-name="gr3" draw:text-style-name="P1" draw:layer="layout" svg:width="0.337cm" svg:height="0.248cm" svg:x="12.579cm" svg:y="16.107cm">
          <text:p/>
        </draw:rect>
        <draw:rect draw:style-name="gr2" draw:text-style-name="P1" draw:layer="layout" svg:width="0.338cm" svg:height="0.248cm" svg:x="12.91cm" svg:y="16.107cm">
          <text:p/>
        </draw:rect>
        <draw:rect draw:style-name="gr2" draw:text-style-name="P1" draw:layer="layout" svg:width="0.337cm" svg:height="0.248cm" svg:x="13.242cm" svg:y="16.107cm">
          <text:p/>
        </draw:rect>
        <draw:rect draw:style-name="gr2" draw:text-style-name="P1" draw:layer="layout" svg:width="0.338cm" svg:height="0.248cm" svg:x="10.603cm" svg:y="16.107cm">
          <text:p/>
        </draw:rect>
        <draw:rect draw:style-name="gr3" draw:text-style-name="P1" draw:layer="layout" svg:width="0.338cm" svg:height="0.248cm" svg:x="10.935cm" svg:y="16.107cm">
          <text:p/>
        </draw:rect>
        <draw:rect draw:style-name="gr2" draw:text-style-name="P1" draw:layer="layout" svg:width="0.337cm" svg:height="0.248cm" svg:x="9.917cm" svg:y="16.107cm">
          <text:p/>
        </draw:rect>
        <draw:rect draw:style-name="gr2" draw:text-style-name="P1" draw:layer="layout" svg:width="0.338cm" svg:height="0.248cm" svg:x="10.249cm" svg:y="16.107cm">
          <text:p/>
        </draw:rect>
        <draw:rect draw:style-name="gr3" draw:text-style-name="P1" draw:layer="layout" svg:width="0.338cm" svg:height="0.247cm" svg:x="11.251cm" svg:y="16.351cm">
          <text:p/>
        </draw:rect>
        <draw:rect draw:style-name="gr2" draw:text-style-name="P1" draw:layer="layout" svg:width="0.339cm" svg:height="0.247cm" svg:x="11.582cm" svg:y="16.351cm">
          <text:p/>
        </draw:rect>
        <draw:rect draw:style-name="gr2" draw:text-style-name="P1" draw:layer="layout" svg:width="0.338cm" svg:height="0.247cm" svg:x="11.914cm" svg:y="16.351cm">
          <text:p/>
        </draw:rect>
        <draw:rect draw:style-name="gr2" draw:text-style-name="P1" draw:layer="layout" svg:width="0.337cm" svg:height="0.247cm" svg:x="12.247cm" svg:y="16.351cm">
          <text:p/>
        </draw:rect>
        <draw:rect draw:style-name="gr5" draw:text-style-name="P1" draw:layer="layout" svg:width="0.337cm" svg:height="0.247cm" svg:x="12.579cm" svg:y="16.351cm">
          <text:p/>
        </draw:rect>
        <draw:rect draw:style-name="gr2" draw:text-style-name="P1" draw:layer="layout" svg:width="0.338cm" svg:height="0.247cm" svg:x="12.91cm" svg:y="16.351cm">
          <text:p/>
        </draw:rect>
        <draw:rect draw:style-name="gr2" draw:text-style-name="P1" draw:layer="layout" svg:width="0.337cm" svg:height="0.247cm" svg:x="13.242cm" svg:y="16.351cm">
          <text:p/>
        </draw:rect>
        <draw:rect draw:style-name="gr3" draw:text-style-name="P1" draw:layer="layout" svg:width="0.338cm" svg:height="0.247cm" svg:x="10.603cm" svg:y="16.351cm">
          <text:p/>
        </draw:rect>
        <draw:rect draw:style-name="gr2" draw:text-style-name="P1" draw:layer="layout" svg:width="0.338cm" svg:height="0.247cm" svg:x="10.935cm" svg:y="16.351cm">
          <text:p/>
        </draw:rect>
        <draw:rect draw:style-name="gr2" draw:text-style-name="P1" draw:layer="layout" svg:width="0.337cm" svg:height="0.247cm" svg:x="9.917cm" svg:y="16.351cm">
          <text:p/>
        </draw:rect>
        <draw:rect draw:style-name="gr2" draw:text-style-name="P1" draw:layer="layout" svg:width="0.338cm" svg:height="0.247cm" svg:x="10.249cm" svg:y="16.351cm">
          <text:p/>
        </draw:rect>
        <draw:rect draw:style-name="gr2" draw:text-style-name="P1" draw:layer="layout" svg:width="0.338cm" svg:height="0.248cm" svg:x="11.251cm" svg:y="16.594cm">
          <text:p/>
        </draw:rect>
        <draw:rect draw:style-name="gr3" draw:text-style-name="P1" draw:layer="layout" svg:width="0.339cm" svg:height="0.248cm" svg:x="11.582cm" svg:y="16.594cm">
          <text:p/>
        </draw:rect>
        <draw:rect draw:style-name="gr2" draw:text-style-name="P1" draw:layer="layout" svg:width="0.338cm" svg:height="0.248cm" svg:x="11.914cm" svg:y="16.594cm">
          <text:p/>
        </draw:rect>
        <draw:rect draw:style-name="gr2" draw:text-style-name="P1" draw:layer="layout" svg:width="0.337cm" svg:height="0.248cm" svg:x="12.247cm" svg:y="16.594cm">
          <text:p/>
        </draw:rect>
        <draw:rect draw:style-name="gr7" draw:text-style-name="P1" draw:layer="layout" svg:width="0.337cm" svg:height="0.248cm" svg:x="12.579cm" svg:y="16.594cm">
          <text:p/>
        </draw:rect>
        <draw:rect draw:style-name="gr2" draw:text-style-name="P1" draw:layer="layout" svg:width="0.338cm" svg:height="0.248cm" svg:x="12.91cm" svg:y="16.594cm">
          <text:p/>
        </draw:rect>
        <draw:rect draw:style-name="gr5" draw:text-style-name="P1" draw:layer="layout" svg:width="0.337cm" svg:height="0.248cm" svg:x="13.242cm" svg:y="16.594cm">
          <text:p/>
        </draw:rect>
        <draw:rect draw:style-name="gr2" draw:text-style-name="P1" draw:layer="layout" svg:width="0.338cm" svg:height="0.248cm" svg:x="10.603cm" svg:y="16.594cm">
          <text:p/>
        </draw:rect>
        <draw:rect draw:style-name="gr2" draw:text-style-name="P1" draw:layer="layout" svg:width="0.338cm" svg:height="0.248cm" svg:x="10.935cm" svg:y="16.594cm">
          <text:p/>
        </draw:rect>
        <draw:rect draw:style-name="gr2" draw:text-style-name="P1" draw:layer="layout" svg:width="0.337cm" svg:height="0.248cm" svg:x="9.917cm" svg:y="16.594cm">
          <text:p/>
        </draw:rect>
        <draw:rect draw:style-name="gr2" draw:text-style-name="P1" draw:layer="layout" svg:width="0.338cm" svg:height="0.248cm" svg:x="10.249cm" svg:y="16.594cm">
          <text:p/>
        </draw:rect>
        <draw:rect draw:style-name="gr2" draw:text-style-name="P1" draw:layer="layout" svg:width="0.338cm" svg:height="0.248cm" svg:x="11.251cm" svg:y="16.838cm">
          <text:p/>
        </draw:rect>
        <draw:rect draw:style-name="gr2" draw:text-style-name="P1" draw:layer="layout" svg:width="0.339cm" svg:height="0.248cm" svg:x="11.582cm" svg:y="16.838cm">
          <text:p/>
        </draw:rect>
        <draw:rect draw:style-name="gr3" draw:text-style-name="P1" draw:layer="layout" svg:width="0.338cm" svg:height="0.248cm" svg:x="11.914cm" svg:y="16.838cm">
          <text:p/>
        </draw:rect>
        <draw:rect draw:style-name="gr2" draw:text-style-name="P1" draw:layer="layout" svg:width="0.337cm" svg:height="0.248cm" svg:x="12.247cm" svg:y="16.838cm">
          <text:p/>
        </draw:rect>
        <draw:rect draw:style-name="gr2" draw:text-style-name="P1" draw:layer="layout" svg:width="0.337cm" svg:height="0.248cm" svg:x="12.579cm" svg:y="16.838cm">
          <text:p/>
        </draw:rect>
        <draw:rect draw:style-name="gr5" draw:text-style-name="P1" draw:layer="layout" svg:width="0.338cm" svg:height="0.248cm" svg:x="12.91cm" svg:y="16.838cm">
          <text:p/>
        </draw:rect>
        <draw:rect draw:style-name="gr2" draw:text-style-name="P1" draw:layer="layout" svg:width="0.337cm" svg:height="0.248cm" svg:x="13.242cm" svg:y="16.838cm">
          <text:p/>
        </draw:rect>
        <draw:rect draw:style-name="gr2" draw:text-style-name="P1" draw:layer="layout" svg:width="0.338cm" svg:height="0.248cm" svg:x="10.603cm" svg:y="16.838cm">
          <text:p/>
        </draw:rect>
        <draw:rect draw:style-name="gr7" draw:text-style-name="P1" draw:layer="layout" svg:width="0.338cm" svg:height="0.248cm" svg:x="10.935cm" svg:y="16.838cm">
          <text:p/>
        </draw:rect>
        <draw:rect draw:style-name="gr2" draw:text-style-name="P1" draw:layer="layout" svg:width="0.337cm" svg:height="0.248cm" svg:x="9.917cm" svg:y="16.838cm">
          <text:p/>
        </draw:rect>
        <draw:rect draw:style-name="gr2" draw:text-style-name="P1" draw:layer="layout" svg:width="0.338cm" svg:height="0.248cm" svg:x="10.249cm" svg:y="16.838cm">
          <text:p/>
        </draw:rect>
        <draw:rect draw:style-name="gr2" draw:text-style-name="P1" draw:layer="layout" svg:width="0.338cm" svg:height="0.248cm" svg:x="11.251cm" svg:y="17.082cm">
          <text:p/>
        </draw:rect>
        <draw:rect draw:style-name="gr2" draw:text-style-name="P1" draw:layer="layout" svg:width="0.339cm" svg:height="0.248cm" svg:x="11.582cm" svg:y="17.082cm">
          <text:p/>
        </draw:rect>
        <draw:rect draw:style-name="gr2" draw:text-style-name="P1" draw:layer="layout" svg:width="0.338cm" svg:height="0.248cm" svg:x="11.914cm" svg:y="17.082cm">
          <text:p/>
        </draw:rect>
        <draw:rect draw:style-name="gr3" draw:text-style-name="P1" draw:layer="layout" svg:width="0.337cm" svg:height="0.248cm" svg:x="12.247cm" svg:y="17.082cm">
          <text:p/>
        </draw:rect>
        <draw:rect draw:style-name="gr2" draw:text-style-name="P1" draw:layer="layout" svg:width="0.337cm" svg:height="0.248cm" svg:x="12.579cm" svg:y="17.082cm">
          <text:p/>
        </draw:rect>
        <draw:rect draw:style-name="gr2" draw:text-style-name="P1" draw:layer="layout" svg:width="0.338cm" svg:height="0.248cm" svg:x="12.91cm" svg:y="17.082cm">
          <text:p/>
        </draw:rect>
        <draw:rect draw:style-name="gr3" draw:text-style-name="P1" draw:layer="layout" svg:width="0.337cm" svg:height="0.248cm" svg:x="13.242cm" svg:y="17.082cm">
          <text:p/>
        </draw:rect>
        <draw:rect draw:style-name="gr2" draw:text-style-name="P1" draw:layer="layout" svg:width="0.338cm" svg:height="0.248cm" svg:x="10.603cm" svg:y="17.082cm">
          <text:p/>
        </draw:rect>
        <draw:rect draw:style-name="gr2" draw:text-style-name="P1" draw:layer="layout" svg:width="0.338cm" svg:height="0.248cm" svg:x="10.935cm" svg:y="17.082cm">
          <text:p/>
        </draw:rect>
        <draw:rect draw:style-name="gr2" draw:text-style-name="P1" draw:layer="layout" svg:width="0.337cm" svg:height="0.248cm" svg:x="9.917cm" svg:y="17.082cm">
          <text:p/>
        </draw:rect>
        <draw:rect draw:style-name="gr7" draw:text-style-name="P1" draw:layer="layout" svg:width="0.338cm" svg:height="0.248cm" svg:x="10.249cm" svg:y="17.082cm">
          <text:p/>
        </draw:rect>
        <draw:rect draw:style-name="gr3" draw:text-style-name="P1" draw:layer="layout" svg:width="0.338cm" svg:height="0.247cm" svg:x="11.251cm" svg:y="17.326cm">
          <text:p/>
        </draw:rect>
        <draw:rect draw:style-name="gr2" draw:text-style-name="P1" draw:layer="layout" svg:width="0.339cm" svg:height="0.247cm" svg:x="11.582cm" svg:y="17.326cm">
          <text:p/>
        </draw:rect>
        <draw:rect draw:style-name="gr2" draw:text-style-name="P1" draw:layer="layout" svg:width="0.338cm" svg:height="0.247cm" svg:x="11.914cm" svg:y="17.326cm">
          <text:p/>
        </draw:rect>
        <draw:rect draw:style-name="gr2" draw:text-style-name="P1" draw:layer="layout" svg:width="0.337cm" svg:height="0.247cm" svg:x="12.247cm" svg:y="17.326cm">
          <text:p/>
        </draw:rect>
        <draw:rect draw:style-name="gr3" draw:text-style-name="P1" draw:layer="layout" svg:width="0.337cm" svg:height="0.247cm" svg:x="12.579cm" svg:y="17.326cm">
          <text:p/>
        </draw:rect>
        <draw:rect draw:style-name="gr2" draw:text-style-name="P1" draw:layer="layout" svg:width="0.338cm" svg:height="0.247cm" svg:x="12.91cm" svg:y="17.326cm">
          <text:p/>
        </draw:rect>
        <draw:rect draw:style-name="gr2" draw:text-style-name="P1" draw:layer="layout" svg:width="0.337cm" svg:height="0.247cm" svg:x="13.242cm" svg:y="17.326cm">
          <text:p/>
        </draw:rect>
        <draw:rect draw:style-name="gr2" draw:text-style-name="P1" draw:layer="layout" svg:width="0.338cm" svg:height="0.247cm" svg:x="10.603cm" svg:y="17.326cm">
          <text:p/>
        </draw:rect>
        <draw:rect draw:style-name="gr2" draw:text-style-name="P1" draw:layer="layout" svg:width="0.338cm" svg:height="0.247cm" svg:x="10.935cm" svg:y="17.326cm">
          <text:p/>
        </draw:rect>
        <draw:rect draw:style-name="gr2" draw:text-style-name="P1" draw:layer="layout" svg:width="0.337cm" svg:height="0.247cm" svg:x="9.917cm" svg:y="17.326cm">
          <text:p/>
        </draw:rect>
        <draw:rect draw:style-name="gr2" draw:text-style-name="P1" draw:layer="layout" svg:width="0.338cm" svg:height="0.247cm" svg:x="10.249cm" svg:y="17.326cm">
          <text:p/>
        </draw:rect>
        <draw:rect draw:style-name="gr2" draw:text-style-name="P1" draw:layer="layout" svg:width="0.338cm" svg:height="0.248cm" svg:x="11.251cm" svg:y="17.569cm">
          <text:p/>
        </draw:rect>
        <draw:rect draw:style-name="gr3" draw:text-style-name="P1" draw:layer="layout" svg:width="0.339cm" svg:height="0.248cm" svg:x="11.582cm" svg:y="17.569cm">
          <text:p/>
        </draw:rect>
        <draw:rect draw:style-name="gr3" draw:text-style-name="P1" draw:layer="layout" svg:width="0.338cm" svg:height="0.248cm" svg:x="11.914cm" svg:y="17.569cm">
          <text:p/>
        </draw:rect>
        <draw:rect draw:style-name="gr2" draw:text-style-name="P1" draw:layer="layout" svg:width="0.337cm" svg:height="0.248cm" svg:x="12.247cm" svg:y="17.569cm">
          <text:p/>
        </draw:rect>
        <draw:rect draw:style-name="gr2" draw:text-style-name="P1" draw:layer="layout" svg:width="0.337cm" svg:height="0.248cm" svg:x="12.579cm" svg:y="17.569cm">
          <text:p/>
        </draw:rect>
        <draw:rect draw:style-name="gr3" draw:text-style-name="P1" draw:layer="layout" svg:width="0.338cm" svg:height="0.248cm" svg:x="12.91cm" svg:y="17.569cm">
          <text:p/>
        </draw:rect>
        <draw:rect draw:style-name="gr2" draw:text-style-name="P1" draw:layer="layout" svg:width="0.337cm" svg:height="0.248cm" svg:x="13.242cm" svg:y="17.569cm">
          <text:p/>
        </draw:rect>
        <draw:rect draw:style-name="gr2" draw:text-style-name="P1" draw:layer="layout" svg:width="0.338cm" svg:height="0.248cm" svg:x="10.603cm" svg:y="17.569cm">
          <text:p/>
        </draw:rect>
        <draw:rect draw:style-name="gr2" draw:text-style-name="P1" draw:layer="layout" svg:width="0.338cm" svg:height="0.248cm" svg:x="10.935cm" svg:y="17.569cm">
          <text:p/>
        </draw:rect>
        <draw:rect draw:style-name="gr2" draw:text-style-name="P1" draw:layer="layout" svg:width="0.337cm" svg:height="0.248cm" svg:x="9.917cm" svg:y="17.569cm">
          <text:p/>
        </draw:rect>
        <draw:rect draw:style-name="gr7" draw:text-style-name="P1" draw:layer="layout" svg:width="0.338cm" svg:height="0.248cm" svg:x="10.249cm" svg:y="17.569cm">
          <text:p/>
        </draw:rect>
        <draw:rect draw:style-name="gr2" draw:text-style-name="P1" draw:layer="layout" svg:width="0.338cm" svg:height="0.248cm" svg:x="11.251cm" svg:y="17.813cm">
          <text:p/>
        </draw:rect>
        <draw:rect draw:style-name="gr2" draw:text-style-name="P1" draw:layer="layout" svg:width="0.339cm" svg:height="0.248cm" svg:x="11.582cm" svg:y="17.813cm">
          <text:p/>
        </draw:rect>
        <draw:rect draw:style-name="gr2" draw:text-style-name="P1" draw:layer="layout" svg:width="0.338cm" svg:height="0.248cm" svg:x="11.914cm" svg:y="17.813cm">
          <text:p/>
        </draw:rect>
        <draw:rect draw:style-name="gr2" draw:text-style-name="P1" draw:layer="layout" svg:width="0.337cm" svg:height="0.248cm" svg:x="12.247cm" svg:y="17.813cm">
          <text:p/>
        </draw:rect>
        <draw:rect draw:style-name="gr2" draw:text-style-name="P1" draw:layer="layout" svg:width="0.337cm" svg:height="0.248cm" svg:x="12.579cm" svg:y="17.813cm">
          <text:p/>
        </draw:rect>
        <draw:rect draw:style-name="gr2" draw:text-style-name="P1" draw:layer="layout" svg:width="0.338cm" svg:height="0.248cm" svg:x="12.91cm" svg:y="17.813cm">
          <text:p/>
        </draw:rect>
        <draw:rect draw:style-name="gr3" draw:text-style-name="P1" draw:layer="layout" svg:width="0.337cm" svg:height="0.248cm" svg:x="13.242cm" svg:y="17.813cm">
          <text:p/>
        </draw:rect>
        <draw:rect draw:style-name="gr5" draw:text-style-name="P1" draw:layer="layout" svg:width="0.338cm" svg:height="0.248cm" svg:x="10.603cm" svg:y="17.813cm">
          <text:p/>
        </draw:rect>
        <draw:rect draw:style-name="gr5" draw:text-style-name="P1" draw:layer="layout" svg:width="0.338cm" svg:height="0.248cm" svg:x="10.935cm" svg:y="17.813cm">
          <text:p/>
        </draw:rect>
        <draw:rect draw:style-name="gr2" draw:text-style-name="P1" draw:layer="layout" svg:width="0.337cm" svg:height="0.248cm" svg:x="9.917cm" svg:y="17.813cm">
          <text:p/>
        </draw:rect>
        <draw:rect draw:style-name="gr2" draw:text-style-name="P1" draw:layer="layout" svg:width="0.338cm" svg:height="0.248cm" svg:x="10.249cm" svg:y="17.813cm">
          <text:p/>
        </draw:rect>
        <draw:rect draw:style-name="gr3" draw:text-style-name="P1" draw:layer="layout" svg:width="0.328cm" svg:height="0.254cm" svg:x="6.573cm" svg:y="2.96cm">
          <text:p/>
        </draw:rect>
        <draw:rect draw:style-name="gr3" draw:text-style-name="P1" draw:layer="layout" svg:width="0.328cm" svg:height="0.254cm" svg:x="20.013cm" svg:y="2.556cm">
          <text:p/>
        </draw:rect>
        <draw:rect draw:style-name="gr3" draw:text-style-name="P1" draw:layer="layout" svg:width="0.328cm" svg:height="0.254cm" svg:x="20.336cm" svg:y="2.556cm">
          <text:p/>
        </draw:rect>
        <draw:rect draw:style-name="gr3" draw:text-style-name="P1" draw:layer="layout" svg:width="0.328cm" svg:height="0.254cm" svg:x="17.116cm" svg:y="2.556cm">
          <text:p/>
        </draw:rect>
        <draw:rect draw:style-name="gr3" draw:text-style-name="P1" draw:layer="layout" svg:width="0.329cm" svg:height="0.254cm" svg:x="17.438cm" svg:y="2.556cm">
          <text:p/>
        </draw:rect>
        <draw:rect draw:style-name="gr2" draw:text-style-name="P1" draw:layer="layout" svg:width="0.328cm" svg:height="0.254cm" svg:x="17.761cm" svg:y="2.556cm">
          <text:p/>
        </draw:rect>
        <draw:rect draw:style-name="gr2" draw:text-style-name="P1" draw:layer="layout" svg:width="0.329cm" svg:height="0.254cm" svg:x="18.083cm" svg:y="2.556cm">
          <text:p/>
        </draw:rect>
        <draw:rect draw:style-name="gr2" draw:text-style-name="P1" draw:layer="layout" svg:width="0.327cm" svg:height="0.254cm" svg:x="18.406cm" svg:y="2.556cm">
          <text:p/>
        </draw:rect>
        <draw:rect draw:style-name="gr4" draw:text-style-name="P1" draw:layer="layout" svg:width="0.329cm" svg:height="0.254cm" svg:x="19.706cm" svg:y="2.556cm">
          <text:p/>
        </draw:rect>
        <draw:rect draw:style-name="gr3" draw:text-style-name="P1" draw:layer="layout" svg:width="0.328cm" svg:height="0.254cm" svg:x="20.013cm" svg:y="2.806cm">
          <text:p/>
        </draw:rect>
        <draw:rect draw:style-name="gr3" draw:text-style-name="P1" draw:layer="layout" svg:width="0.328cm" svg:height="0.254cm" svg:x="20.336cm" svg:y="2.806cm">
          <text:p/>
        </draw:rect>
        <draw:rect draw:style-name="gr3" draw:text-style-name="P1" draw:layer="layout" svg:width="0.328cm" svg:height="0.254cm" svg:x="17.116cm" svg:y="2.806cm">
          <text:p/>
        </draw:rect>
        <draw:rect draw:style-name="gr5" draw:text-style-name="P1" draw:layer="layout" svg:width="0.329cm" svg:height="0.254cm" svg:x="17.438cm" svg:y="2.806cm">
          <text:p/>
        </draw:rect>
        <draw:rect draw:style-name="gr3" draw:text-style-name="P1" draw:layer="layout" svg:width="0.328cm" svg:height="0.254cm" svg:x="17.761cm" svg:y="2.806cm">
          <text:p/>
        </draw:rect>
        <draw:rect draw:style-name="gr2" draw:text-style-name="P1" draw:layer="layout" svg:width="0.329cm" svg:height="0.254cm" svg:x="18.083cm" svg:y="2.806cm">
          <text:p/>
        </draw:rect>
        <draw:rect draw:style-name="gr2" draw:text-style-name="P1" draw:layer="layout" svg:width="0.327cm" svg:height="0.254cm" svg:x="18.406cm" svg:y="2.806cm">
          <text:p/>
        </draw:rect>
        <draw:rect draw:style-name="gr2" draw:text-style-name="P1" draw:layer="layout" svg:width="0.329cm" svg:height="0.254cm" svg:x="19.706cm" svg:y="2.806cm">
          <text:p/>
        </draw:rect>
        <draw:rect draw:style-name="gr3" draw:text-style-name="P1" draw:layer="layout" svg:width="0.328cm" svg:height="0.254cm" svg:x="20.013cm" svg:y="3.056cm">
          <text:p/>
        </draw:rect>
        <draw:rect draw:style-name="gr6" draw:text-style-name="P1" draw:layer="layout" svg:width="0.328cm" svg:height="0.254cm" svg:x="20.336cm" svg:y="3.306cm">
          <text:p/>
        </draw:rect>
        <draw:rect draw:style-name="gr3" draw:text-style-name="P1" draw:layer="layout" svg:width="0.328cm" svg:height="0.254cm" svg:x="17.116cm" svg:y="3.056cm">
          <text:p/>
        </draw:rect>
        <draw:rect draw:style-name="gr2" draw:text-style-name="P1" draw:layer="layout" svg:width="0.329cm" svg:height="0.254cm" svg:x="17.438cm" svg:y="3.056cm">
          <text:p/>
        </draw:rect>
        <draw:rect draw:style-name="gr3" draw:text-style-name="P1" draw:layer="layout" svg:width="0.328cm" svg:height="0.254cm" svg:x="17.761cm" svg:y="3.056cm">
          <text:p/>
        </draw:rect>
        <draw:rect draw:style-name="gr2" draw:text-style-name="P1" draw:layer="layout" svg:width="0.329cm" svg:height="0.254cm" svg:x="18.083cm" svg:y="3.056cm">
          <text:p/>
        </draw:rect>
        <draw:rect draw:style-name="gr2" draw:text-style-name="P1" draw:layer="layout" svg:width="0.327cm" svg:height="0.254cm" svg:x="18.406cm" svg:y="3.056cm">
          <text:p/>
        </draw:rect>
        <draw:rect draw:style-name="gr7" draw:text-style-name="P1" draw:layer="layout" svg:width="0.329cm" svg:height="0.254cm" svg:x="19.706cm" svg:y="3.056cm">
          <text:p/>
        </draw:rect>
        <draw:rect draw:style-name="gr3" draw:text-style-name="P1" draw:layer="layout" svg:width="0.328cm" svg:height="0.254cm" svg:x="20.013cm" svg:y="3.306cm">
          <text:p/>
        </draw:rect>
        <draw:rect draw:style-name="gr3" draw:text-style-name="P1" draw:layer="layout" svg:width="0.328cm" svg:height="0.254cm" svg:x="20.336cm" svg:y="3.306cm">
          <text:p/>
        </draw:rect>
        <draw:rect draw:style-name="gr5" draw:text-style-name="P1" draw:layer="layout" svg:width="0.328cm" svg:height="0.254cm" svg:x="17.116cm" svg:y="3.306cm">
          <text:p/>
        </draw:rect>
        <draw:rect draw:style-name="gr3" draw:text-style-name="P1" draw:layer="layout" svg:width="0.329cm" svg:height="0.254cm" svg:x="17.438cm" svg:y="3.306cm">
          <text:p/>
        </draw:rect>
        <draw:rect draw:style-name="gr3" draw:text-style-name="P1" draw:layer="layout" svg:width="0.328cm" svg:height="0.254cm" svg:x="17.761cm" svg:y="3.306cm">
          <text:p/>
        </draw:rect>
        <draw:rect draw:style-name="gr6" draw:text-style-name="P1" draw:layer="layout" svg:width="0.329cm" svg:height="0.254cm" svg:x="18.083cm" svg:y="3.306cm">
          <text:p/>
        </draw:rect>
        <draw:rect draw:style-name="gr2" draw:text-style-name="P1" draw:layer="layout" svg:width="0.327cm" svg:height="0.254cm" svg:x="18.406cm" svg:y="3.306cm">
          <text:p/>
        </draw:rect>
        <draw:rect draw:style-name="gr4" draw:text-style-name="P1" draw:layer="layout" svg:width="0.329cm" svg:height="0.254cm" svg:x="19.706cm" svg:y="3.306cm">
          <text:p/>
        </draw:rect>
        <draw:rect draw:style-name="gr2" draw:text-style-name="P1" draw:layer="layout" svg:width="0.328cm" svg:height="0.254cm" svg:x="20.013cm" svg:y="3.556cm">
          <text:p/>
        </draw:rect>
        <draw:rect draw:style-name="gr7" draw:text-style-name="P1" draw:layer="layout" svg:width="0.328cm" svg:height="0.254cm" svg:x="20.336cm" svg:y="3.556cm">
          <text:p/>
        </draw:rect>
        <draw:rect draw:style-name="gr3" draw:text-style-name="P1" draw:layer="layout" svg:width="0.328cm" svg:height="0.254cm" svg:x="17.116cm" svg:y="3.556cm">
          <text:p/>
        </draw:rect>
        <draw:rect draw:style-name="gr3" draw:text-style-name="P1" draw:layer="layout" svg:width="0.329cm" svg:height="0.254cm" svg:x="17.438cm" svg:y="3.556cm">
          <text:p/>
        </draw:rect>
        <draw:rect draw:style-name="gr5" draw:text-style-name="P1" draw:layer="layout" svg:width="0.328cm" svg:height="0.254cm" svg:x="17.761cm" svg:y="3.556cm">
          <text:p/>
        </draw:rect>
        <draw:rect draw:style-name="gr2" draw:text-style-name="P1" draw:layer="layout" svg:width="0.329cm" svg:height="0.254cm" svg:x="18.083cm" svg:y="3.556cm">
          <text:p/>
        </draw:rect>
        <draw:rect draw:style-name="gr2" draw:text-style-name="P1" draw:layer="layout" svg:width="0.327cm" svg:height="0.254cm" svg:x="18.406cm" svg:y="3.556cm">
          <text:p/>
        </draw:rect>
        <draw:rect draw:style-name="gr2" draw:text-style-name="P1" draw:layer="layout" svg:width="0.329cm" svg:height="0.254cm" svg:x="19.706cm" svg:y="3.556cm">
          <text:p/>
        </draw:rect>
        <draw:rect draw:style-name="gr3" draw:text-style-name="P1" draw:layer="layout" svg:width="0.328cm" svg:height="0.254cm" svg:x="20.013cm" svg:y="3.806cm">
          <text:p/>
        </draw:rect>
        <draw:rect draw:style-name="gr3" draw:text-style-name="P1" draw:layer="layout" svg:width="0.328cm" svg:height="0.254cm" svg:x="20.336cm" svg:y="3.806cm">
          <text:p/>
        </draw:rect>
        <draw:rect draw:style-name="gr5" draw:text-style-name="P1" draw:layer="layout" svg:width="0.328cm" svg:height="0.254cm" svg:x="17.116cm" svg:y="3.806cm">
          <text:p/>
        </draw:rect>
        <draw:rect draw:style-name="gr2" draw:text-style-name="P1" draw:layer="layout" svg:width="0.329cm" svg:height="0.254cm" svg:x="17.438cm" svg:y="3.806cm">
          <text:p/>
        </draw:rect>
        <draw:rect draw:style-name="gr3" draw:text-style-name="P1" draw:layer="layout" svg:width="0.328cm" svg:height="0.254cm" svg:x="17.761cm" svg:y="3.806cm">
          <text:p/>
        </draw:rect>
        <draw:rect draw:style-name="gr6" draw:text-style-name="P1" draw:layer="layout" svg:width="0.329cm" svg:height="0.254cm" svg:x="18.083cm" svg:y="3.806cm">
          <text:p/>
        </draw:rect>
        <draw:rect draw:style-name="gr2" draw:text-style-name="P1" draw:layer="layout" svg:width="0.327cm" svg:height="0.254cm" svg:x="18.406cm" svg:y="3.806cm">
          <text:p/>
        </draw:rect>
        <draw:rect draw:style-name="gr2" draw:text-style-name="P1" draw:layer="layout" svg:width="0.329cm" svg:height="0.254cm" svg:x="19.706cm" svg:y="3.806cm">
          <text:p/>
        </draw:rect>
        <draw:rect draw:style-name="gr2" draw:text-style-name="P1" draw:layer="layout" svg:width="0.328cm" svg:height="0.254cm" svg:x="20.013cm" svg:y="4.056cm">
          <text:p/>
        </draw:rect>
        <draw:rect draw:style-name="gr7" draw:text-style-name="P1" draw:layer="layout" svg:width="0.328cm" svg:height="0.254cm" svg:x="20.336cm" svg:y="4.056cm">
          <text:p/>
        </draw:rect>
        <draw:rect draw:style-name="gr2" draw:text-style-name="P1" draw:layer="layout" svg:width="0.328cm" svg:height="0.254cm" svg:x="17.116cm" svg:y="4.056cm">
          <text:p/>
        </draw:rect>
        <draw:rect draw:style-name="gr3" draw:text-style-name="P1" draw:layer="layout" svg:width="0.329cm" svg:height="0.254cm" svg:x="17.438cm" svg:y="4.056cm">
          <text:p/>
        </draw:rect>
        <draw:rect draw:style-name="gr5" draw:text-style-name="P1" draw:layer="layout" svg:width="0.328cm" svg:height="0.254cm" svg:x="17.761cm" svg:y="4.056cm">
          <text:p/>
        </draw:rect>
        <draw:rect draw:style-name="gr2" draw:text-style-name="P1" draw:layer="layout" svg:width="0.329cm" svg:height="0.254cm" svg:x="18.083cm" svg:y="4.056cm">
          <text:p/>
        </draw:rect>
        <draw:rect draw:style-name="gr2" draw:text-style-name="P1" draw:layer="layout" svg:width="0.327cm" svg:height="0.254cm" svg:x="18.406cm" svg:y="4.056cm">
          <text:p/>
        </draw:rect>
        <draw:rect draw:style-name="gr2" draw:text-style-name="P1" draw:layer="layout" svg:width="0.329cm" svg:height="0.254cm" svg:x="19.706cm" svg:y="4.056cm">
          <text:p/>
        </draw:rect>
        <draw:rect draw:style-name="gr4" draw:text-style-name="P1" draw:layer="layout" svg:width="0.328cm" svg:height="0.254cm" svg:x="20.013cm" svg:y="4.306cm">
          <text:p/>
        </draw:rect>
        <draw:rect draw:style-name="gr2" draw:text-style-name="P1" draw:layer="layout" svg:width="0.328cm" svg:height="0.254cm" svg:x="20.336cm" svg:y="4.306cm">
          <text:p/>
        </draw:rect>
        <draw:rect draw:style-name="gr5" draw:text-style-name="P1" draw:layer="layout" svg:width="0.328cm" svg:height="0.254cm" svg:x="17.116cm" svg:y="4.306cm">
          <text:p/>
        </draw:rect>
        <draw:rect draw:style-name="gr2" draw:text-style-name="P1" draw:layer="layout" svg:width="0.329cm" svg:height="0.254cm" svg:x="17.438cm" svg:y="4.306cm">
          <text:p/>
        </draw:rect>
        <draw:rect draw:style-name="gr6" draw:text-style-name="P1" draw:layer="layout" svg:width="0.328cm" svg:height="0.254cm" svg:x="17.761cm" svg:y="4.306cm">
          <text:p/>
        </draw:rect>
        <draw:rect draw:style-name="gr3" draw:text-style-name="P1" draw:layer="layout" svg:width="0.329cm" svg:height="0.254cm" svg:x="18.083cm" svg:y="4.306cm">
          <text:p/>
        </draw:rect>
        <draw:rect draw:style-name="gr3" draw:text-style-name="P1" draw:layer="layout" svg:width="0.327cm" svg:height="0.254cm" svg:x="18.406cm" svg:y="4.306cm">
          <text:p/>
        </draw:rect>
        <draw:rect draw:style-name="gr2" draw:text-style-name="P1" draw:layer="layout" svg:width="0.329cm" svg:height="0.254cm" svg:x="19.706cm" svg:y="4.306cm">
          <text:p/>
        </draw:rect>
        <draw:rect draw:style-name="gr2" draw:text-style-name="P1" draw:layer="layout" svg:width="0.328cm" svg:height="0.255cm" svg:x="20.013cm" svg:y="4.555cm">
          <text:p/>
        </draw:rect>
        <draw:rect draw:style-name="gr2" draw:text-style-name="P1" draw:layer="layout" svg:width="0.328cm" svg:height="0.255cm" svg:x="20.336cm" svg:y="4.555cm">
          <text:p/>
        </draw:rect>
        <draw:rect draw:style-name="gr2" draw:text-style-name="P1" draw:layer="layout" svg:width="0.328cm" svg:height="0.255cm" svg:x="17.116cm" svg:y="4.555cm">
          <text:p/>
        </draw:rect>
        <draw:rect draw:style-name="gr2" draw:text-style-name="P1" draw:layer="layout" svg:width="0.329cm" svg:height="0.255cm" svg:x="17.438cm" svg:y="4.555cm">
          <text:p/>
        </draw:rect>
        <draw:rect draw:style-name="gr2" draw:text-style-name="P1" draw:layer="layout" svg:width="0.328cm" svg:height="0.255cm" svg:x="17.761cm" svg:y="4.555cm">
          <text:p/>
        </draw:rect>
        <draw:rect draw:style-name="gr2" draw:text-style-name="P1" draw:layer="layout" svg:width="0.329cm" svg:height="0.255cm" svg:x="18.083cm" svg:y="4.555cm">
          <text:p/>
        </draw:rect>
        <draw:rect draw:style-name="gr3" draw:text-style-name="P1" draw:layer="layout" svg:width="0.327cm" svg:height="0.255cm" svg:x="18.406cm" svg:y="4.555cm">
          <text:p/>
        </draw:rect>
        <draw:rect draw:style-name="gr3" draw:text-style-name="P1" draw:layer="layout" svg:width="0.329cm" svg:height="0.255cm" svg:x="19.706cm" svg:y="4.555cm">
          <text:p/>
        </draw:rect>
        <draw:rect draw:style-name="gr4" draw:text-style-name="P1" draw:layer="layout" svg:width="0.328cm" svg:height="0.255cm" svg:x="20.013cm" svg:y="4.805cm">
          <text:p/>
        </draw:rect>
        <draw:rect draw:style-name="gr2" draw:text-style-name="P1" draw:layer="layout" svg:width="0.328cm" svg:height="0.255cm" svg:x="20.336cm" svg:y="4.805cm">
          <text:p/>
        </draw:rect>
        <draw:rect draw:style-name="gr5" draw:text-style-name="P1" draw:layer="layout" svg:width="0.328cm" svg:height="0.255cm" svg:x="17.116cm" svg:y="4.805cm">
          <text:p/>
        </draw:rect>
        <draw:rect draw:style-name="gr2" draw:text-style-name="P1" draw:layer="layout" svg:width="0.329cm" svg:height="0.255cm" svg:x="17.438cm" svg:y="4.805cm">
          <text:p/>
        </draw:rect>
        <draw:rect draw:style-name="gr6" draw:text-style-name="P1" draw:layer="layout" svg:width="0.328cm" svg:height="0.255cm" svg:x="17.761cm" svg:y="4.805cm">
          <text:p/>
        </draw:rect>
        <draw:rect draw:style-name="gr3" draw:text-style-name="P1" draw:layer="layout" svg:width="0.329cm" svg:height="0.255cm" svg:x="18.083cm" svg:y="4.805cm">
          <text:p/>
        </draw:rect>
        <draw:rect draw:style-name="gr5" draw:text-style-name="P1" draw:layer="layout" svg:width="0.327cm" svg:height="0.255cm" svg:x="18.406cm" svg:y="4.805cm">
          <text:p/>
        </draw:rect>
        <draw:rect draw:style-name="gr2" draw:text-style-name="P1" draw:layer="layout" svg:width="0.329cm" svg:height="0.255cm" svg:x="19.706cm" svg:y="4.805cm">
          <text:p/>
        </draw:rect>
        <draw:rect draw:style-name="gr2" draw:text-style-name="P1" draw:layer="layout" svg:width="0.328cm" svg:height="0.255cm" svg:x="20.013cm" svg:y="5.055cm">
          <text:p/>
        </draw:rect>
        <draw:rect draw:style-name="gr2" draw:text-style-name="P1" draw:layer="layout" svg:width="0.328cm" svg:height="0.255cm" svg:x="20.336cm" svg:y="5.055cm">
          <text:p/>
        </draw:rect>
        <draw:rect draw:style-name="gr2" draw:text-style-name="P1" draw:layer="layout" svg:width="0.328cm" svg:height="0.255cm" svg:x="17.116cm" svg:y="5.055cm">
          <text:p/>
        </draw:rect>
        <draw:rect draw:style-name="gr2" draw:text-style-name="P1" draw:layer="layout" svg:width="0.329cm" svg:height="0.255cm" svg:x="17.438cm" svg:y="5.055cm">
          <text:p/>
        </draw:rect>
        <draw:rect draw:style-name="gr2" draw:text-style-name="P1" draw:layer="layout" svg:width="0.328cm" svg:height="0.255cm" svg:x="17.761cm" svg:y="5.055cm">
          <text:p/>
        </draw:rect>
        <draw:rect draw:style-name="gr2" draw:text-style-name="P1" draw:layer="layout" svg:width="0.329cm" svg:height="0.255cm" svg:x="18.083cm" svg:y="5.055cm">
          <text:p/>
        </draw:rect>
        <draw:rect draw:style-name="gr3" draw:text-style-name="P1" draw:layer="layout" svg:width="0.327cm" svg:height="0.255cm" svg:x="18.406cm" svg:y="5.055cm">
          <text:p/>
        </draw:rect>
        <draw:rect draw:style-name="gr3" draw:text-style-name="P1" draw:layer="layout" svg:width="0.329cm" svg:height="0.255cm" svg:x="19.706cm" svg:y="5.055cm">
          <text:p/>
        </draw:rect>
        <draw:rect draw:style-name="gr3" draw:text-style-name="P1" draw:layer="layout" svg:width="0.328cm" svg:height="0.255cm" svg:x="20.013cm" svg:y="5.305cm">
          <text:p/>
        </draw:rect>
        <draw:rect draw:style-name="gr7" draw:text-style-name="P1" draw:layer="layout" svg:width="0.328cm" svg:height="0.255cm" svg:x="20.336cm" svg:y="5.305cm">
          <text:p/>
        </draw:rect>
        <draw:rect draw:style-name="gr3" draw:text-style-name="P1" draw:layer="layout" svg:width="0.328cm" svg:height="0.255cm" svg:x="17.116cm" svg:y="5.305cm">
          <text:p/>
        </draw:rect>
        <draw:rect draw:style-name="gr5" draw:text-style-name="P1" draw:layer="layout" svg:width="0.329cm" svg:height="0.255cm" svg:x="17.438cm" svg:y="5.305cm">
          <text:p/>
        </draw:rect>
        <draw:rect draw:style-name="gr3" draw:text-style-name="P1" draw:layer="layout" svg:width="0.328cm" svg:height="0.255cm" svg:x="17.761cm" svg:y="5.305cm">
          <text:p/>
        </draw:rect>
        <draw:rect draw:style-name="gr2" draw:text-style-name="P1" draw:layer="layout" svg:width="0.329cm" svg:height="0.255cm" svg:x="18.083cm" svg:y="5.305cm">
          <text:p/>
        </draw:rect>
        <draw:rect draw:style-name="gr2" draw:text-style-name="P1" draw:layer="layout" svg:width="0.327cm" svg:height="0.255cm" svg:x="18.406cm" svg:y="5.305cm">
          <text:p/>
        </draw:rect>
        <draw:rect draw:style-name="gr2" draw:text-style-name="P1" draw:layer="layout" svg:width="0.329cm" svg:height="0.255cm" svg:x="19.706cm" svg:y="5.305cm">
          <text:p/>
        </draw:rect>
        <draw:rect draw:style-name="gr4" draw:text-style-name="P1" draw:layer="layout" svg:width="0.328cm" svg:height="0.254cm" svg:x="20.013cm" svg:y="5.555cm">
          <text:p/>
        </draw:rect>
        <draw:rect draw:style-name="gr3" draw:text-style-name="P1" draw:layer="layout" svg:width="0.328cm" svg:height="0.254cm" svg:x="20.336cm" svg:y="5.555cm">
          <text:p/>
        </draw:rect>
        <draw:rect draw:style-name="gr3" draw:text-style-name="P1" draw:layer="layout" svg:width="0.328cm" svg:height="0.254cm" svg:x="17.116cm" svg:y="5.555cm">
          <text:p/>
        </draw:rect>
        <draw:rect draw:style-name="gr2" draw:text-style-name="P1" draw:layer="layout" svg:width="0.329cm" svg:height="0.254cm" svg:x="17.438cm" svg:y="5.555cm">
          <text:p/>
        </draw:rect>
        <draw:rect draw:style-name="gr3" draw:text-style-name="P1" draw:layer="layout" svg:width="0.328cm" svg:height="0.254cm" svg:x="17.761cm" svg:y="5.555cm">
          <text:p/>
        </draw:rect>
        <draw:rect draw:style-name="gr2" draw:text-style-name="P1" draw:layer="layout" svg:width="0.329cm" svg:height="0.254cm" svg:x="18.083cm" svg:y="5.555cm">
          <text:p/>
        </draw:rect>
        <draw:rect draw:style-name="gr7" draw:text-style-name="P1" draw:layer="layout" svg:width="0.327cm" svg:height="0.254cm" svg:x="18.406cm" svg:y="5.555cm">
          <text:p/>
        </draw:rect>
        <draw:rect draw:style-name="gr2" draw:text-style-name="P1" draw:layer="layout" svg:width="0.329cm" svg:height="0.254cm" svg:x="19.706cm" svg:y="5.555cm">
          <text:p/>
        </draw:rect>
        <draw:rect draw:style-name="gr3" draw:text-style-name="P1" draw:layer="layout" svg:width="0.33cm" svg:height="0.254cm" svg:x="19.679cm" svg:y="5.805cm">
          <text:p/>
        </draw:rect>
        <draw:rect draw:style-name="gr2" draw:text-style-name="P1" draw:layer="layout" svg:width="0.329cm" svg:height="0.254cm" svg:x="20.001cm" svg:y="5.805cm">
          <text:p/>
        </draw:rect>
        <draw:rect draw:style-name="gr3" draw:text-style-name="P1" draw:layer="layout" svg:width="0.328cm" svg:height="0.254cm" svg:x="20.324cm" svg:y="5.805cm">
          <text:p/>
        </draw:rect>
        <draw:rect draw:style-name="gr3" draw:text-style-name="P1" draw:layer="layout" svg:width="0.328cm" svg:height="0.254cm" svg:x="17.104cm" svg:y="5.805cm">
          <text:p/>
        </draw:rect>
        <draw:rect draw:style-name="gr2" draw:text-style-name="P1" draw:layer="layout" svg:width="0.327cm" svg:height="0.254cm" svg:x="17.428cm" svg:y="5.805cm">
          <text:p/>
        </draw:rect>
        <draw:rect draw:style-name="gr2" draw:text-style-name="P1" draw:layer="layout" svg:width="0.329cm" svg:height="0.254cm" svg:x="17.749cm" svg:y="5.805cm">
          <text:p/>
        </draw:rect>
        <draw:rect draw:style-name="gr6" draw:text-style-name="P1" draw:layer="layout" svg:width="0.329cm" svg:height="0.254cm" svg:x="18.06cm" svg:y="5.805cm">
          <text:p/>
        </draw:rect>
        <draw:rect draw:style-name="gr5" draw:text-style-name="P1" draw:layer="layout" svg:width="0.328cm" svg:height="0.254cm" svg:x="18.383cm" svg:y="5.805cm">
          <text:p/>
        </draw:rect>
        <draw:rect draw:style-name="gr2" draw:text-style-name="P1" draw:layer="layout" svg:width="0.33cm" svg:height="0.254cm" svg:x="19.679cm" svg:y="6.055cm">
          <text:p/>
        </draw:rect>
        <draw:rect draw:style-name="gr2" draw:text-style-name="P1" draw:layer="layout" svg:width="0.329cm" svg:height="0.254cm" svg:x="20.001cm" svg:y="6.055cm">
          <text:p/>
        </draw:rect>
        <draw:rect draw:style-name="gr3" draw:text-style-name="P1" draw:layer="layout" svg:width="0.328cm" svg:height="0.254cm" svg:x="20.324cm" svg:y="6.055cm">
          <text:p/>
        </draw:rect>
        <draw:rect draw:style-name="gr5" draw:text-style-name="P1" draw:layer="layout" svg:width="0.328cm" svg:height="0.254cm" svg:x="17.104cm" svg:y="6.055cm">
          <text:p/>
        </draw:rect>
        <draw:rect draw:style-name="gr2" draw:text-style-name="P1" draw:layer="layout" svg:width="0.327cm" svg:height="0.254cm" svg:x="17.428cm" svg:y="6.055cm">
          <text:p/>
        </draw:rect>
        <draw:rect draw:style-name="gr3" draw:text-style-name="P1" draw:layer="layout" svg:width="0.329cm" svg:height="0.254cm" svg:x="17.749cm" svg:y="6.055cm">
          <text:p/>
        </draw:rect>
        <draw:rect draw:style-name="gr2" draw:text-style-name="P1" draw:layer="layout" svg:width="0.329cm" svg:height="0.254cm" svg:x="18.06cm" svg:y="6.055cm">
          <text:p/>
        </draw:rect>
        <draw:rect draw:style-name="gr2" draw:text-style-name="P1" draw:layer="layout" svg:width="0.328cm" svg:height="0.254cm" svg:x="18.383cm" svg:y="6.055cm">
          <text:p/>
        </draw:rect>
        <draw:rect draw:style-name="gr3" draw:text-style-name="P1" draw:layer="layout" svg:width="0.33cm" svg:height="0.254cm" svg:x="19.679cm" svg:y="6.305cm">
          <text:p/>
        </draw:rect>
        <draw:rect draw:style-name="gr3" draw:text-style-name="P1" draw:layer="layout" svg:width="0.329cm" svg:height="0.254cm" svg:x="20.001cm" svg:y="6.305cm">
          <text:p/>
        </draw:rect>
        <draw:rect draw:style-name="gr3" draw:text-style-name="P1" draw:layer="layout" svg:width="0.328cm" svg:height="0.254cm" svg:x="20.324cm" svg:y="6.305cm">
          <text:p/>
        </draw:rect>
        <draw:rect draw:style-name="gr3" draw:text-style-name="P1" draw:layer="layout" svg:width="0.328cm" svg:height="0.254cm" svg:x="17.104cm" svg:y="6.305cm">
          <text:p/>
        </draw:rect>
        <draw:rect draw:style-name="gr2" draw:text-style-name="P1" draw:layer="layout" svg:width="0.327cm" svg:height="0.254cm" svg:x="17.428cm" svg:y="6.305cm">
          <text:p/>
        </draw:rect>
        <draw:rect draw:style-name="gr2" draw:text-style-name="P1" draw:layer="layout" svg:width="0.329cm" svg:height="0.254cm" svg:x="17.749cm" svg:y="6.305cm">
          <text:p/>
        </draw:rect>
        <draw:rect draw:style-name="gr6" draw:text-style-name="P1" draw:layer="layout" svg:width="0.329cm" svg:height="0.254cm" svg:x="18.06cm" svg:y="6.305cm">
          <text:p/>
        </draw:rect>
        <draw:rect draw:style-name="gr2" draw:text-style-name="P1" draw:layer="layout" svg:width="0.328cm" svg:height="0.254cm" svg:x="18.383cm" svg:y="6.305cm">
          <text:p/>
        </draw:rect>
        <draw:rect draw:style-name="gr3" draw:text-style-name="P1" draw:layer="layout" svg:width="0.329cm" svg:height="0.254cm" svg:x="19.68cm" svg:y="6.558cm">
          <text:p/>
        </draw:rect>
        <draw:rect draw:style-name="gr3" draw:text-style-name="P1" draw:layer="layout" svg:width="0.328cm" svg:height="0.254cm" svg:x="20.003cm" svg:y="6.558cm">
          <text:p/>
        </draw:rect>
        <draw:rect draw:style-name="gr4" draw:text-style-name="P1" draw:layer="layout" svg:width="0.329cm" svg:height="0.254cm" svg:x="20.325cm" svg:y="6.558cm">
          <text:p/>
        </draw:rect>
        <draw:rect draw:style-name="gr2" draw:text-style-name="P1" draw:layer="layout" svg:width="0.329cm" svg:height="0.254cm" svg:x="17.105cm" svg:y="6.558cm">
          <text:p/>
        </draw:rect>
        <draw:rect draw:style-name="gr5" draw:text-style-name="P1" draw:layer="layout" svg:width="0.328cm" svg:height="0.254cm" svg:x="17.428cm" svg:y="6.558cm">
          <text:p/>
        </draw:rect>
        <draw:rect draw:style-name="gr2" draw:text-style-name="P1" draw:layer="layout" svg:width="0.327cm" svg:height="0.254cm" svg:x="17.751cm" svg:y="6.558cm">
          <text:p/>
        </draw:rect>
        <draw:rect draw:style-name="gr2" draw:text-style-name="P1" draw:layer="layout" svg:width="0.328cm" svg:height="0.254cm" svg:x="18.062cm" svg:y="6.558cm">
          <text:p/>
        </draw:rect>
        <draw:rect draw:style-name="gr2" draw:text-style-name="P1" draw:layer="layout" svg:width="0.327cm" svg:height="0.254cm" svg:x="18.384cm" svg:y="6.558cm">
          <text:p/>
        </draw:rect>
        <draw:rect draw:style-name="gr3" draw:text-style-name="P1" draw:layer="layout" svg:width="0.329cm" svg:height="0.254cm" svg:x="19.68cm" svg:y="6.808cm">
          <text:p/>
        </draw:rect>
        <draw:rect draw:style-name="gr4" draw:text-style-name="P1" draw:layer="layout" svg:width="0.328cm" svg:height="0.254cm" svg:x="20.003cm" svg:y="6.808cm">
          <text:p/>
        </draw:rect>
        <draw:rect draw:style-name="gr2" draw:text-style-name="P1" draw:layer="layout" svg:width="0.329cm" svg:height="0.254cm" svg:x="20.325cm" svg:y="6.808cm">
          <text:p/>
        </draw:rect>
        <draw:rect draw:style-name="gr3" draw:text-style-name="P1" draw:layer="layout" svg:width="0.329cm" svg:height="0.254cm" svg:x="17.105cm" svg:y="6.808cm">
          <text:p/>
        </draw:rect>
        <draw:rect draw:style-name="gr2" draw:text-style-name="P1" draw:layer="layout" svg:width="0.328cm" svg:height="0.254cm" svg:x="17.428cm" svg:y="6.808cm">
          <text:p/>
        </draw:rect>
        <draw:rect draw:style-name="gr2" draw:text-style-name="P1" draw:layer="layout" svg:width="0.327cm" svg:height="0.254cm" svg:x="17.751cm" svg:y="6.808cm">
          <text:p/>
        </draw:rect>
        <draw:rect draw:style-name="gr3" draw:text-style-name="P1" draw:layer="layout" svg:width="0.328cm" svg:height="0.254cm" svg:x="18.062cm" svg:y="6.808cm">
          <text:p/>
        </draw:rect>
        <draw:rect draw:style-name="gr2" draw:text-style-name="P1" draw:layer="layout" svg:width="0.327cm" svg:height="0.254cm" svg:x="18.384cm" svg:y="6.808cm">
          <text:p/>
        </draw:rect>
        <draw:rect draw:style-name="gr3" draw:text-style-name="P1" draw:layer="layout" svg:width="0.329cm" svg:height="0.254cm" svg:x="19.68cm" svg:y="7.058cm">
          <text:p/>
        </draw:rect>
        <draw:rect draw:style-name="gr3" draw:text-style-name="P1" draw:layer="layout" svg:width="0.328cm" svg:height="0.254cm" svg:x="20.003cm" svg:y="7.058cm">
          <text:p/>
        </draw:rect>
        <draw:rect draw:style-name="gr7" draw:text-style-name="P1" draw:layer="layout" svg:width="0.329cm" svg:height="0.254cm" svg:x="20.325cm" svg:y="7.058cm">
          <text:p/>
        </draw:rect>
        <draw:rect draw:style-name="gr3" draw:text-style-name="P1" draw:layer="layout" svg:width="0.329cm" svg:height="0.254cm" svg:x="17.105cm" svg:y="7.058cm">
          <text:p/>
        </draw:rect>
        <draw:rect draw:style-name="gr2" draw:text-style-name="P1" draw:layer="layout" svg:width="0.328cm" svg:height="0.254cm" svg:x="17.428cm" svg:y="7.058cm">
          <text:p/>
        </draw:rect>
        <draw:rect draw:style-name="gr2" draw:text-style-name="P1" draw:layer="layout" svg:width="0.327cm" svg:height="0.254cm" svg:x="17.751cm" svg:y="7.058cm">
          <text:p/>
        </draw:rect>
        <draw:rect draw:style-name="gr2" draw:text-style-name="P1" draw:layer="layout" svg:width="0.328cm" svg:height="0.254cm" svg:x="18.062cm" svg:y="7.058cm">
          <text:p/>
        </draw:rect>
        <draw:rect draw:style-name="gr2" draw:text-style-name="P1" draw:layer="layout" svg:width="0.327cm" svg:height="0.254cm" svg:x="18.384cm" svg:y="7.058cm">
          <text:p/>
        </draw:rect>
        <draw:rect draw:style-name="gr7" draw:text-style-name="P1" draw:layer="layout" svg:width="0.329cm" svg:height="0.254cm" svg:x="19.68cm" svg:y="7.308cm">
          <text:p/>
        </draw:rect>
        <draw:rect draw:style-name="gr3" draw:text-style-name="P1" draw:layer="layout" svg:width="0.328cm" svg:height="0.254cm" svg:x="20.003cm" svg:y="7.308cm">
          <text:p/>
        </draw:rect>
        <draw:rect draw:style-name="gr3" draw:text-style-name="P1" draw:layer="layout" svg:width="0.329cm" svg:height="0.254cm" svg:x="20.325cm" svg:y="7.308cm">
          <text:p/>
        </draw:rect>
        <draw:rect draw:style-name="gr3" draw:text-style-name="P1" draw:layer="layout" svg:width="0.329cm" svg:height="0.254cm" svg:x="17.105cm" svg:y="7.308cm">
          <text:p/>
        </draw:rect>
        <draw:rect draw:style-name="gr5" draw:text-style-name="P1" draw:layer="layout" svg:width="0.328cm" svg:height="0.254cm" svg:x="17.428cm" svg:y="7.308cm">
          <text:p/>
        </draw:rect>
        <draw:rect draw:style-name="gr2" draw:text-style-name="P1" draw:layer="layout" svg:width="0.327cm" svg:height="0.254cm" svg:x="17.751cm" svg:y="7.308cm">
          <text:p/>
        </draw:rect>
        <draw:rect draw:style-name="gr6" draw:text-style-name="P1" draw:layer="layout" svg:width="0.328cm" svg:height="0.254cm" svg:x="18.062cm" svg:y="7.308cm">
          <text:p/>
        </draw:rect>
        <draw:rect draw:style-name="gr2" draw:text-style-name="P1" draw:layer="layout" svg:width="0.327cm" svg:height="0.254cm" svg:x="18.384cm" svg:y="7.308cm">
          <text:p/>
        </draw:rect>
        <draw:rect draw:style-name="gr2" draw:text-style-name="P1" draw:layer="layout" svg:width="0.329cm" svg:height="0.255cm" svg:x="19.68cm" svg:y="7.557cm">
          <text:p/>
        </draw:rect>
        <draw:rect draw:style-name="gr3" draw:text-style-name="P1" draw:layer="layout" svg:width="0.328cm" svg:height="0.255cm" svg:x="20.003cm" svg:y="7.557cm">
          <text:p/>
        </draw:rect>
        <draw:rect draw:style-name="gr3" draw:text-style-name="P1" draw:layer="layout" svg:width="0.329cm" svg:height="0.255cm" svg:x="20.325cm" svg:y="7.557cm">
          <text:p/>
        </draw:rect>
        <draw:rect draw:style-name="gr2" draw:text-style-name="P1" draw:layer="layout" svg:width="0.329cm" svg:height="0.255cm" svg:x="17.105cm" svg:y="7.557cm">
          <text:p/>
        </draw:rect>
        <draw:rect draw:style-name="gr2" draw:text-style-name="P1" draw:layer="layout" svg:width="0.328cm" svg:height="0.255cm" svg:x="17.428cm" svg:y="7.557cm">
          <text:p/>
        </draw:rect>
        <draw:rect draw:style-name="gr7" draw:text-style-name="P1" draw:layer="layout" svg:width="0.327cm" svg:height="0.255cm" svg:x="17.751cm" svg:y="7.557cm">
          <text:p/>
        </draw:rect>
        <draw:rect draw:style-name="gr2" draw:text-style-name="P1" draw:layer="layout" svg:width="0.328cm" svg:height="0.255cm" svg:x="18.062cm" svg:y="7.557cm">
          <text:p/>
        </draw:rect>
        <draw:rect draw:style-name="gr2" draw:text-style-name="P1" draw:layer="layout" svg:width="0.327cm" svg:height="0.255cm" svg:x="18.384cm" svg:y="7.557cm">
          <text:p/>
        </draw:rect>
        <draw:rect draw:style-name="gr3" draw:text-style-name="P1" draw:layer="layout" svg:width="0.327cm" svg:height="0.255cm" svg:x="18.402cm" svg:y="7.807cm">
          <text:p/>
        </draw:rect>
        <draw:rect draw:style-name="gr3" draw:text-style-name="P1" draw:layer="layout" svg:width="0.329cm" svg:height="0.255cm" svg:x="19.69cm" svg:y="7.807cm">
          <text:p/>
        </draw:rect>
        <draw:rect draw:style-name="gr4" draw:text-style-name="P1" draw:layer="layout" svg:width="0.328cm" svg:height="0.255cm" svg:x="20.003cm" svg:y="7.807cm">
          <text:p/>
        </draw:rect>
        <draw:rect draw:style-name="gr2" draw:text-style-name="P1" draw:layer="layout" svg:width="0.328cm" svg:height="0.255cm" svg:x="20.336cm" svg:y="7.807cm">
          <text:p/>
        </draw:rect>
        <draw:rect draw:style-name="gr2" draw:text-style-name="P1" draw:layer="layout" svg:width="0.328cm" svg:height="0.255cm" svg:x="17.771cm" svg:y="7.807cm">
          <text:p/>
        </draw:rect>
        <draw:rect draw:style-name="gr2" draw:text-style-name="P1" draw:layer="layout" svg:width="0.328cm" svg:height="0.255cm" svg:x="18.094cm" svg:y="7.807cm">
          <text:p/>
        </draw:rect>
        <draw:rect draw:style-name="gr3" draw:text-style-name="P1" draw:layer="layout" svg:width="0.328cm" svg:height="0.255cm" svg:x="17.104cm" svg:y="7.807cm">
          <text:p/>
        </draw:rect>
        <draw:rect draw:style-name="gr5" draw:text-style-name="P1" draw:layer="layout" svg:width="0.328cm" svg:height="0.255cm" svg:x="17.427cm" svg:y="7.807cm">
          <text:p/>
        </draw:rect>
        <draw:rect draw:style-name="gr2" draw:text-style-name="P1" draw:layer="layout" svg:width="0.327cm" svg:height="0.255cm" svg:x="18.402cm" svg:y="8.057cm">
          <text:p/>
        </draw:rect>
        <draw:rect draw:style-name="gr6" draw:text-style-name="P1" draw:layer="layout" svg:width="0.329cm" svg:height="0.255cm" svg:x="19.69cm" svg:y="8.307cm">
          <text:p/>
        </draw:rect>
        <draw:rect draw:style-name="gr2" draw:text-style-name="P1" draw:layer="layout" svg:width="0.328cm" svg:height="0.255cm" svg:x="20.013cm" svg:y="8.057cm">
          <text:p/>
        </draw:rect>
        <draw:rect draw:style-name="gr4" draw:text-style-name="P1" draw:layer="layout" svg:width="0.329cm" svg:height="0.255cm" svg:x="20.325cm" svg:y="8.057cm">
          <text:p/>
        </draw:rect>
        <draw:rect draw:style-name="gr6" draw:text-style-name="P1" draw:layer="layout" svg:width="0.328cm" svg:height="0.255cm" svg:x="17.771cm" svg:y="8.057cm">
          <text:p/>
        </draw:rect>
        <draw:rect draw:style-name="gr2" draw:text-style-name="P1" draw:layer="layout" svg:width="0.328cm" svg:height="0.255cm" svg:x="18.094cm" svg:y="8.057cm">
          <text:p/>
        </draw:rect>
        <draw:rect draw:style-name="gr2" draw:text-style-name="P1" draw:layer="layout" svg:width="0.328cm" svg:height="0.255cm" svg:x="17.104cm" svg:y="8.057cm">
          <text:p/>
        </draw:rect>
        <draw:rect draw:style-name="gr2" draw:text-style-name="P1" draw:layer="layout" svg:width="0.328cm" svg:height="0.255cm" svg:x="17.427cm" svg:y="8.057cm">
          <text:p/>
        </draw:rect>
        <draw:rect draw:style-name="gr2" draw:text-style-name="P1" draw:layer="layout" svg:width="0.327cm" svg:height="0.255cm" svg:x="18.402cm" svg:y="8.307cm">
          <text:p/>
        </draw:rect>
        <draw:rect draw:style-name="gr2" draw:text-style-name="P1" draw:layer="layout" svg:width="0.329cm" svg:height="0.255cm" svg:x="19.69cm" svg:y="8.307cm">
          <text:p/>
        </draw:rect>
        <draw:rect draw:style-name="gr3" draw:text-style-name="P1" draw:layer="layout" svg:width="0.328cm" svg:height="0.255cm" svg:x="20.013cm" svg:y="8.307cm">
          <text:p/>
        </draw:rect>
        <draw:rect draw:style-name="gr3" draw:text-style-name="P1" draw:layer="layout" svg:width="0.328cm" svg:height="0.255cm" svg:x="20.336cm" svg:y="8.307cm">
          <text:p/>
        </draw:rect>
        <draw:rect draw:style-name="gr3" draw:text-style-name="P1" draw:layer="layout" svg:width="0.328cm" svg:height="0.255cm" svg:x="17.771cm" svg:y="8.307cm">
          <text:p/>
        </draw:rect>
        <draw:rect draw:style-name="gr2" draw:text-style-name="P1" draw:layer="layout" svg:width="0.328cm" svg:height="0.255cm" svg:x="18.094cm" svg:y="8.307cm">
          <text:p/>
        </draw:rect>
        <draw:rect draw:style-name="gr2" draw:text-style-name="P1" draw:layer="layout" svg:width="0.328cm" svg:height="0.255cm" svg:x="17.104cm" svg:y="8.307cm">
          <text:p/>
        </draw:rect>
        <draw:rect draw:style-name="gr5" draw:text-style-name="P1" draw:layer="layout" svg:width="0.328cm" svg:height="0.255cm" svg:x="17.427cm" svg:y="8.307cm">
          <text:p/>
        </draw:rect>
        <draw:rect draw:style-name="gr2" draw:text-style-name="P1" draw:layer="layout" svg:width="0.327cm" svg:height="0.254cm" svg:x="18.402cm" svg:y="8.557cm">
          <text:p/>
        </draw:rect>
        <draw:rect draw:style-name="gr7" draw:text-style-name="P1" draw:layer="layout" svg:width="0.329cm" svg:height="0.254cm" svg:x="19.69cm" svg:y="8.557cm">
          <text:p/>
        </draw:rect>
        <draw:rect draw:style-name="gr2" draw:text-style-name="P1" draw:layer="layout" svg:width="0.328cm" svg:height="0.254cm" svg:x="20.013cm" svg:y="8.557cm">
          <text:p/>
        </draw:rect>
        <draw:rect draw:style-name="gr3" draw:text-style-name="P1" draw:layer="layout" svg:width="0.328cm" svg:height="0.254cm" svg:x="20.336cm" svg:y="8.557cm">
          <text:p/>
        </draw:rect>
        <draw:rect draw:style-name="gr3" draw:text-style-name="P1" draw:layer="layout" svg:width="0.328cm" svg:height="0.254cm" svg:x="17.771cm" svg:y="8.557cm">
          <text:p/>
        </draw:rect>
        <draw:rect draw:style-name="gr6" draw:text-style-name="P1" draw:layer="layout" svg:width="0.328cm" svg:height="0.254cm" svg:x="18.094cm" svg:y="8.557cm">
          <text:p/>
        </draw:rect>
        <draw:rect draw:style-name="gr3" draw:text-style-name="P1" draw:layer="layout" svg:width="0.328cm" svg:height="0.254cm" svg:x="17.104cm" svg:y="8.557cm">
          <text:p/>
        </draw:rect>
        <draw:rect draw:style-name="gr5" draw:text-style-name="P1" draw:layer="layout" svg:width="0.328cm" svg:height="0.254cm" svg:x="17.427cm" svg:y="8.557cm">
          <text:p/>
        </draw:rect>
        <draw:rect draw:style-name="gr2" draw:text-style-name="P1" draw:layer="layout" svg:width="0.327cm" svg:height="0.254cm" svg:x="18.402cm" svg:y="8.807cm">
          <text:p/>
        </draw:rect>
        <draw:rect draw:style-name="gr4" draw:text-style-name="P1" draw:layer="layout" svg:width="0.329cm" svg:height="0.254cm" svg:x="19.68cm" svg:y="8.807cm">
          <text:p/>
        </draw:rect>
        <draw:rect draw:style-name="gr3" draw:text-style-name="P1" draw:layer="layout" svg:width="0.328cm" svg:height="0.254cm" svg:x="20.013cm" svg:y="8.807cm">
          <text:p/>
        </draw:rect>
        <draw:rect draw:style-name="gr3" draw:text-style-name="P1" draw:layer="layout" svg:width="0.328cm" svg:height="0.254cm" svg:x="20.336cm" svg:y="8.807cm">
          <text:p/>
        </draw:rect>
        <draw:rect draw:style-name="gr2" draw:text-style-name="P1" draw:layer="layout" svg:width="0.328cm" svg:height="0.254cm" svg:x="17.771cm" svg:y="8.807cm">
          <text:p/>
        </draw:rect>
        <draw:rect draw:style-name="gr6" draw:text-style-name="P1" draw:layer="layout" svg:width="0.328cm" svg:height="0.254cm" svg:x="18.094cm" svg:y="8.807cm">
          <text:p/>
        </draw:rect>
        <draw:rect draw:style-name="gr3" draw:text-style-name="P1" draw:layer="layout" svg:width="0.328cm" svg:height="0.254cm" svg:x="17.104cm" svg:y="8.807cm">
          <text:p/>
        </draw:rect>
        <draw:rect draw:style-name="gr2" draw:text-style-name="P1" draw:layer="layout" svg:width="0.328cm" svg:height="0.254cm" svg:x="17.427cm" svg:y="8.807cm">
          <text:p/>
        </draw:rect>
        <draw:rect draw:style-name="gr2" draw:text-style-name="P1" draw:layer="layout" svg:width="0.327cm" svg:height="0.254cm" svg:x="18.402cm" svg:y="9.057cm">
          <text:p/>
        </draw:rect>
        <draw:rect draw:style-name="gr2" draw:text-style-name="P1" draw:layer="layout" svg:width="0.329cm" svg:height="0.254cm" svg:x="19.69cm" svg:y="9.057cm">
          <text:p/>
        </draw:rect>
        <draw:rect draw:style-name="gr2" draw:text-style-name="P1" draw:layer="layout" svg:width="0.328cm" svg:height="0.254cm" svg:x="20.013cm" svg:y="9.057cm">
          <text:p/>
        </draw:rect>
        <draw:rect draw:style-name="gr3" draw:text-style-name="P1" draw:layer="layout" svg:width="0.328cm" svg:height="0.254cm" svg:x="20.336cm" svg:y="9.057cm">
          <text:p/>
        </draw:rect>
        <draw:rect draw:style-name="gr3" draw:text-style-name="P1" draw:layer="layout" svg:width="0.328cm" svg:height="0.254cm" svg:x="17.771cm" svg:y="9.057cm">
          <text:p/>
        </draw:rect>
        <draw:rect draw:style-name="gr7" draw:text-style-name="P1" draw:layer="layout" svg:width="0.328cm" svg:height="0.254cm" svg:x="18.094cm" svg:y="9.057cm">
          <text:p/>
        </draw:rect>
        <draw:rect draw:style-name="gr2" draw:text-style-name="P1" draw:layer="layout" svg:width="0.328cm" svg:height="0.254cm" svg:x="17.104cm" svg:y="9.057cm">
          <text:p/>
        </draw:rect>
        <draw:rect draw:style-name="gr5" draw:text-style-name="P1" draw:layer="layout" svg:width="0.328cm" svg:height="0.254cm" svg:x="17.427cm" svg:y="9.057cm">
          <text:p/>
        </draw:rect>
        <draw:rect draw:style-name="gr3" draw:text-style-name="P1" draw:layer="layout" svg:width="0.327cm" svg:height="0.254cm" svg:x="18.402cm" svg:y="9.307cm">
          <text:p/>
        </draw:rect>
        <draw:rect draw:style-name="gr3" draw:text-style-name="P1" draw:layer="layout" svg:width="0.329cm" svg:height="0.254cm" svg:x="19.69cm" svg:y="9.307cm">
          <text:p/>
        </draw:rect>
        <draw:rect draw:style-name="gr2" draw:text-style-name="P1" draw:layer="layout" svg:width="0.328cm" svg:height="0.254cm" svg:x="20.013cm" svg:y="9.307cm">
          <text:p/>
        </draw:rect>
        <draw:rect draw:style-name="gr2" draw:text-style-name="P1" draw:layer="layout" svg:width="0.328cm" svg:height="0.254cm" svg:x="20.336cm" svg:y="9.307cm">
          <text:p/>
        </draw:rect>
        <draw:rect draw:style-name="gr2" draw:text-style-name="P1" draw:layer="layout" svg:width="0.328cm" svg:height="0.254cm" svg:x="17.771cm" svg:y="9.307cm">
          <text:p/>
        </draw:rect>
        <draw:rect draw:style-name="gr6" draw:text-style-name="P1" draw:layer="layout" svg:width="0.328cm" svg:height="0.254cm" svg:x="18.094cm" svg:y="9.307cm">
          <text:p/>
        </draw:rect>
        <draw:rect draw:style-name="gr2" draw:text-style-name="P1" draw:layer="layout" svg:width="0.328cm" svg:height="0.254cm" svg:x="17.104cm" svg:y="9.307cm">
          <text:p/>
        </draw:rect>
        <draw:rect draw:style-name="gr5" draw:text-style-name="P1" draw:layer="layout" svg:width="0.328cm" svg:height="0.254cm" svg:x="17.427cm" svg:y="9.307cm">
          <text:p/>
        </draw:rect>
        <draw:rect draw:style-name="gr2" draw:text-style-name="P1" draw:layer="layout" svg:width="0.327cm" svg:height="0.254cm" svg:x="18.402cm" svg:y="9.557cm">
          <text:p/>
        </draw:rect>
        <draw:rect draw:style-name="gr3" draw:text-style-name="P1" draw:layer="layout" svg:width="0.329cm" svg:height="0.254cm" svg:x="19.69cm" svg:y="9.557cm">
          <text:p/>
        </draw:rect>
        <draw:rect draw:style-name="gr2" draw:text-style-name="P1" draw:layer="layout" svg:width="0.328cm" svg:height="0.254cm" svg:x="20.013cm" svg:y="9.557cm">
          <text:p/>
        </draw:rect>
        <draw:rect draw:style-name="gr2" draw:text-style-name="P1" draw:layer="layout" svg:width="0.328cm" svg:height="0.254cm" svg:x="20.336cm" svg:y="9.557cm">
          <text:p/>
        </draw:rect>
        <draw:rect draw:style-name="gr2" draw:text-style-name="P1" draw:layer="layout" svg:width="0.328cm" svg:height="0.254cm" svg:x="17.771cm" svg:y="9.557cm">
          <text:p/>
        </draw:rect>
        <draw:rect draw:style-name="gr2" draw:text-style-name="P1" draw:layer="layout" svg:width="0.328cm" svg:height="0.254cm" svg:x="18.094cm" svg:y="9.557cm">
          <text:p/>
        </draw:rect>
        <draw:rect draw:style-name="gr2" draw:text-style-name="P1" draw:layer="layout" svg:width="0.328cm" svg:height="0.254cm" svg:x="17.104cm" svg:y="9.557cm">
          <text:p/>
        </draw:rect>
        <draw:rect draw:style-name="gr2" draw:text-style-name="P1" draw:layer="layout" svg:width="0.328cm" svg:height="0.254cm" svg:x="17.427cm" svg:y="9.557cm">
          <text:p/>
        </draw:rect>
        <draw:rect draw:style-name="gr2" draw:text-style-name="P1" draw:layer="layout" svg:width="0.327cm" svg:height="0.254cm" svg:x="18.402cm" svg:y="9.807cm">
          <text:p/>
        </draw:rect>
        <draw:rect draw:style-name="gr3" draw:text-style-name="P1" draw:layer="layout" svg:width="0.329cm" svg:height="0.254cm" svg:x="19.69cm" svg:y="9.807cm">
          <text:p/>
        </draw:rect>
        <draw:rect draw:style-name="gr2" draw:text-style-name="P1" draw:layer="layout" svg:width="0.328cm" svg:height="0.254cm" svg:x="20.013cm" svg:y="9.807cm">
          <text:p/>
        </draw:rect>
        <draw:rect draw:style-name="gr2" draw:text-style-name="P1" draw:layer="layout" svg:width="0.328cm" svg:height="0.254cm" svg:x="20.336cm" svg:y="9.807cm">
          <text:p/>
        </draw:rect>
        <draw:rect draw:style-name="gr6" draw:text-style-name="P1" draw:layer="layout" svg:width="0.328cm" svg:height="0.254cm" svg:x="17.771cm" svg:y="9.807cm">
          <text:p/>
        </draw:rect>
        <draw:rect draw:style-name="gr2" draw:text-style-name="P1" draw:layer="layout" svg:width="0.328cm" svg:height="0.254cm" svg:x="18.094cm" svg:y="9.807cm">
          <text:p/>
        </draw:rect>
        <draw:rect draw:style-name="gr2" draw:text-style-name="P1" draw:layer="layout" svg:width="0.328cm" svg:height="0.254cm" svg:x="17.104cm" svg:y="9.807cm">
          <text:p/>
        </draw:rect>
        <draw:rect draw:style-name="gr5" draw:text-style-name="P1" draw:layer="layout" svg:width="0.328cm" svg:height="0.254cm" svg:x="17.427cm" svg:y="9.807cm">
          <text:p/>
        </draw:rect>
        <draw:rect draw:style-name="gr3" draw:text-style-name="P1" draw:layer="layout" svg:width="0.327cm" svg:height="0.254cm" svg:x="18.402cm" svg:y="10.057cm">
          <text:p/>
        </draw:rect>
        <draw:rect draw:style-name="gr3" draw:text-style-name="P1" draw:layer="layout" svg:width="0.329cm" svg:height="0.254cm" svg:x="19.69cm" svg:y="10.057cm">
          <text:p/>
        </draw:rect>
        <draw:rect draw:style-name="gr2" draw:text-style-name="P1" draw:layer="layout" svg:width="0.328cm" svg:height="0.254cm" svg:x="20.013cm" svg:y="10.057cm">
          <text:p/>
        </draw:rect>
        <draw:rect draw:style-name="gr3" draw:text-style-name="P1" draw:layer="layout" svg:width="0.328cm" svg:height="0.254cm" svg:x="20.336cm" svg:y="10.057cm">
          <text:p/>
        </draw:rect>
        <draw:rect draw:style-name="gr6" draw:text-style-name="P1" draw:layer="layout" svg:width="0.328cm" svg:height="0.254cm" svg:x="17.771cm" svg:y="10.057cm">
          <text:p/>
        </draw:rect>
        <draw:rect draw:style-name="gr2" draw:text-style-name="P1" draw:layer="layout" svg:width="0.328cm" svg:height="0.254cm" svg:x="18.094cm" svg:y="10.057cm">
          <text:p/>
        </draw:rect>
        <draw:rect draw:style-name="gr2" draw:text-style-name="P1" draw:layer="layout" svg:width="0.328cm" svg:height="0.254cm" svg:x="17.104cm" svg:y="10.057cm">
          <text:p/>
        </draw:rect>
        <draw:rect draw:style-name="gr2" draw:text-style-name="P1" draw:layer="layout" svg:width="0.328cm" svg:height="0.254cm" svg:x="17.427cm" svg:y="10.057cm">
          <text:p/>
        </draw:rect>
        <draw:rect draw:style-name="gr6" draw:text-style-name="P1" draw:layer="layout" svg:width="0.327cm" svg:height="0.254cm" svg:x="18.402cm" svg:y="10.307cm">
          <text:p/>
        </draw:rect>
        <draw:rect draw:style-name="gr3" draw:text-style-name="P1" draw:layer="layout" svg:width="0.329cm" svg:height="0.254cm" svg:x="19.69cm" svg:y="10.307cm">
          <text:p/>
        </draw:rect>
        <draw:rect draw:style-name="gr2" draw:text-style-name="P1" draw:layer="layout" svg:width="0.328cm" svg:height="0.254cm" svg:x="20.013cm" svg:y="10.307cm">
          <text:p/>
        </draw:rect>
        <draw:rect draw:style-name="gr2" draw:text-style-name="P1" draw:layer="layout" svg:width="0.328cm" svg:height="0.254cm" svg:x="20.336cm" svg:y="10.307cm">
          <text:p/>
        </draw:rect>
        <draw:rect draw:style-name="gr6" draw:text-style-name="P1" draw:layer="layout" svg:width="0.328cm" svg:height="0.254cm" svg:x="17.771cm" svg:y="10.307cm">
          <text:p/>
        </draw:rect>
        <draw:rect draw:style-name="gr2" draw:text-style-name="P1" draw:layer="layout" svg:width="0.328cm" svg:height="0.254cm" svg:x="18.094cm" svg:y="10.307cm">
          <text:p/>
        </draw:rect>
        <draw:rect draw:style-name="gr3" draw:text-style-name="P1" draw:layer="layout" svg:width="0.328cm" svg:height="0.254cm" svg:x="17.104cm" svg:y="10.307cm">
          <text:p/>
        </draw:rect>
        <draw:rect draw:style-name="gr2" draw:text-style-name="P1" draw:layer="layout" svg:width="0.328cm" svg:height="0.254cm" svg:x="17.427cm" svg:y="10.307cm">
          <text:p/>
        </draw:rect>
        <draw:rect draw:style-name="gr3" draw:text-style-name="P1" draw:layer="layout" svg:width="0.328cm" svg:height="0.253cm" svg:x="20.336cm" svg:y="3.06cm">
          <text:p/>
        </draw:rect>
        <draw:rect draw:style-name="gr3" draw:text-style-name="P1" draw:layer="layout" svg:width="0.328cm" svg:height="0.254cm" svg:x="18.745cm" svg:y="2.556cm">
          <text:p/>
        </draw:rect>
        <draw:rect draw:style-name="gr2" draw:text-style-name="P1" draw:layer="layout" svg:width="0.329cm" svg:height="0.254cm" svg:x="19.067cm" svg:y="2.556cm">
          <text:p/>
        </draw:rect>
        <draw:rect draw:style-name="gr5" draw:text-style-name="P1" draw:layer="layout" svg:width="0.328cm" svg:height="0.254cm" svg:x="18.745cm" svg:y="2.806cm">
          <text:p/>
        </draw:rect>
        <draw:rect draw:style-name="gr3" draw:text-style-name="P1" draw:layer="layout" svg:width="0.329cm" svg:height="0.254cm" svg:x="19.067cm" svg:y="2.806cm">
          <text:p/>
        </draw:rect>
        <draw:rect draw:style-name="gr2" draw:text-style-name="P1" draw:layer="layout" svg:width="0.328cm" svg:height="0.254cm" svg:x="18.745cm" svg:y="3.056cm">
          <text:p/>
        </draw:rect>
        <draw:rect draw:style-name="gr3" draw:text-style-name="P1" draw:layer="layout" svg:width="0.329cm" svg:height="0.254cm" svg:x="19.067cm" svg:y="3.056cm">
          <text:p/>
        </draw:rect>
        <draw:rect draw:style-name="gr3" draw:text-style-name="P1" draw:layer="layout" svg:width="0.328cm" svg:height="0.254cm" svg:x="18.745cm" svg:y="3.306cm">
          <text:p/>
        </draw:rect>
        <draw:rect draw:style-name="gr3" draw:text-style-name="P1" draw:layer="layout" svg:width="0.329cm" svg:height="0.254cm" svg:x="19.067cm" svg:y="3.306cm">
          <text:p/>
        </draw:rect>
        <draw:rect draw:style-name="gr3" draw:text-style-name="P1" draw:layer="layout" svg:width="0.328cm" svg:height="0.254cm" svg:x="18.745cm" svg:y="3.556cm">
          <text:p/>
        </draw:rect>
        <draw:rect draw:style-name="gr5" draw:text-style-name="P1" draw:layer="layout" svg:width="0.329cm" svg:height="0.254cm" svg:x="19.067cm" svg:y="3.556cm">
          <text:p/>
        </draw:rect>
        <draw:rect draw:style-name="gr2" draw:text-style-name="P1" draw:layer="layout" svg:width="0.328cm" svg:height="0.254cm" svg:x="18.745cm" svg:y="3.806cm">
          <text:p/>
        </draw:rect>
        <draw:rect draw:style-name="gr3" draw:text-style-name="P1" draw:layer="layout" svg:width="0.329cm" svg:height="0.254cm" svg:x="19.067cm" svg:y="3.806cm">
          <text:p/>
        </draw:rect>
        <draw:rect draw:style-name="gr3" draw:text-style-name="P1" draw:layer="layout" svg:width="0.328cm" svg:height="0.254cm" svg:x="18.745cm" svg:y="4.056cm">
          <text:p/>
        </draw:rect>
        <draw:rect draw:style-name="gr5" draw:text-style-name="P1" draw:layer="layout" svg:width="0.329cm" svg:height="0.254cm" svg:x="19.067cm" svg:y="4.056cm">
          <text:p/>
        </draw:rect>
        <draw:rect draw:style-name="gr2" draw:text-style-name="P1" draw:layer="layout" svg:width="0.328cm" svg:height="0.254cm" svg:x="18.745cm" svg:y="4.306cm">
          <text:p/>
        </draw:rect>
        <draw:rect draw:style-name="gr6" draw:text-style-name="P1" draw:layer="layout" svg:width="0.329cm" svg:height="0.254cm" svg:x="19.067cm" svg:y="4.306cm">
          <text:p/>
        </draw:rect>
        <draw:rect draw:style-name="gr2" draw:text-style-name="P1" draw:layer="layout" svg:width="0.328cm" svg:height="0.255cm" svg:x="18.745cm" svg:y="4.555cm">
          <text:p/>
        </draw:rect>
        <draw:rect draw:style-name="gr2" draw:text-style-name="P1" draw:layer="layout" svg:width="0.329cm" svg:height="0.255cm" svg:x="19.067cm" svg:y="4.555cm">
          <text:p/>
        </draw:rect>
        <draw:rect draw:style-name="gr2" draw:text-style-name="P1" draw:layer="layout" svg:width="0.328cm" svg:height="0.255cm" svg:x="18.745cm" svg:y="4.805cm">
          <text:p/>
        </draw:rect>
        <draw:rect draw:style-name="gr6" draw:text-style-name="P1" draw:layer="layout" svg:width="0.329cm" svg:height="0.255cm" svg:x="19.067cm" svg:y="4.805cm">
          <text:p/>
        </draw:rect>
        <draw:rect draw:style-name="gr2" draw:text-style-name="P1" draw:layer="layout" svg:width="0.328cm" svg:height="0.255cm" svg:x="18.745cm" svg:y="5.055cm">
          <text:p/>
        </draw:rect>
        <draw:rect draw:style-name="gr2" draw:text-style-name="P1" draw:layer="layout" svg:width="0.329cm" svg:height="0.255cm" svg:x="19.067cm" svg:y="5.055cm">
          <text:p/>
        </draw:rect>
        <draw:rect draw:style-name="gr5" draw:text-style-name="P1" draw:layer="layout" svg:width="0.328cm" svg:height="0.255cm" svg:x="18.745cm" svg:y="5.305cm">
          <text:p/>
        </draw:rect>
        <draw:rect draw:style-name="gr3" draw:text-style-name="P1" draw:layer="layout" svg:width="0.329cm" svg:height="0.255cm" svg:x="19.067cm" svg:y="5.305cm">
          <text:p/>
        </draw:rect>
        <draw:rect draw:style-name="gr2" draw:text-style-name="P1" draw:layer="layout" svg:width="0.328cm" svg:height="0.254cm" svg:x="18.745cm" svg:y="5.555cm">
          <text:p/>
        </draw:rect>
        <draw:rect draw:style-name="gr3" draw:text-style-name="P1" draw:layer="layout" svg:width="0.329cm" svg:height="0.254cm" svg:x="19.067cm" svg:y="5.555cm">
          <text:p/>
        </draw:rect>
        <draw:rect draw:style-name="gr2" draw:text-style-name="P1" draw:layer="layout" svg:width="0.329cm" svg:height="0.254cm" svg:x="18.734cm" svg:y="5.805cm">
          <text:p/>
        </draw:rect>
        <draw:rect draw:style-name="gr2" draw:text-style-name="P1" draw:layer="layout" svg:width="0.329cm" svg:height="0.254cm" svg:x="18.734cm" svg:y="6.055cm">
          <text:p/>
        </draw:rect>
        <draw:rect draw:style-name="gr3" draw:text-style-name="P1" draw:layer="layout" svg:width="0.327cm" svg:height="0.254cm" svg:x="19.057cm" svg:y="6.055cm">
          <text:p/>
        </draw:rect>
        <draw:rect draw:style-name="gr2" draw:text-style-name="P1" draw:layer="layout" svg:width="0.329cm" svg:height="0.254cm" svg:x="18.734cm" svg:y="6.305cm">
          <text:p/>
        </draw:rect>
        <draw:rect draw:style-name="gr2" draw:text-style-name="P1" draw:layer="layout" svg:width="0.327cm" svg:height="0.254cm" svg:x="19.057cm" svg:y="6.305cm">
          <text:p/>
        </draw:rect>
        <draw:rect draw:style-name="gr5" draw:text-style-name="P1" draw:layer="layout" svg:width="0.329cm" svg:height="0.254cm" svg:x="18.734cm" svg:y="6.558cm">
          <text:p/>
        </draw:rect>
        <draw:rect draw:style-name="gr2" draw:text-style-name="P1" draw:layer="layout" svg:width="0.328cm" svg:height="0.254cm" svg:x="19.057cm" svg:y="6.558cm">
          <text:p/>
        </draw:rect>
        <draw:rect draw:style-name="gr2" draw:text-style-name="P1" draw:layer="layout" svg:width="0.329cm" svg:height="0.254cm" svg:x="18.734cm" svg:y="6.808cm">
          <text:p/>
        </draw:rect>
        <draw:rect draw:style-name="gr2" draw:text-style-name="P1" draw:layer="layout" svg:width="0.328cm" svg:height="0.254cm" svg:x="19.057cm" svg:y="6.808cm">
          <text:p/>
        </draw:rect>
        <draw:rect draw:style-name="gr2" draw:text-style-name="P1" draw:layer="layout" svg:width="0.329cm" svg:height="0.254cm" svg:x="18.734cm" svg:y="7.058cm">
          <text:p/>
        </draw:rect>
        <draw:rect draw:style-name="gr2" draw:text-style-name="P1" draw:layer="layout" svg:width="0.328cm" svg:height="0.254cm" svg:x="19.057cm" svg:y="7.058cm">
          <text:p/>
        </draw:rect>
        <draw:rect draw:style-name="gr5" draw:text-style-name="P1" draw:layer="layout" svg:width="0.329cm" svg:height="0.254cm" svg:x="18.734cm" svg:y="7.308cm">
          <text:p/>
        </draw:rect>
        <draw:rect draw:style-name="gr2" draw:text-style-name="P1" draw:layer="layout" svg:width="0.328cm" svg:height="0.254cm" svg:x="19.057cm" svg:y="7.308cm">
          <text:p/>
        </draw:rect>
        <draw:rect draw:style-name="gr2" draw:text-style-name="P1" draw:layer="layout" svg:width="0.329cm" svg:height="0.255cm" svg:x="18.734cm" svg:y="7.557cm">
          <text:p/>
        </draw:rect>
        <draw:rect draw:style-name="gr7" draw:text-style-name="P1" draw:layer="layout" svg:width="0.328cm" svg:height="0.255cm" svg:x="19.057cm" svg:y="7.557cm">
          <text:p/>
        </draw:rect>
        <draw:rect draw:style-name="gr2" draw:text-style-name="P1" draw:layer="layout" svg:width="0.329cm" svg:height="0.255cm" svg:x="19.077cm" svg:y="7.807cm">
          <text:p/>
        </draw:rect>
        <draw:rect draw:style-name="gr5" draw:text-style-name="P1" draw:layer="layout" svg:width="0.328cm" svg:height="0.255cm" svg:x="18.733cm" svg:y="7.807cm">
          <text:p/>
        </draw:rect>
        <draw:rect draw:style-name="gr6" draw:text-style-name="P1" draw:layer="layout" svg:width="0.329cm" svg:height="0.255cm" svg:x="19.077cm" svg:y="8.057cm">
          <text:p/>
        </draw:rect>
        <draw:rect draw:style-name="gr2" draw:text-style-name="P1" draw:layer="layout" svg:width="0.328cm" svg:height="0.255cm" svg:x="18.733cm" svg:y="8.057cm">
          <text:p/>
        </draw:rect>
        <draw:rect draw:style-name="gr3" draw:text-style-name="P1" draw:layer="layout" svg:width="0.329cm" svg:height="0.255cm" svg:x="19.077cm" svg:y="8.307cm">
          <text:p/>
        </draw:rect>
        <draw:rect draw:style-name="gr5" draw:text-style-name="P1" draw:layer="layout" svg:width="0.328cm" svg:height="0.255cm" svg:x="18.733cm" svg:y="8.307cm">
          <text:p/>
        </draw:rect>
        <draw:rect draw:style-name="gr3" draw:text-style-name="P1" draw:layer="layout" svg:width="0.329cm" svg:height="0.254cm" svg:x="19.077cm" svg:y="8.557cm">
          <text:p/>
        </draw:rect>
        <draw:rect draw:style-name="gr5" draw:text-style-name="P1" draw:layer="layout" svg:width="0.328cm" svg:height="0.254cm" svg:x="18.733cm" svg:y="8.557cm">
          <text:p/>
        </draw:rect>
        <draw:rect draw:style-name="gr2" draw:text-style-name="P1" draw:layer="layout" svg:width="0.329cm" svg:height="0.254cm" svg:x="19.077cm" svg:y="8.807cm">
          <text:p/>
        </draw:rect>
        <draw:rect draw:style-name="gr2" draw:text-style-name="P1" draw:layer="layout" svg:width="0.328cm" svg:height="0.254cm" svg:x="18.733cm" svg:y="8.807cm">
          <text:p/>
        </draw:rect>
        <draw:rect draw:style-name="gr3" draw:text-style-name="P1" draw:layer="layout" svg:width="0.329cm" svg:height="0.254cm" svg:x="19.077cm" svg:y="9.057cm">
          <text:p/>
        </draw:rect>
        <draw:rect draw:style-name="gr5" draw:text-style-name="P1" draw:layer="layout" svg:width="0.328cm" svg:height="0.254cm" svg:x="18.733cm" svg:y="9.057cm">
          <text:p/>
        </draw:rect>
        <draw:rect draw:style-name="gr2" draw:text-style-name="P1" draw:layer="layout" svg:width="0.329cm" svg:height="0.254cm" svg:x="19.077cm" svg:y="9.307cm">
          <text:p/>
        </draw:rect>
        <draw:rect draw:style-name="gr5" draw:text-style-name="P1" draw:layer="layout" svg:width="0.328cm" svg:height="0.254cm" svg:x="18.733cm" svg:y="9.307cm">
          <text:p/>
        </draw:rect>
        <draw:rect draw:style-name="gr2" draw:text-style-name="P1" draw:layer="layout" svg:width="0.329cm" svg:height="0.254cm" svg:x="19.077cm" svg:y="9.557cm">
          <text:p/>
        </draw:rect>
        <draw:rect draw:style-name="gr2" draw:text-style-name="P1" draw:layer="layout" svg:width="0.328cm" svg:height="0.254cm" svg:x="18.733cm" svg:y="9.557cm">
          <text:p/>
        </draw:rect>
        <draw:rect draw:style-name="gr6" draw:text-style-name="P1" draw:layer="layout" svg:width="0.329cm" svg:height="0.254cm" svg:x="19.077cm" svg:y="9.807cm">
          <text:p/>
        </draw:rect>
        <draw:rect draw:style-name="gr5" draw:text-style-name="P1" draw:layer="layout" svg:width="0.328cm" svg:height="0.254cm" svg:x="18.733cm" svg:y="9.807cm">
          <text:p/>
        </draw:rect>
        <draw:rect draw:style-name="gr6" draw:text-style-name="P1" draw:layer="layout" svg:width="0.329cm" svg:height="0.254cm" svg:x="19.077cm" svg:y="10.057cm">
          <text:p/>
        </draw:rect>
        <draw:rect draw:style-name="gr2" draw:text-style-name="P1" draw:layer="layout" svg:width="0.328cm" svg:height="0.254cm" svg:x="18.733cm" svg:y="10.057cm">
          <text:p/>
        </draw:rect>
        <draw:rect draw:style-name="gr6" draw:text-style-name="P1" draw:layer="layout" svg:width="0.329cm" svg:height="0.254cm" svg:x="19.077cm" svg:y="10.307cm">
          <text:p/>
        </draw:rect>
        <draw:rect draw:style-name="gr2" draw:text-style-name="P1" draw:layer="layout" svg:width="0.328cm" svg:height="0.254cm" svg:x="18.733cm" svg:y="10.307cm">
          <text:p/>
        </draw:rect>
        <draw:rect draw:style-name="gr2" draw:text-style-name="P1" draw:layer="layout" svg:width="0.328cm" svg:height="0.254cm" svg:x="19.396cm" svg:y="2.556cm">
          <text:p/>
        </draw:rect>
        <draw:rect draw:style-name="gr2" draw:text-style-name="P1" draw:layer="layout" svg:width="0.328cm" svg:height="0.254cm" svg:x="19.396cm" svg:y="2.806cm">
          <text:p/>
        </draw:rect>
        <draw:rect draw:style-name="gr2" draw:text-style-name="P1" draw:layer="layout" svg:width="0.328cm" svg:height="0.254cm" svg:x="19.396cm" svg:y="3.056cm">
          <text:p/>
        </draw:rect>
        <draw:rect draw:style-name="gr6" draw:text-style-name="P1" draw:layer="layout" svg:width="0.328cm" svg:height="0.254cm" svg:x="19.396cm" svg:y="3.306cm">
          <text:p/>
        </draw:rect>
        <draw:rect draw:style-name="gr2" draw:text-style-name="P1" draw:layer="layout" svg:width="0.328cm" svg:height="0.254cm" svg:x="19.396cm" svg:y="3.556cm">
          <text:p/>
        </draw:rect>
        <draw:rect draw:style-name="gr6" draw:text-style-name="P1" draw:layer="layout" svg:width="0.328cm" svg:height="0.254cm" svg:x="19.396cm" svg:y="3.806cm">
          <text:p/>
        </draw:rect>
        <draw:rect draw:style-name="gr2" draw:text-style-name="P1" draw:layer="layout" svg:width="0.328cm" svg:height="0.254cm" svg:x="19.396cm" svg:y="4.056cm">
          <text:p/>
        </draw:rect>
        <draw:rect draw:style-name="gr3" draw:text-style-name="P1" draw:layer="layout" svg:width="0.328cm" svg:height="0.254cm" svg:x="19.396cm" svg:y="4.306cm">
          <text:p/>
        </draw:rect>
        <draw:rect draw:style-name="gr2" draw:text-style-name="P1" draw:layer="layout" svg:width="0.328cm" svg:height="0.255cm" svg:x="19.396cm" svg:y="4.555cm">
          <text:p/>
        </draw:rect>
        <draw:rect draw:style-name="gr3" draw:text-style-name="P1" draw:layer="layout" svg:width="0.328cm" svg:height="0.255cm" svg:x="19.396cm" svg:y="4.805cm">
          <text:p/>
        </draw:rect>
        <draw:rect draw:style-name="gr2" draw:text-style-name="P1" draw:layer="layout" svg:width="0.328cm" svg:height="0.255cm" svg:x="19.396cm" svg:y="5.055cm">
          <text:p/>
        </draw:rect>
        <draw:rect draw:style-name="gr2" draw:text-style-name="P1" draw:layer="layout" svg:width="0.328cm" svg:height="0.255cm" svg:x="19.396cm" svg:y="5.305cm">
          <text:p/>
        </draw:rect>
        <draw:rect draw:style-name="gr2" draw:text-style-name="P1" draw:layer="layout" svg:width="0.328cm" svg:height="0.254cm" svg:x="19.396cm" svg:y="5.555cm">
          <text:p/>
        </draw:rect>
        <draw:rect draw:style-name="gr6" draw:text-style-name="P1" draw:layer="layout" svg:width="0.328cm" svg:height="0.254cm" svg:x="19.374cm" svg:y="5.805cm">
          <text:p/>
        </draw:rect>
        <draw:rect draw:style-name="gr2" draw:text-style-name="P1" draw:layer="layout" svg:width="0.328cm" svg:height="0.254cm" svg:x="19.374cm" svg:y="6.055cm">
          <text:p/>
        </draw:rect>
        <draw:rect draw:style-name="gr6" draw:text-style-name="P1" draw:layer="layout" svg:width="0.328cm" svg:height="0.254cm" svg:x="19.374cm" svg:y="6.305cm">
          <text:p/>
        </draw:rect>
        <draw:rect draw:style-name="gr2" draw:text-style-name="P1" draw:layer="layout" svg:width="0.328cm" svg:height="0.254cm" svg:x="19.374cm" svg:y="6.558cm">
          <text:p/>
        </draw:rect>
        <draw:rect draw:style-name="gr3" draw:text-style-name="P1" draw:layer="layout" svg:width="0.328cm" svg:height="0.254cm" svg:x="19.374cm" svg:y="6.808cm">
          <text:p/>
        </draw:rect>
        <draw:rect draw:style-name="gr2" draw:text-style-name="P1" draw:layer="layout" svg:width="0.328cm" svg:height="0.254cm" svg:x="19.374cm" svg:y="7.058cm">
          <text:p/>
        </draw:rect>
        <draw:rect draw:style-name="gr6" draw:text-style-name="P1" draw:layer="layout" svg:width="0.328cm" svg:height="0.254cm" svg:x="19.374cm" svg:y="7.308cm">
          <text:p/>
        </draw:rect>
        <draw:rect draw:style-name="gr2" draw:text-style-name="P1" draw:layer="layout" svg:width="0.328cm" svg:height="0.255cm" svg:x="19.374cm" svg:y="7.557cm">
          <text:p/>
        </draw:rect>
        <draw:rect draw:style-name="gr2" draw:text-style-name="P1" draw:layer="layout" svg:width="0.327cm" svg:height="0.255cm" svg:x="19.407cm" svg:y="7.807cm">
          <text:p/>
        </draw:rect>
        <draw:rect draw:style-name="gr2" draw:text-style-name="P1" draw:layer="layout" svg:width="0.327cm" svg:height="0.255cm" svg:x="19.407cm" svg:y="8.057cm">
          <text:p/>
        </draw:rect>
        <draw:rect draw:style-name="gr2" draw:text-style-name="P1" draw:layer="layout" svg:width="0.327cm" svg:height="0.255cm" svg:x="19.407cm" svg:y="8.307cm">
          <text:p/>
        </draw:rect>
        <draw:rect draw:style-name="gr6" draw:text-style-name="P1" draw:layer="layout" svg:width="0.327cm" svg:height="0.254cm" svg:x="19.407cm" svg:y="8.557cm">
          <text:p/>
        </draw:rect>
        <draw:rect draw:style-name="gr6" draw:text-style-name="P1" draw:layer="layout" svg:width="0.327cm" svg:height="0.254cm" svg:x="19.407cm" svg:y="8.807cm">
          <text:p/>
        </draw:rect>
        <draw:rect draw:style-name="gr7" draw:text-style-name="P1" draw:layer="layout" svg:width="0.327cm" svg:height="0.254cm" svg:x="19.407cm" svg:y="9.057cm">
          <text:p/>
        </draw:rect>
        <draw:rect draw:style-name="gr6" draw:text-style-name="P1" draw:layer="layout" svg:width="0.327cm" svg:height="0.254cm" svg:x="19.407cm" svg:y="9.307cm">
          <text:p/>
        </draw:rect>
        <draw:rect draw:style-name="gr2" draw:text-style-name="P1" draw:layer="layout" svg:width="0.327cm" svg:height="0.254cm" svg:x="19.407cm" svg:y="9.557cm">
          <text:p/>
        </draw:rect>
        <draw:rect draw:style-name="gr2" draw:text-style-name="P1" draw:layer="layout" svg:width="0.327cm" svg:height="0.254cm" svg:x="19.407cm" svg:y="9.807cm">
          <text:p/>
        </draw:rect>
        <draw:rect draw:style-name="gr2" draw:text-style-name="P1" draw:layer="layout" svg:width="0.327cm" svg:height="0.254cm" svg:x="19.407cm" svg:y="10.057cm">
          <text:p/>
        </draw:rect>
        <draw:rect draw:style-name="gr2" draw:text-style-name="P1" draw:layer="layout" svg:width="0.327cm" svg:height="0.254cm" svg:x="19.407cm" svg:y="10.307cm">
          <text:p/>
        </draw:rect>
        <draw:frame draw:style-name="gr8" draw:text-style-name="P2" draw:layer="layout" svg:width="4.799cm" svg:height="0.962cm" svg:x="16.28cm" svg:y="1.217cm">
          <draw:text-box>
            <text:p><text:span text:style-name="T1">Case Samples</text:span></text:p>
          </draw:text-box>
        </draw:frame>
        <draw:frame draw:style-name="gr9" draw:text-style-name="P4" draw:layer="layout" svg:width="5.036cm" svg:height="0.886cm" draw:transform="rotate (1.5707963267949) translate (2.169cm 8.841cm)">
          <draw:text-box>
            <text:p text:style-name="P3"><text:span text:style-name="T2">Gene expression</text:span></text:p>
          </draw:text-box>
        </draw:frame>
        <draw:frame draw:style-name="gr10" draw:text-style-name="P6" draw:layer="layout" svg:width="4.439cm" svg:height="0.806cm" svg:x="9.605cm" svg:y="18.298cm">
          <draw:text-box>
            <text:p text:style-name="P5"><text:span text:style-name="T3">Transition Matrix</text:span></text:p>
          </draw:text-box>
        </draw:frame>
        <draw:frame draw:style-name="gr8" draw:text-style-name="P2" draw:layer="layout" svg:width="5.442cm" svg:height="0.962cm" svg:x="2.496cm" svg:y="12.768cm">
          <draw:text-box>
            <text:p><text:span text:style-name="T1">Control Network</text:span></text:p>
          </draw:text-box>
        </draw:frame>
        <draw:frame draw:style-name="gr8" draw:text-style-name="P2" draw:layer="layout" svg:width="5.044cm" svg:height="0.962cm" svg:x="16.118cm" svg:y="13.089cm">
          <draw:text-box>
            <text:p><text:span text:style-name="T1">Cases Network</text:span></text:p>
          </draw:text-box>
        </draw:frame>
        <draw:frame draw:style-name="gr8" draw:text-style-name="P2" draw:layer="layout" svg:width="5.548cm" svg:height="0.962cm" svg:x="2.558cm" svg:y="1.199cm">
          <draw:text-box>
            <text:p><text:span text:style-name="T1">Control Samples</text:span></text:p>
          </draw:text-box>
        </draw:frame>
        <draw:ellipse draw:style-name="gr11" draw:text-style-name="P1" draw:layer="layout" svg:width="10.915cm" svg:height="6.309cm" svg:x="6.325cm" svg:y="13.453cm" draw:kind="arc" draw:start-angle="211.23" draw:end-angle="332.89">
          <text:p/>
        </draw:ellipse>
        <draw:line draw:style-name="gr12" draw:text-style-name="P1" draw:layer="layout" svg:x1="5.088cm" svg:y1="10.868cm" svg:x2="5.088cm" svg:y2="12.768cm">
          <text:p/>
        </draw:line>
        <draw:line draw:style-name="gr12" draw:text-style-name="P1" draw:layer="layout" svg:x1="18.806cm" svg:y1="10.815cm" svg:x2="18.806cm" svg:y2="12.715cm">
          <text:p/>
        </draw:line>
        <draw:frame draw:style-name="gr9" draw:text-style-name="P4" draw:layer="layout" svg:width="5.036cm" svg:height="0.886cm" draw:transform="rotate (1.5707963267949) translate (15.784cm 8.841cm)">
          <draw:text-box>
            <text:p text:style-name="P3"><text:span text:style-name="T2">Gene expression</text:span></text:p>
          </draw:text-box>
        </draw:frame>
        <draw:frame draw:style-name="gr13" draw:text-style-name="P7" draw:layer="layout" svg:width="5.454cm" svg:height="1.505cm" svg:x="9.314cm" svg:y="4.56cm">
          <draw:text-box>
            <text:p text:style-name="P7"><text:span text:style-name="T4">BERE-TM</text:span></text:p>
          </draw:text-box>
        </draw:frame>
        <draw:frame draw:style-name="gr14" draw:text-style-name="P1" draw:layer="layout" svg:width="4.318cm" svg:height="3.503cm" svg:x="9.618cm" svg:y="6.065cm">
          <draw:image xlink:href="Pictures/10000201000000F9000000CA238FE13D.png" xlink:type="simple" xlink:show="embed" xlink:actuate="onLoad">
            <text:p/>
          </draw:image>
        </draw:fram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4:52:02.168374632</meta:creation-date>
    <dc:date>2016-01-26T15:38:16.794008513</dc:date>
    <meta:editing-duration>PT19M44S</meta:editing-duration>
    <meta:editing-cycles>5</meta:editing-cycles>
    <meta:generator>LibreOffice/4.2.8.2$Linux_X86_64 LibreOffice_project/420m0$Build-2</meta:generator>
    <meta:document-statistic meta:object-count="863"/>
  </office:meta>
</office:document-meta>
</file>